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125" calcext:value-type="float">
            <text:p>145189481812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140" calcext:value-type="float">
            <text:p>145189481814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225" calcext:value-type="float">
            <text:p>145189481822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1593137254902" calcext:value-type="float">
            <text:p>6,1593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241" calcext:value-type="float">
            <text:p>1451894818241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3492366412214" calcext:value-type="float">
            <text:p>7,8349236641</text:p>
          </table:table-cell>
          <table:table-cell/>
          <table:table-cell office:value-type="float" office:value="4324" calcext:value-type="float">
            <text:p>4324</text:p>
          </table:table-cell>
          <table:table-cell table:formula="of:=SUMIF([.C1:.C3293];[.G4];[.E1:.E3293])" office:value-type="float" office:value="671.188518163038" calcext:value-type="float">
            <text:p>671,188518163</text:p>
          </table:table-cell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325" calcext:value-type="float">
            <text:p>145189481832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/>
          <table:table-cell office:value-type="float" office:value="4208" calcext:value-type="float">
            <text:p>4208</text:p>
          </table:table-cell>
          <table:table-cell table:formula="of:=SUMIF([.C3:.C3293];[.G5];[.E4:.E3293])" office:value-type="float" office:value="3271.14612817442" calcext:value-type="float">
            <text:p>3271,1461281744</text:p>
          </table:table-cell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372" calcext:value-type="float">
            <text:p>14518948183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/>
          <table:table-cell office:value-type="float" office:value="4656" calcext:value-type="float">
            <text:p>4656</text:p>
          </table:table-cell>
          <table:table-cell table:formula="of:=SUMIF([.C4:.C3293];[.G6];[.E5:.E3293])" office:value-type="float" office:value="278.830542096349" calcext:value-type="float">
            <text:p>278,8305420964</text:p>
          </table:table-cell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394" calcext:value-type="float">
            <text:p>1451894818394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52570093457944" calcext:value-type="float">
            <text:p>6,5257009346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SUMIF([.C5:.C3293];[.G7];[.E6:.E3293])" office:value-type="float" office:value="278.70060485723" calcext:value-type="float">
            <text:p>278,7006048572</text:p>
          </table:table-cell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472" calcext:value-type="float">
            <text:p>14518948184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/>
          <table:table-cell office:value-type="float" office:value="7944" calcext:value-type="float">
            <text:p>7944</text:p>
          </table:table-cell>
          <table:table-cell table:formula="of:=SUMIF([.C6:.C3293];[.G8];[.E7:.E3293])" office:value-type="float" office:value="18917.6696302649" calcext:value-type="float">
            <text:p>18917,6696302649</text:p>
          </table:table-cell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494" calcext:value-type="float">
            <text:p>1451894818494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/>
          <table:table-cell office:value-type="float" office:value="5676" calcext:value-type="float">
            <text:p>5676</text:p>
          </table:table-cell>
          <table:table-cell table:formula="of:=SUMIF([.C7:.C3600];[.G9];[.E8:.E3600])" office:value-type="float" office:value="191.650436052014" calcext:value-type="float">
            <text:p>191,650436052</text:p>
          </table:table-cell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573" calcext:value-type="float">
            <text:p>1451894818573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594" calcext:value-type="float">
            <text:p>1451894818594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672" calcext:value-type="float">
            <text:p>14518948186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18522727272727" calcext:value-type="float">
            <text:p>8,1852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695" calcext:value-type="float">
            <text:p>145189481869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773" calcext:value-type="float">
            <text:p>1451894818773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25" calcext:value-type="float">
            <text:p>6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795" calcext:value-type="float">
            <text:p>145189481879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874" calcext:value-type="float">
            <text:p>1451894818874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895" calcext:value-type="float">
            <text:p>145189481889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8977" calcext:value-type="float">
            <text:p>145189481897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010" calcext:value-type="float">
            <text:p>14518948190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060" calcext:value-type="float">
            <text:p>14518948190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108" calcext:value-type="float">
            <text:p>14518948191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160" calcext:value-type="float">
            <text:p>14518948191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210" calcext:value-type="float">
            <text:p>14518948192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256" calcext:value-type="float">
            <text:p>145189481925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316" calcext:value-type="float">
            <text:p>145189481931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76720183486239" calcext:value-type="float">
            <text:p>6,767201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372" calcext:value-type="float">
            <text:p>14518948193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399" calcext:value-type="float">
            <text:p>145189481939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76720183486239" calcext:value-type="float">
            <text:p>6,767201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450" calcext:value-type="float">
            <text:p>145189481945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509" calcext:value-type="float">
            <text:p>14518948195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558" calcext:value-type="float">
            <text:p>145189481955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610" calcext:value-type="float">
            <text:p>14518948196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657" calcext:value-type="float">
            <text:p>145189481965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717" calcext:value-type="float">
            <text:p>145189481971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767" calcext:value-type="float">
            <text:p>145189481976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817" calcext:value-type="float">
            <text:p>145189481981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867" calcext:value-type="float">
            <text:p>145189481986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917" calcext:value-type="float">
            <text:p>145189481991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19967" calcext:value-type="float">
            <text:p>145189481996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0224358974359" calcext:value-type="float">
            <text:p>7,022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017" calcext:value-type="float">
            <text:p>145189482001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067" calcext:value-type="float">
            <text:p>145189482006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117" calcext:value-type="float">
            <text:p>145189482011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167" calcext:value-type="float">
            <text:p>145189482016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217" calcext:value-type="float">
            <text:p>145189482021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267" calcext:value-type="float">
            <text:p>145189482026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317" calcext:value-type="float">
            <text:p>145189482031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11776859504132" calcext:value-type="float">
            <text:p>6,117768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367" calcext:value-type="float">
            <text:p>145189482036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418" calcext:value-type="float">
            <text:p>145189482041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468" calcext:value-type="float">
            <text:p>145189482046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518" calcext:value-type="float">
            <text:p>145189482051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568" calcext:value-type="float">
            <text:p>145189482056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608" calcext:value-type="float">
            <text:p>14518948206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658" calcext:value-type="float">
            <text:p>145189482065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708" calcext:value-type="float">
            <text:p>14518948207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758" calcext:value-type="float">
            <text:p>145189482075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10891089108911" calcext:value-type="float">
            <text:p>8,1089108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808" calcext:value-type="float">
            <text:p>14518948208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858" calcext:value-type="float">
            <text:p>145189482085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46280991735537" calcext:value-type="float">
            <text:p>7,4628099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908" calcext:value-type="float">
            <text:p>14518948209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0958" calcext:value-type="float">
            <text:p>145189482095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008" calcext:value-type="float">
            <text:p>14518948210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058" calcext:value-type="float">
            <text:p>145189482105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109" calcext:value-type="float">
            <text:p>14518948211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65" calcext:value-type="float">
            <text:p>6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159" calcext:value-type="float">
            <text:p>14518948211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209" calcext:value-type="float">
            <text:p>14518948212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259" calcext:value-type="float">
            <text:p>14518948212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309" calcext:value-type="float">
            <text:p>14518948213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359" calcext:value-type="float">
            <text:p>14518948213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409" calcext:value-type="float">
            <text:p>14518948214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459" calcext:value-type="float">
            <text:p>14518948214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509" calcext:value-type="float">
            <text:p>14518948215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559" calcext:value-type="float">
            <text:p>14518948215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609" calcext:value-type="float">
            <text:p>14518948216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12844036697248" calcext:value-type="float">
            <text:p>7,12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659" calcext:value-type="float">
            <text:p>14518948216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709" calcext:value-type="float">
            <text:p>14518948217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759" calcext:value-type="float">
            <text:p>14518948217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809" calcext:value-type="float">
            <text:p>14518948218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859" calcext:value-type="float">
            <text:p>14518948218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19852941176471" calcext:value-type="float">
            <text:p>6,1985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909" calcext:value-type="float">
            <text:p>14518948219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8.71128318584071" calcext:value-type="float">
            <text:p>8,7112831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1959" calcext:value-type="float">
            <text:p>14518948219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20588235294118" calcext:value-type="float">
            <text:p>7,205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009" calcext:value-type="float">
            <text:p>14518948220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059" calcext:value-type="float">
            <text:p>14518948220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5872641509434" calcext:value-type="float">
            <text:p>6,587264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109" calcext:value-type="float">
            <text:p>14518948221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50116822429907" calcext:value-type="float">
            <text:p>6,501168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159" calcext:value-type="float">
            <text:p>14518948221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209" calcext:value-type="float">
            <text:p>14518948222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259" calcext:value-type="float">
            <text:p>14518948222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6.237" calcext:value-type="float">
            <text:p>6,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309" calcext:value-type="float">
            <text:p>14518948223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359" calcext:value-type="float">
            <text:p>14518948223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15540540540541" calcext:value-type="float">
            <text:p>5,155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409" calcext:value-type="float">
            <text:p>145189482240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15540540540541" calcext:value-type="float">
            <text:p>5,155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459" calcext:value-type="float">
            <text:p>145189482245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37369109947644" calcext:value-type="float">
            <text:p>5,3736910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510" calcext:value-type="float">
            <text:p>14518948225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37369109947644" calcext:value-type="float">
            <text:p>5,3736910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560" calcext:value-type="float">
            <text:p>14518948225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4.88108108108108" calcext:value-type="float">
            <text:p>4,8810810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610" calcext:value-type="float">
            <text:p>14518948226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4.88108108108108" calcext:value-type="float">
            <text:p>4,8810810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660" calcext:value-type="float">
            <text:p>14518948226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23603723404255" calcext:value-type="float">
            <text:p>5,23603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710" calcext:value-type="float">
            <text:p>14518948227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23603723404255" calcext:value-type="float">
            <text:p>5,23603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760" calcext:value-type="float">
            <text:p>14518948227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4.98611111111111" calcext:value-type="float">
            <text:p>4,986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810" calcext:value-type="float">
            <text:p>14518948228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22613636363636" calcext:value-type="float">
            <text:p>5,226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860" calcext:value-type="float">
            <text:p>14518948228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5.22613636363636" calcext:value-type="float">
            <text:p>5,226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910" calcext:value-type="float">
            <text:p>14518948229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3.36184210526316" calcext:value-type="float">
            <text:p>3,361842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2960" calcext:value-type="float">
            <text:p>14518948229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3.36184210526316" calcext:value-type="float">
            <text:p>3,361842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010" calcext:value-type="float">
            <text:p>14518948230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.21105527638191" calcext:value-type="float">
            <text:p>0,2110552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060" calcext:value-type="float">
            <text:p>14518948230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.21105527638191" calcext:value-type="float">
            <text:p>0,2110552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110" calcext:value-type="float">
            <text:p>145189482311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160" calcext:value-type="float">
            <text:p>14518948231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207" calcext:value-type="float">
            <text:p>145189482320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269" calcext:value-type="float">
            <text:p>145189482326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306" calcext:value-type="float">
            <text:p>145189482330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372" calcext:value-type="float">
            <text:p>14518948233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406" calcext:value-type="float">
            <text:p>145189482340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469" calcext:value-type="float">
            <text:p>145189482346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496" calcext:value-type="float">
            <text:p>145189482349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560" calcext:value-type="float">
            <text:p>145189482356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632" calcext:value-type="float">
            <text:p>145189482363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647" calcext:value-type="float">
            <text:p>145189482364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725" calcext:value-type="float">
            <text:p>145189482372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758" calcext:value-type="float">
            <text:p>145189482375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802" calcext:value-type="float">
            <text:p>145189482380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848" calcext:value-type="float">
            <text:p>145189482384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908" calcext:value-type="float">
            <text:p>14518948239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971" calcext:value-type="float">
            <text:p>1451894823971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3999" calcext:value-type="float">
            <text:p>1451894823999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051" calcext:value-type="float">
            <text:p>1451894824051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100" calcext:value-type="float">
            <text:p>145189482410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148" calcext:value-type="float">
            <text:p>145189482414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196" calcext:value-type="float">
            <text:p>145189482419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266" calcext:value-type="float">
            <text:p>145189482426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322" calcext:value-type="float">
            <text:p>145189482432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350" calcext:value-type="float">
            <text:p>145189482435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400" calcext:value-type="float">
            <text:p>1451894824400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465" calcext:value-type="float">
            <text:p>145189482446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505" calcext:value-type="float">
            <text:p>1451894824505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566" calcext:value-type="float">
            <text:p>1451894824566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608" calcext:value-type="float">
            <text:p>145189482460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ae6bd1-668e-4547-91a1-38f3c618e78e</text:p>
          </table:table-cell>
          <table:table-cell office:value-type="float" office:value="1451894824657" calcext:value-type="float">
            <text:p>1451894824657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180" calcext:value-type="float">
            <text:p>14518948671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227" calcext:value-type="float">
            <text:p>14518948672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296" calcext:value-type="float">
            <text:p>145189486729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343" calcext:value-type="float">
            <text:p>14518948673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396" calcext:value-type="float">
            <text:p>145189486739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443" calcext:value-type="float">
            <text:p>14518948674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496" calcext:value-type="float">
            <text:p>145189486749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543" calcext:value-type="float">
            <text:p>14518948675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576" calcext:value-type="float">
            <text:p>145189486757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659" calcext:value-type="float">
            <text:p>145189486765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697" calcext:value-type="float">
            <text:p>14518948676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743" calcext:value-type="float">
            <text:p>14518948677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796" calcext:value-type="float">
            <text:p>145189486779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843" calcext:value-type="float">
            <text:p>14518948678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897" calcext:value-type="float">
            <text:p>14518948678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944" calcext:value-type="float">
            <text:p>14518948679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7997" calcext:value-type="float">
            <text:p>14518948679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.267857142857143" calcext:value-type="float">
            <text:p>0,26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044" calcext:value-type="float">
            <text:p>14518948680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7625698324022" calcext:value-type="float">
            <text:p>8,4762569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076" calcext:value-type="float">
            <text:p>145189486807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578125" calcext:value-type="float">
            <text:p>8,257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160" calcext:value-type="float">
            <text:p>145189486816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020979020979" calcext:value-type="float">
            <text:p>8,0402097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197" calcext:value-type="float">
            <text:p>14518948681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244" calcext:value-type="float">
            <text:p>14518948682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4655172413793" calcext:value-type="float">
            <text:p>8,1465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297" calcext:value-type="float">
            <text:p>14518948682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7313829787234" calcext:value-type="float">
            <text:p>8,73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344" calcext:value-type="float">
            <text:p>14518948683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8055555555556" calcext:value-type="float">
            <text:p>6,980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397" calcext:value-type="float">
            <text:p>14518948683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444" calcext:value-type="float">
            <text:p>14518948684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25" calcext:value-type="float">
            <text:p>6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497" calcext:value-type="float">
            <text:p>14518948684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544" calcext:value-type="float">
            <text:p>14518948685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597" calcext:value-type="float">
            <text:p>14518948685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678" calcext:value-type="float">
            <text:p>14518948686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707" calcext:value-type="float">
            <text:p>145189486870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2413366336634" calcext:value-type="float">
            <text:p>7,5241336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777" calcext:value-type="float">
            <text:p>14518948687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778" calcext:value-type="float">
            <text:p>14518948687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843" calcext:value-type="float">
            <text:p>14518948688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910" calcext:value-type="float">
            <text:p>145189486891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99711538461538" calcext:value-type="float">
            <text:p>5,997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8935" calcext:value-type="float">
            <text:p>145189486893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000" calcext:value-type="float">
            <text:p>14518948690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038" calcext:value-type="float">
            <text:p>14518948690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121" calcext:value-type="float">
            <text:p>145189486912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136" calcext:value-type="float">
            <text:p>145189486913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186" calcext:value-type="float">
            <text:p>145189486918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238" calcext:value-type="float">
            <text:p>14518948692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13877952755905" calcext:value-type="float">
            <text:p>6,1387795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337" calcext:value-type="float">
            <text:p>14518948693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369" calcext:value-type="float">
            <text:p>145189486936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91097122302158" calcext:value-type="float">
            <text:p>5,910971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401" calcext:value-type="float">
            <text:p>145189486940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436" calcext:value-type="float">
            <text:p>145189486943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501" calcext:value-type="float">
            <text:p>145189486950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533" calcext:value-type="float">
            <text:p>145189486953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582" calcext:value-type="float">
            <text:p>14518948695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635" calcext:value-type="float">
            <text:p>145189486963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680" calcext:value-type="float">
            <text:p>14518948696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741" calcext:value-type="float">
            <text:p>14518948697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789" calcext:value-type="float">
            <text:p>14518948697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1488549618321" calcext:value-type="float">
            <text:p>7,8148854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853" calcext:value-type="float">
            <text:p>145189486985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880" calcext:value-type="float">
            <text:p>14518948698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4117647058824" calcext:value-type="float">
            <text:p>7,9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936" calcext:value-type="float">
            <text:p>145189486993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69987" calcext:value-type="float">
            <text:p>14518948699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047" calcext:value-type="float">
            <text:p>145189487004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090" calcext:value-type="float">
            <text:p>14518948700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138" calcext:value-type="float">
            <text:p>14518948701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406779661017" calcext:value-type="float">
            <text:p>6,940677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200" calcext:value-type="float">
            <text:p>14518948702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238" calcext:value-type="float">
            <text:p>14518948702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287" calcext:value-type="float">
            <text:p>14518948702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352" calcext:value-type="float">
            <text:p>14518948703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379" calcext:value-type="float">
            <text:p>14518948703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429" calcext:value-type="float">
            <text:p>14518948704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481" calcext:value-type="float">
            <text:p>14518948704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44097222222222" calcext:value-type="float">
            <text:p>6,4409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529" calcext:value-type="float">
            <text:p>14518948705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588" calcext:value-type="float">
            <text:p>14518948705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649" calcext:value-type="float">
            <text:p>145189487064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5147058823529" calcext:value-type="float">
            <text:p>6,55147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686" calcext:value-type="float">
            <text:p>145189487068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754" calcext:value-type="float">
            <text:p>145189487075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790" calcext:value-type="float">
            <text:p>14518948707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840" calcext:value-type="float">
            <text:p>14518948708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890" calcext:value-type="float">
            <text:p>14518948708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938" calcext:value-type="float">
            <text:p>14518948709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0999" calcext:value-type="float">
            <text:p>14518948709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048" calcext:value-type="float">
            <text:p>145189487104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088" calcext:value-type="float">
            <text:p>14518948710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8822314049587" calcext:value-type="float">
            <text:p>7,788223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147" calcext:value-type="float">
            <text:p>145189487114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198" calcext:value-type="float">
            <text:p>145189487119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250" calcext:value-type="float">
            <text:p>145189487125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288" calcext:value-type="float">
            <text:p>14518948712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31009615384615" calcext:value-type="float">
            <text:p>6,3100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342" calcext:value-type="float">
            <text:p>14518948713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382" calcext:value-type="float">
            <text:p>14518948713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4269911504425" calcext:value-type="float">
            <text:p>7,64269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427" calcext:value-type="float">
            <text:p>14518948714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506" calcext:value-type="float">
            <text:p>145189487150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531" calcext:value-type="float">
            <text:p>14518948715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6280991735537" calcext:value-type="float">
            <text:p>7,4628099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584" calcext:value-type="float">
            <text:p>145189487158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638" calcext:value-type="float">
            <text:p>14518948716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691" calcext:value-type="float">
            <text:p>14518948716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730" calcext:value-type="float">
            <text:p>14518948717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790" calcext:value-type="float">
            <text:p>14518948717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841" calcext:value-type="float">
            <text:p>14518948718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891" calcext:value-type="float">
            <text:p>14518948718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929" calcext:value-type="float">
            <text:p>14518948719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1990" calcext:value-type="float">
            <text:p>14518948719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041" calcext:value-type="float">
            <text:p>14518948720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88" calcext:value-type="float">
            <text:p>6,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100" calcext:value-type="float">
            <text:p>14518948721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44097222222222" calcext:value-type="float">
            <text:p>6,4409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137" calcext:value-type="float">
            <text:p>14518948721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191" calcext:value-type="float">
            <text:p>14518948721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232" calcext:value-type="float">
            <text:p>14518948722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1846330275229" calcext:value-type="float">
            <text:p>7,7184633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276" calcext:value-type="float">
            <text:p>145189487227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340" calcext:value-type="float">
            <text:p>14518948723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79166666666667" calcext:value-type="float">
            <text:p>8,7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392" calcext:value-type="float">
            <text:p>14518948723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427" calcext:value-type="float">
            <text:p>14518948724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499" calcext:value-type="float">
            <text:p>14518948724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541" calcext:value-type="float">
            <text:p>14518948725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578" calcext:value-type="float">
            <text:p>14518948725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655" calcext:value-type="float">
            <text:p>145189487265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704" calcext:value-type="float">
            <text:p>145189487270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727" calcext:value-type="float">
            <text:p>14518948727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815" calcext:value-type="float">
            <text:p>145189487281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852" calcext:value-type="float">
            <text:p>14518948728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899" calcext:value-type="float">
            <text:p>14518948728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5254237288136" calcext:value-type="float">
            <text:p>7,6525423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952" calcext:value-type="float">
            <text:p>14518948729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2991" calcext:value-type="float">
            <text:p>14518948729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054" calcext:value-type="float">
            <text:p>145189487305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748820754717" calcext:value-type="float">
            <text:p>6,574882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109" calcext:value-type="float">
            <text:p>145189487310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0568181818182" calcext:value-type="float">
            <text:p>6,70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143" calcext:value-type="float">
            <text:p>14518948731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210" calcext:value-type="float">
            <text:p>145189487321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246" calcext:value-type="float">
            <text:p>145189487324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290" calcext:value-type="float">
            <text:p>14518948732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330" calcext:value-type="float">
            <text:p>14518948733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390" calcext:value-type="float">
            <text:p>14518948733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8141025641026" calcext:value-type="float">
            <text:p>7,3814102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431" calcext:value-type="float">
            <text:p>14518948734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478" calcext:value-type="float">
            <text:p>14518948734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577" calcext:value-type="float">
            <text:p>14518948735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4988038277512" calcext:value-type="float">
            <text:p>7,8498803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591" calcext:value-type="float">
            <text:p>14518948735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638" calcext:value-type="float">
            <text:p>14518948736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700" calcext:value-type="float">
            <text:p>14518948737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729" calcext:value-type="float">
            <text:p>14518948737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798" calcext:value-type="float">
            <text:p>145189487379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64527027027027" calcext:value-type="float">
            <text:p>6,6452702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853" calcext:value-type="float">
            <text:p>145189487385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882" calcext:value-type="float">
            <text:p>14518948738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928" calcext:value-type="float">
            <text:p>14518948739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3993" calcext:value-type="float">
            <text:p>145189487399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028" calcext:value-type="float">
            <text:p>14518948740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086" calcext:value-type="float">
            <text:p>145189487408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152" calcext:value-type="float">
            <text:p>14518948741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182" calcext:value-type="float">
            <text:p>14518948741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228" calcext:value-type="float">
            <text:p>14518948742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301" calcext:value-type="float">
            <text:p>145189487430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329" calcext:value-type="float">
            <text:p>14518948743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398" calcext:value-type="float">
            <text:p>145189487439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438" calcext:value-type="float">
            <text:p>14518948744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501" calcext:value-type="float">
            <text:p>145189487450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529" calcext:value-type="float">
            <text:p>14518948745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587" calcext:value-type="float">
            <text:p>14518948745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650" calcext:value-type="float">
            <text:p>145189487465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698" calcext:value-type="float">
            <text:p>145189487469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749" calcext:value-type="float">
            <text:p>145189487474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802" calcext:value-type="float">
            <text:p>145189487480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830" calcext:value-type="float">
            <text:p>14518948748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888" calcext:value-type="float">
            <text:p>14518948748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942" calcext:value-type="float">
            <text:p>14518948749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746268656716" calcext:value-type="float">
            <text:p>7,7574626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4977" calcext:value-type="float">
            <text:p>14518948749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047" calcext:value-type="float">
            <text:p>145189487504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65" calcext:value-type="float">
            <text:p>6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091" calcext:value-type="float">
            <text:p>14518948750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128" calcext:value-type="float">
            <text:p>14518948751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199" calcext:value-type="float">
            <text:p>14518948751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249" calcext:value-type="float">
            <text:p>145189487524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94551282051282" calcext:value-type="float">
            <text:p>5,94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278" calcext:value-type="float">
            <text:p>14518948752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350" calcext:value-type="float">
            <text:p>145189487535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67584745762712" calcext:value-type="float">
            <text:p>8,6758474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379" calcext:value-type="float">
            <text:p>14518948753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429" calcext:value-type="float">
            <text:p>14518948754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1290983606557" calcext:value-type="float">
            <text:p>8,4129098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477" calcext:value-type="float">
            <text:p>14518948754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540" calcext:value-type="float">
            <text:p>14518948755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9551282051282" calcext:value-type="float">
            <text:p>7,69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600" calcext:value-type="float">
            <text:p>14518948756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629" calcext:value-type="float">
            <text:p>14518948756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678" calcext:value-type="float">
            <text:p>14518948756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406779661017" calcext:value-type="float">
            <text:p>6,940677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753" calcext:value-type="float">
            <text:p>145189487575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781" calcext:value-type="float">
            <text:p>14518948757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841" calcext:value-type="float">
            <text:p>14518948758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887" calcext:value-type="float">
            <text:p>14518948758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952" calcext:value-type="float">
            <text:p>14518948759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5981" calcext:value-type="float">
            <text:p>14518948759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029" calcext:value-type="float">
            <text:p>14518948760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081" calcext:value-type="float">
            <text:p>14518948760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131" calcext:value-type="float">
            <text:p>14518948761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9551282051282" calcext:value-type="float">
            <text:p>7,69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182" calcext:value-type="float">
            <text:p>14518948761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233" calcext:value-type="float">
            <text:p>145189487623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280" calcext:value-type="float">
            <text:p>14518948762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333" calcext:value-type="float">
            <text:p>145189487633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379" calcext:value-type="float">
            <text:p>14518948763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452" calcext:value-type="float">
            <text:p>14518948764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481" calcext:value-type="float">
            <text:p>14518948764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557" calcext:value-type="float">
            <text:p>145189487655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1148648648649" calcext:value-type="float">
            <text:p>8,1114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587" calcext:value-type="float">
            <text:p>14518948765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4216101694915" calcext:value-type="float">
            <text:p>8,342161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643" calcext:value-type="float">
            <text:p>14518948766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680" calcext:value-type="float">
            <text:p>14518948766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737" calcext:value-type="float">
            <text:p>14518948767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801" calcext:value-type="float">
            <text:p>145189487680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842" calcext:value-type="float">
            <text:p>14518948768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883" calcext:value-type="float">
            <text:p>145189487688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931" calcext:value-type="float">
            <text:p>14518948769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6978" calcext:value-type="float">
            <text:p>14518948769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042" calcext:value-type="float">
            <text:p>14518948770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2765486725664" calcext:value-type="float">
            <text:p>6,5276548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080" calcext:value-type="float">
            <text:p>14518948770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6283185840708" calcext:value-type="float">
            <text:p>8,3628318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139" calcext:value-type="float">
            <text:p>145189487713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197" calcext:value-type="float">
            <text:p>14518948771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237" calcext:value-type="float">
            <text:p>14518948772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299" calcext:value-type="float">
            <text:p>14518948772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340" calcext:value-type="float">
            <text:p>14518948773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381" calcext:value-type="float">
            <text:p>14518948773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437" calcext:value-type="float">
            <text:p>14518948774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509" calcext:value-type="float">
            <text:p>145189487750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538" calcext:value-type="float">
            <text:p>14518948775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4117647058824" calcext:value-type="float">
            <text:p>7,9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587" calcext:value-type="float">
            <text:p>14518948775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662" calcext:value-type="float">
            <text:p>145189487766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688" calcext:value-type="float">
            <text:p>14518948776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745" calcext:value-type="float">
            <text:p>145189487774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790" calcext:value-type="float">
            <text:p>14518948777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842" calcext:value-type="float">
            <text:p>14518948778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880" calcext:value-type="float">
            <text:p>14518948778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932" calcext:value-type="float">
            <text:p>14518948779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7979" calcext:value-type="float">
            <text:p>14518948779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040" calcext:value-type="float">
            <text:p>14518948780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089" calcext:value-type="float">
            <text:p>14518948780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152" calcext:value-type="float">
            <text:p>14518948781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181" calcext:value-type="float">
            <text:p>14518948781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234" calcext:value-type="float">
            <text:p>145189487823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302" calcext:value-type="float">
            <text:p>145189487830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327" calcext:value-type="float">
            <text:p>14518948783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394" calcext:value-type="float">
            <text:p>14518948783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6283185840708" calcext:value-type="float">
            <text:p>8,3628318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451" calcext:value-type="float">
            <text:p>145189487845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510" calcext:value-type="float">
            <text:p>145189487851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559" calcext:value-type="float">
            <text:p>145189487855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632" calcext:value-type="float">
            <text:p>14518948786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636" calcext:value-type="float">
            <text:p>145189487863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703" calcext:value-type="float">
            <text:p>145189487870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737" calcext:value-type="float">
            <text:p>14518948787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815" calcext:value-type="float">
            <text:p>145189487881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9016393442623" calcext:value-type="float">
            <text:p>8,0901639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830" calcext:value-type="float">
            <text:p>14518948788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888" calcext:value-type="float">
            <text:p>14518948788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940" calcext:value-type="float">
            <text:p>14518948789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3333333333333" calcext:value-type="float">
            <text:p>6,8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8980" calcext:value-type="float">
            <text:p>14518948789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030" calcext:value-type="float">
            <text:p>14518948790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092" calcext:value-type="float">
            <text:p>14518948790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129" calcext:value-type="float">
            <text:p>14518948791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185" calcext:value-type="float">
            <text:p>145189487918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234" calcext:value-type="float">
            <text:p>145189487923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281" calcext:value-type="float">
            <text:p>14518948792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390625" calcext:value-type="float">
            <text:p>8,03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331" calcext:value-type="float">
            <text:p>14518948793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389" calcext:value-type="float">
            <text:p>14518948793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444" calcext:value-type="float">
            <text:p>14518948794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506" calcext:value-type="float">
            <text:p>145189487950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540" calcext:value-type="float">
            <text:p>14518948795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591" calcext:value-type="float">
            <text:p>14518948795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648" calcext:value-type="float">
            <text:p>145189487964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689" calcext:value-type="float">
            <text:p>14518948796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6859504132231" calcext:value-type="float">
            <text:p>6,768595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737" calcext:value-type="float">
            <text:p>14518948797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799" calcext:value-type="float">
            <text:p>14518948797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847" calcext:value-type="float">
            <text:p>145189487984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892" calcext:value-type="float">
            <text:p>14518948798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938" calcext:value-type="float">
            <text:p>14518948799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2765486725664" calcext:value-type="float">
            <text:p>6,5276548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79991" calcext:value-type="float">
            <text:p>14518948799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051" calcext:value-type="float">
            <text:p>145189488005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090" calcext:value-type="float">
            <text:p>14518948800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6617647058824" calcext:value-type="float">
            <text:p>7,566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138" calcext:value-type="float">
            <text:p>14518948801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197" calcext:value-type="float">
            <text:p>14518948801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8823529411765" calcext:value-type="float">
            <text:p>7,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251" calcext:value-type="float">
            <text:p>145189488025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283" calcext:value-type="float">
            <text:p>145189488028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333" calcext:value-type="float">
            <text:p>145189488033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381" calcext:value-type="float">
            <text:p>14518948803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63486842105263" calcext:value-type="float">
            <text:p>8,6348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441" calcext:value-type="float">
            <text:p>14518948804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13317757009346" calcext:value-type="float">
            <text:p>6,1331775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482" calcext:value-type="float">
            <text:p>14518948804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531" calcext:value-type="float">
            <text:p>14518948805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592" calcext:value-type="float">
            <text:p>14518948805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1885593220339" calcext:value-type="float">
            <text:p>7,318855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637" calcext:value-type="float">
            <text:p>14518948806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8012295081967" calcext:value-type="float">
            <text:p>7,3801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703" calcext:value-type="float">
            <text:p>145189488070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737" calcext:value-type="float">
            <text:p>14518948807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800" calcext:value-type="float">
            <text:p>14518948808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842" calcext:value-type="float">
            <text:p>14518948808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0185185185185" calcext:value-type="float">
            <text:p>8,1018518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891" calcext:value-type="float">
            <text:p>14518948808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938" calcext:value-type="float">
            <text:p>14518948809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9.25578034682081" calcext:value-type="float">
            <text:p>9,2557803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0996" calcext:value-type="float">
            <text:p>145189488099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5808823529412" calcext:value-type="float">
            <text:p>7,4580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038" calcext:value-type="float">
            <text:p>14518948810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6471774193548" calcext:value-type="float">
            <text:p>6,96471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099" calcext:value-type="float">
            <text:p>14518948810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1346153846154" calcext:value-type="float">
            <text:p>8,4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141" calcext:value-type="float">
            <text:p>14518948811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8823529411765" calcext:value-type="float">
            <text:p>7,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181" calcext:value-type="float">
            <text:p>14518948811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238" calcext:value-type="float">
            <text:p>14518948812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292" calcext:value-type="float">
            <text:p>14518948812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328" calcext:value-type="float">
            <text:p>14518948813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4850746268657" calcext:value-type="float">
            <text:p>7,5485074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392" calcext:value-type="float">
            <text:p>14518948813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49342105263158" calcext:value-type="float">
            <text:p>6,4934210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428" calcext:value-type="float">
            <text:p>14518948814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4903846153846" calcext:value-type="float">
            <text:p>7,2490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497" calcext:value-type="float">
            <text:p>14518948814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96794871794872" calcext:value-type="float">
            <text:p>5,96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543" calcext:value-type="float">
            <text:p>14518948815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579" calcext:value-type="float">
            <text:p>14518948815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641" calcext:value-type="float">
            <text:p>14518948816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689" calcext:value-type="float">
            <text:p>14518948816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11875" calcext:value-type="float">
            <text:p>5,1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738" calcext:value-type="float">
            <text:p>14518948817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789" calcext:value-type="float">
            <text:p>14518948817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841" calcext:value-type="float">
            <text:p>14518948818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9173228346457" calcext:value-type="float">
            <text:p>8,3917322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878" calcext:value-type="float">
            <text:p>14518948818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42537313432836" calcext:value-type="float">
            <text:p>6,4253731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955" calcext:value-type="float">
            <text:p>145189488195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1988" calcext:value-type="float">
            <text:p>14518948819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057" calcext:value-type="float">
            <text:p>145189488205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088" calcext:value-type="float">
            <text:p>14518948820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0847457627119" calcext:value-type="float">
            <text:p>8,0084745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153" calcext:value-type="float">
            <text:p>145189488215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177" calcext:value-type="float">
            <text:p>14518948821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240" calcext:value-type="float">
            <text:p>14518948822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406779661017" calcext:value-type="float">
            <text:p>6,940677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287" calcext:value-type="float">
            <text:p>14518948822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347" calcext:value-type="float">
            <text:p>145189488234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389" calcext:value-type="float">
            <text:p>14518948823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51351351351351" calcext:value-type="float">
            <text:p>8,5135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427" calcext:value-type="float">
            <text:p>14518948824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507" calcext:value-type="float">
            <text:p>145189488250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549" calcext:value-type="float">
            <text:p>145189488254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585" calcext:value-type="float">
            <text:p>145189488258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633" calcext:value-type="float">
            <text:p>145189488263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687" calcext:value-type="float">
            <text:p>14518948826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39224137931" calcext:value-type="float">
            <text:p>8,12392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747" calcext:value-type="float">
            <text:p>145189488274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800" calcext:value-type="float">
            <text:p>14518948828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829" calcext:value-type="float">
            <text:p>14518948828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891" calcext:value-type="float">
            <text:p>14518948828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940" calcext:value-type="float">
            <text:p>14518948829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2978" calcext:value-type="float">
            <text:p>14518948829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052" calcext:value-type="float">
            <text:p>14518948830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2083333333333" calcext:value-type="float">
            <text:p>6,52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081" calcext:value-type="float">
            <text:p>14518948830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141" calcext:value-type="float">
            <text:p>14518948831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190" calcext:value-type="float">
            <text:p>14518948831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2558139534884" calcext:value-type="float">
            <text:p>7,32558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252" calcext:value-type="float">
            <text:p>14518948832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1911764705882" calcext:value-type="float">
            <text:p>7,9191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278" calcext:value-type="float">
            <text:p>14518948832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341" calcext:value-type="float">
            <text:p>14518948833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379" calcext:value-type="float">
            <text:p>14518948833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441" calcext:value-type="float">
            <text:p>14518948834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494" calcext:value-type="float">
            <text:p>14518948834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532" calcext:value-type="float">
            <text:p>14518948835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594" calcext:value-type="float">
            <text:p>14518948835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642" calcext:value-type="float">
            <text:p>14518948836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1570247933884" calcext:value-type="float">
            <text:p>7,115702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678" calcext:value-type="float">
            <text:p>14518948836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743" calcext:value-type="float">
            <text:p>14518948837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788" calcext:value-type="float">
            <text:p>14518948837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843" calcext:value-type="float">
            <text:p>14518948838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891" calcext:value-type="float">
            <text:p>14518948838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938" calcext:value-type="float">
            <text:p>14518948839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3997" calcext:value-type="float">
            <text:p>14518948839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052" calcext:value-type="float">
            <text:p>14518948840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083" calcext:value-type="float">
            <text:p>145189488408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9028925619835" calcext:value-type="float">
            <text:p>6,7902892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133" calcext:value-type="float">
            <text:p>145189488413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180" calcext:value-type="float">
            <text:p>14518948841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239" calcext:value-type="float">
            <text:p>145189488423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287" calcext:value-type="float">
            <text:p>14518948842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348" calcext:value-type="float">
            <text:p>145189488434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393" calcext:value-type="float">
            <text:p>145189488439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4850746268657" calcext:value-type="float">
            <text:p>7,5485074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432" calcext:value-type="float">
            <text:p>14518948844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480" calcext:value-type="float">
            <text:p>14518948844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549" calcext:value-type="float">
            <text:p>145189488454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60699152542373" calcext:value-type="float">
            <text:p>6,606991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593" calcext:value-type="float">
            <text:p>145189488459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32386363636364" calcext:value-type="float">
            <text:p>6,323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627" calcext:value-type="float">
            <text:p>14518948846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696" calcext:value-type="float">
            <text:p>145189488469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732" calcext:value-type="float">
            <text:p>14518948847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805" calcext:value-type="float">
            <text:p>145189488480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845" calcext:value-type="float">
            <text:p>145189488484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918" calcext:value-type="float">
            <text:p>145189488491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985" calcext:value-type="float">
            <text:p>145189488498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872641509434" calcext:value-type="float">
            <text:p>6,587264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4985" calcext:value-type="float">
            <text:p>145189488498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6644736842105" calcext:value-type="float">
            <text:p>8,2664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059" calcext:value-type="float">
            <text:p>145189488505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092" calcext:value-type="float">
            <text:p>14518948850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151" calcext:value-type="float">
            <text:p>145189488515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205" calcext:value-type="float">
            <text:p>145189488520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240" calcext:value-type="float">
            <text:p>14518948852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4504310344828" calcext:value-type="float">
            <text:p>7,44504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280" calcext:value-type="float">
            <text:p>14518948852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345" calcext:value-type="float">
            <text:p>145189488534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394" calcext:value-type="float">
            <text:p>14518948853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444" calcext:value-type="float">
            <text:p>14518948854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508" calcext:value-type="float">
            <text:p>145189488550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550" calcext:value-type="float">
            <text:p>145189488555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597" calcext:value-type="float">
            <text:p>14518948855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665" calcext:value-type="float">
            <text:p>145189488566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681" calcext:value-type="float">
            <text:p>14518948856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744" calcext:value-type="float">
            <text:p>14518948857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791" calcext:value-type="float">
            <text:p>1451894885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833" calcext:value-type="float">
            <text:p>145189488583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1398514851485" calcext:value-type="float">
            <text:p>7,913985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880" calcext:value-type="float">
            <text:p>145189488588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941" calcext:value-type="float">
            <text:p>14518948859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5991" calcext:value-type="float">
            <text:p>14518948859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5859375" calcext:value-type="float">
            <text:p>6,5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040" calcext:value-type="float">
            <text:p>14518948860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082" calcext:value-type="float">
            <text:p>14518948860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144" calcext:value-type="float">
            <text:p>14518948861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194" calcext:value-type="float">
            <text:p>14518948861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234" calcext:value-type="float">
            <text:p>145189488623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294" calcext:value-type="float">
            <text:p>14518948862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327" calcext:value-type="float">
            <text:p>14518948863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390" calcext:value-type="float">
            <text:p>14518948863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428" calcext:value-type="float">
            <text:p>14518948864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505" calcext:value-type="float">
            <text:p>145189488650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538" calcext:value-type="float">
            <text:p>14518948865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599" calcext:value-type="float">
            <text:p>14518948865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661" calcext:value-type="float">
            <text:p>145189488666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1398514851485" calcext:value-type="float">
            <text:p>7,913985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683" calcext:value-type="float">
            <text:p>145189488668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46691176470588" calcext:value-type="float">
            <text:p>8,4669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743" calcext:value-type="float">
            <text:p>14518948867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777" calcext:value-type="float">
            <text:p>14518948867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843" calcext:value-type="float">
            <text:p>14518948868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888" calcext:value-type="float">
            <text:p>14518948868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938" calcext:value-type="float">
            <text:p>14518948869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6994" calcext:value-type="float">
            <text:p>14518948869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042" calcext:value-type="float">
            <text:p>14518948870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078" calcext:value-type="float">
            <text:p>14518948870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163" calcext:value-type="float">
            <text:p>145189488716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182" calcext:value-type="float">
            <text:p>14518948871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8103448275862" calcext:value-type="float">
            <text:p>7,6810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231" calcext:value-type="float">
            <text:p>14518948872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291" calcext:value-type="float">
            <text:p>14518948872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331" calcext:value-type="float">
            <text:p>14518948873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5746268656716" calcext:value-type="float">
            <text:p>7,7574626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379" calcext:value-type="float">
            <text:p>14518948873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64102564102564" calcext:value-type="float">
            <text:p>6,641025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439" calcext:value-type="float">
            <text:p>145189488743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505" calcext:value-type="float">
            <text:p>145189488750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538" calcext:value-type="float">
            <text:p>14518948875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597" calcext:value-type="float">
            <text:p>145189488759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644" calcext:value-type="float">
            <text:p>14518948876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3542713567839" calcext:value-type="float">
            <text:p>7,835427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694" calcext:value-type="float">
            <text:p>14518948876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3542713567839" calcext:value-type="float">
            <text:p>7,835427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738" calcext:value-type="float">
            <text:p>14518948877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0609756097561" calcext:value-type="float">
            <text:p>7,60609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786" calcext:value-type="float">
            <text:p>145189488778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0609756097561" calcext:value-type="float">
            <text:p>7,60609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850" calcext:value-type="float">
            <text:p>145189488785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2223618090452" calcext:value-type="float">
            <text:p>7,8222361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878" calcext:value-type="float">
            <text:p>14518948878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91737288135593" calcext:value-type="float">
            <text:p>5,917372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7948" calcext:value-type="float">
            <text:p>145189488794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91737288135593" calcext:value-type="float">
            <text:p>5,917372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003" calcext:value-type="float">
            <text:p>145189488800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0829207920792" calcext:value-type="float">
            <text:p>7,1082920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032" calcext:value-type="float">
            <text:p>14518948880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10829207920792" calcext:value-type="float">
            <text:p>7,1082920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086" calcext:value-type="float">
            <text:p>145189488808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0037128712871" calcext:value-type="float">
            <text:p>6,9003712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137" calcext:value-type="float">
            <text:p>14518948881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0037128712871" calcext:value-type="float">
            <text:p>6,9003712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199" calcext:value-type="float">
            <text:p>14518948881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4615384615385" calcext:value-type="float">
            <text:p>6,9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239" calcext:value-type="float">
            <text:p>145189488823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283" calcext:value-type="float">
            <text:p>145189488828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334" calcext:value-type="float">
            <text:p>145189488833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381" calcext:value-type="float">
            <text:p>14518948883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443" calcext:value-type="float">
            <text:p>14518948884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481" calcext:value-type="float">
            <text:p>145189488848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553" calcext:value-type="float">
            <text:p>145189488855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4368932038835" calcext:value-type="float">
            <text:p>7,5436893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587" calcext:value-type="float">
            <text:p>14518948885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672" calcext:value-type="float">
            <text:p>145189488867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672" calcext:value-type="float">
            <text:p>145189488867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736" calcext:value-type="float">
            <text:p>145189488873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753807106599" calcext:value-type="float">
            <text:p>7,2753807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799" calcext:value-type="float">
            <text:p>14518948887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91822429906542" calcext:value-type="float">
            <text:p>6,9182242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838" calcext:value-type="float">
            <text:p>14518948888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9551282051282" calcext:value-type="float">
            <text:p>7,69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904" calcext:value-type="float">
            <text:p>145189488890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932" calcext:value-type="float">
            <text:p>14518948889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8983" calcext:value-type="float">
            <text:p>145189488898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57884615384615" calcext:value-type="float">
            <text:p>7,5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030" calcext:value-type="float">
            <text:p>14518948890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81985294117647" calcext:value-type="float">
            <text:p>6,819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094" calcext:value-type="float">
            <text:p>14518948890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137" calcext:value-type="float">
            <text:p>145189488913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198" calcext:value-type="float">
            <text:p>145189488919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24448529411765" calcext:value-type="float">
            <text:p>7,24448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251" calcext:value-type="float">
            <text:p>145189488925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61764705882353" calcext:value-type="float">
            <text:p>7,61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287" calcext:value-type="float">
            <text:p>14518948892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353" calcext:value-type="float">
            <text:p>145189488935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391" calcext:value-type="float">
            <text:p>14518948893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428" calcext:value-type="float">
            <text:p>145189488942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504" calcext:value-type="float">
            <text:p>145189488950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7.00439698492462" calcext:value-type="float">
            <text:p>7,0043969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527" calcext:value-type="float">
            <text:p>14518948895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610" calcext:value-type="float">
            <text:p>145189488961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629" calcext:value-type="float">
            <text:p>14518948896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4.85760309278351" calcext:value-type="float">
            <text:p>4,857603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677" calcext:value-type="float">
            <text:p>14518948896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4.85760309278351" calcext:value-type="float">
            <text:p>4,857603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753" calcext:value-type="float">
            <text:p>145189488975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4.99682741116751" calcext:value-type="float">
            <text:p>4,9968274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779" calcext:value-type="float">
            <text:p>145189488977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4.25943396226415" calcext:value-type="float">
            <text:p>4,259433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827" calcext:value-type="float">
            <text:p>14518948898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5.075" calcext:value-type="float">
            <text:p>5,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900" calcext:value-type="float">
            <text:p>14518948899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3.72272727272727" calcext:value-type="float">
            <text:p>3,7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939" calcext:value-type="float">
            <text:p>145189488993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3.72272727272727" calcext:value-type="float">
            <text:p>3,7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89982" calcext:value-type="float">
            <text:p>145189488998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1.3125" calcext:value-type="float">
            <text:p>1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036" calcext:value-type="float">
            <text:p>1451894890036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.358974358974359" calcext:value-type="float">
            <text:p>0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091" calcext:value-type="float">
            <text:p>14518948900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.358974358974359" calcext:value-type="float">
            <text:p>0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148" calcext:value-type="float">
            <text:p>145189489014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193" calcext:value-type="float">
            <text:p>145189489019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227" calcext:value-type="float">
            <text:p>145189489022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295" calcext:value-type="float">
            <text:p>1451894890295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332" calcext:value-type="float">
            <text:p>145189489033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378" calcext:value-type="float">
            <text:p>145189489037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450" calcext:value-type="float">
            <text:p>145189489045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500" calcext:value-type="float">
            <text:p>145189489050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530" calcext:value-type="float">
            <text:p>14518948905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587" calcext:value-type="float">
            <text:p>145189489058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659" calcext:value-type="float">
            <text:p>145189489065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692" calcext:value-type="float">
            <text:p>14518948906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729" calcext:value-type="float">
            <text:p>145189489072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799" calcext:value-type="float">
            <text:p>145189489079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843" calcext:value-type="float">
            <text:p>14518948908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894" calcext:value-type="float">
            <text:p>14518948908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940" calcext:value-type="float">
            <text:p>145189489094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0990" calcext:value-type="float">
            <text:p>145189489099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038" calcext:value-type="float">
            <text:p>145189489103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098" calcext:value-type="float">
            <text:p>145189489109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144" calcext:value-type="float">
            <text:p>14518948911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177" calcext:value-type="float">
            <text:p>1451894891177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250" calcext:value-type="float">
            <text:p>145189489125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294" calcext:value-type="float">
            <text:p>145189489129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330" calcext:value-type="float">
            <text:p>1451894891330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388" calcext:value-type="float">
            <text:p>145189489138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443" calcext:value-type="float">
            <text:p>145189489144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493" calcext:value-type="float">
            <text:p>145189489149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544" calcext:value-type="float">
            <text:p>145189489154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589" calcext:value-type="float">
            <text:p>1451894891589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631" calcext:value-type="float">
            <text:p>145189489163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693" calcext:value-type="float">
            <text:p>1451894891693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741" calcext:value-type="float">
            <text:p>145189489174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792" calcext:value-type="float">
            <text:p>145189489179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7cb855-a768-4b60-9009-e651ed0778ea</text:p>
          </table:table-cell>
          <table:table-cell office:value-type="float" office:value="1451894891842" calcext:value-type="float">
            <text:p>145189489184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161" calcext:value-type="float">
            <text:p>145189496616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230" calcext:value-type="float">
            <text:p>1451894966230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277" calcext:value-type="float">
            <text:p>145189496627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311" calcext:value-type="float">
            <text:p>145189496631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376" calcext:value-type="float">
            <text:p>145189496637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430" calcext:value-type="float">
            <text:p>1451894966430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477" calcext:value-type="float">
            <text:p>145189496647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.978550295857988" calcext:value-type="float">
            <text:p>0,9785502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530" calcext:value-type="float">
            <text:p>1451894966530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8.2578125" calcext:value-type="float">
            <text:p>8,257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577" calcext:value-type="float">
            <text:p>145189496657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14583333333333" calcext:value-type="float">
            <text:p>7,145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630" calcext:value-type="float">
            <text:p>1451894966630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677" calcext:value-type="float">
            <text:p>145189496667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5.859375" calcext:value-type="float">
            <text:p>5,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731" calcext:value-type="float">
            <text:p>145189496673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762" calcext:value-type="float">
            <text:p>145189496676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847" calcext:value-type="float">
            <text:p>145189496684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41422872340426" calcext:value-type="float">
            <text:p>7,414228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915" calcext:value-type="float">
            <text:p>145189496691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79193037974684" calcext:value-type="float">
            <text:p>7,791930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915" calcext:value-type="float">
            <text:p>145189496691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8.62738853503185" calcext:value-type="float">
            <text:p>8,627388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6966" calcext:value-type="float">
            <text:p>145189496696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25" calcext:value-type="float">
            <text:p>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015" calcext:value-type="float">
            <text:p>145189496701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8.21370967741935" calcext:value-type="float">
            <text:p>8,2137096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086" calcext:value-type="float">
            <text:p>145189496708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88942307692308" calcext:value-type="float">
            <text:p>7,8894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146" calcext:value-type="float">
            <text:p>145189496714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178" calcext:value-type="float">
            <text:p>1451894967178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216" calcext:value-type="float">
            <text:p>6,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211" calcext:value-type="float">
            <text:p>145189496721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299" calcext:value-type="float">
            <text:p>1451894967299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26108870967742" calcext:value-type="float">
            <text:p>7,26108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330" calcext:value-type="float">
            <text:p>1451894967330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362" calcext:value-type="float">
            <text:p>145189496736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5.81875" calcext:value-type="float">
            <text:p>5,8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425" calcext:value-type="float">
            <text:p>145189496742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9796511627907" calcext:value-type="float">
            <text:p>6,9796511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481" calcext:value-type="float">
            <text:p>145189496748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514" calcext:value-type="float">
            <text:p>145189496751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602" calcext:value-type="float">
            <text:p>145189496760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650" calcext:value-type="float">
            <text:p>1451894967650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89182692307692" calcext:value-type="float">
            <text:p>7,89182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682" calcext:value-type="float">
            <text:p>145189496768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17744755244755" calcext:value-type="float">
            <text:p>7,1774475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747" calcext:value-type="float">
            <text:p>145189496774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768" calcext:value-type="float">
            <text:p>1451894967768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83173076923077" calcext:value-type="float">
            <text:p>6,8317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824" calcext:value-type="float">
            <text:p>145189496782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8.02185314685315" calcext:value-type="float">
            <text:p>8,0218531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912" calcext:value-type="float">
            <text:p>145189496791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25076219512195" calcext:value-type="float">
            <text:p>7,250762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7943" calcext:value-type="float">
            <text:p>145189496794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85928143712575" calcext:value-type="float">
            <text:p>7,859281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018" calcext:value-type="float">
            <text:p>1451894968018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99431818181818" calcext:value-type="float">
            <text:p>7,994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022" calcext:value-type="float">
            <text:p>145189496802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79193037974684" calcext:value-type="float">
            <text:p>7,791930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086" calcext:value-type="float">
            <text:p>145189496808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54427083333333" calcext:value-type="float">
            <text:p>6,544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111" calcext:value-type="float">
            <text:p>145189496811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184" calcext:value-type="float">
            <text:p>145189496818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232" calcext:value-type="float">
            <text:p>145189496823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08611111111111" calcext:value-type="float">
            <text:p>6,086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291" calcext:value-type="float">
            <text:p>145189496829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7.66726618705036" calcext:value-type="float">
            <text:p>7,667266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352" calcext:value-type="float">
            <text:p>145189496835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373" calcext:value-type="float">
            <text:p>145189496837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448" calcext:value-type="float">
            <text:p>1451894968448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.56" calcext:value-type="float">
            <text:p>0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461" calcext:value-type="float">
            <text:p>145189496846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.56" calcext:value-type="float">
            <text:p>0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563" calcext:value-type="float">
            <text:p>145189496856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563" calcext:value-type="float">
            <text:p>145189496856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659" calcext:value-type="float">
            <text:p>1451894968659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663" calcext:value-type="float">
            <text:p>145189496866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731" calcext:value-type="float">
            <text:p>145189496873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771" calcext:value-type="float">
            <text:p>145189496877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828" calcext:value-type="float">
            <text:p>1451894968828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861" calcext:value-type="float">
            <text:p>145189496886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946" calcext:value-type="float">
            <text:p>145189496894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8984" calcext:value-type="float">
            <text:p>145189496898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021" calcext:value-type="float">
            <text:p>145189496902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083" calcext:value-type="float">
            <text:p>145189496908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133" calcext:value-type="float">
            <text:p>145189496913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189" calcext:value-type="float">
            <text:p>1451894969189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212" calcext:value-type="float">
            <text:p>145189496921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295" calcext:value-type="float">
            <text:p>145189496929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315" calcext:value-type="float">
            <text:p>145189496931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396" calcext:value-type="float">
            <text:p>145189496939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441" calcext:value-type="float">
            <text:p>145189496944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471" calcext:value-type="float">
            <text:p>145189496947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545" calcext:value-type="float">
            <text:p>145189496954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586" calcext:value-type="float">
            <text:p>145189496958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625" calcext:value-type="float">
            <text:p>145189496962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716" calcext:value-type="float">
            <text:p>145189496971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716" calcext:value-type="float">
            <text:p>145189496971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763" calcext:value-type="float">
            <text:p>145189496976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833" calcext:value-type="float">
            <text:p>1451894969833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879" calcext:value-type="float">
            <text:p>1451894969879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914" calcext:value-type="float">
            <text:p>145189496991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69997" calcext:value-type="float">
            <text:p>145189496999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030" calcext:value-type="float">
            <text:p>1451894970030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062" calcext:value-type="float">
            <text:p>145189497006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141" calcext:value-type="float">
            <text:p>145189497014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181" calcext:value-type="float">
            <text:p>145189497018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254" calcext:value-type="float">
            <text:p>145189497025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254" calcext:value-type="float">
            <text:p>1451894970254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311" calcext:value-type="float">
            <text:p>145189497031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385" calcext:value-type="float">
            <text:p>145189497038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425" calcext:value-type="float">
            <text:p>145189497042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497" calcext:value-type="float">
            <text:p>1451894970497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525" calcext:value-type="float">
            <text:p>1451894970525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a27238-b57b-4edc-ad18-c9762477a855</text:p>
          </table:table-cell>
          <table:table-cell office:value-type="float" office:value="1451894970601" calcext:value-type="float">
            <text:p>1451894970601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182" calcext:value-type="float">
            <text:p>1451895001182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245" calcext:value-type="float">
            <text:p>145189500124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298" calcext:value-type="float">
            <text:p>145189500129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360" calcext:value-type="float">
            <text:p>145189500136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398" calcext:value-type="float">
            <text:p>145189500139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445" calcext:value-type="float">
            <text:p>145189500144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498" calcext:value-type="float">
            <text:p>145189500149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561" calcext:value-type="float">
            <text:p>145189500156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599" calcext:value-type="float">
            <text:p>145189500159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645" calcext:value-type="float">
            <text:p>145189500164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699" calcext:value-type="float">
            <text:p>145189500169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6.92922794117647" calcext:value-type="float">
            <text:p>6,929227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745" calcext:value-type="float">
            <text:p>145189500174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5.45907079646018" calcext:value-type="float">
            <text:p>5,4590707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830" calcext:value-type="float">
            <text:p>145189500183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08413461538462" calcext:value-type="float">
            <text:p>7,0841346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846" calcext:value-type="float">
            <text:p>145189500184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3828125" calcext:value-type="float">
            <text:p>7,382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899" calcext:value-type="float">
            <text:p>145189500189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1946" calcext:value-type="float">
            <text:p>145189500194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08552631578947" calcext:value-type="float">
            <text:p>7,085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015" calcext:value-type="float">
            <text:p>145189500201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059" calcext:value-type="float">
            <text:p>145189500205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9.26153846153846" calcext:value-type="float">
            <text:p>9,2615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096" calcext:value-type="float">
            <text:p>145189500209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4.80067567567568" calcext:value-type="float">
            <text:p>4,8006756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165" calcext:value-type="float">
            <text:p>145189500216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208" calcext:value-type="float">
            <text:p>145189500220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8.60926573426573" calcext:value-type="float">
            <text:p>8,60926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249" calcext:value-type="float">
            <text:p>145189500224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293" calcext:value-type="float">
            <text:p>145189500229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363" calcext:value-type="float">
            <text:p>145189500236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404" calcext:value-type="float">
            <text:p>145189500240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443" calcext:value-type="float">
            <text:p>145189500244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6.62307692307692" calcext:value-type="float">
            <text:p>6,62307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493" calcext:value-type="float">
            <text:p>145189500249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564" calcext:value-type="float">
            <text:p>145189500256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30652866242038" calcext:value-type="float">
            <text:p>7,306528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593" calcext:value-type="float">
            <text:p>145189500259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643" calcext:value-type="float">
            <text:p>145189500264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724" calcext:value-type="float">
            <text:p>145189500272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8.47625698324022" calcext:value-type="float">
            <text:p>8,4762569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754" calcext:value-type="float">
            <text:p>14518950027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8.57703488372093" calcext:value-type="float">
            <text:p>8,5770348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793" calcext:value-type="float">
            <text:p>145189500279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6.60654362416107" calcext:value-type="float">
            <text:p>6,6065436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867" calcext:value-type="float">
            <text:p>145189500286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6.01829268292683" calcext:value-type="float">
            <text:p>6,0182926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941" calcext:value-type="float">
            <text:p>145189500294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941" calcext:value-type="float">
            <text:p>145189500294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8.04113924050633" calcext:value-type="float">
            <text:p>8,0411392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2997" calcext:value-type="float">
            <text:p>145189500299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8.14423076923077" calcext:value-type="float">
            <text:p>8,144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077" calcext:value-type="float">
            <text:p>145189500307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8.58965968586388" calcext:value-type="float">
            <text:p>8,5896596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117" calcext:value-type="float">
            <text:p>145189500311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7508445945946" calcext:value-type="float">
            <text:p>7,7508445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159" calcext:value-type="float">
            <text:p>145189500315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219" calcext:value-type="float">
            <text:p>145189500321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5.71802325581395" calcext:value-type="float">
            <text:p>5,7180232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261" calcext:value-type="float">
            <text:p>145189500326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297" calcext:value-type="float">
            <text:p>145189500329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30523255813954" calcext:value-type="float">
            <text:p>7,30523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344" calcext:value-type="float">
            <text:p>145189500334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7.30523255813954" calcext:value-type="float">
            <text:p>7,30523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405" calcext:value-type="float">
            <text:p>145189500340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1.53260869565217" calcext:value-type="float">
            <text:p>1,5326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467" calcext:value-type="float">
            <text:p>145189500346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1.53260869565217" calcext:value-type="float">
            <text:p>1,5326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494" calcext:value-type="float">
            <text:p>145189500349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546" calcext:value-type="float">
            <text:p>145189500354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605" calcext:value-type="float">
            <text:p>145189500360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683" calcext:value-type="float">
            <text:p>145189500368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683" calcext:value-type="float">
            <text:p>145189500368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784" calcext:value-type="float">
            <text:p>145189500378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814" calcext:value-type="float">
            <text:p>145189500381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843" calcext:value-type="float">
            <text:p>145189500384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917" calcext:value-type="float">
            <text:p>145189500391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3954" calcext:value-type="float">
            <text:p>14518950039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029" calcext:value-type="float">
            <text:p>145189500402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043" calcext:value-type="float">
            <text:p>145189500404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117" calcext:value-type="float">
            <text:p>145189500411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163" calcext:value-type="float">
            <text:p>145189500416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194" calcext:value-type="float">
            <text:p>145189500419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269" calcext:value-type="float">
            <text:p>145189500426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301" calcext:value-type="float">
            <text:p>145189500430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336" calcext:value-type="float">
            <text:p>145189500433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395" calcext:value-type="float">
            <text:p>145189500439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474" calcext:value-type="float">
            <text:p>145189500447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537" calcext:value-type="float">
            <text:p>145189500453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547" calcext:value-type="float">
            <text:p>145189500454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603" calcext:value-type="float">
            <text:p>145189500460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674" calcext:value-type="float">
            <text:p>145189500467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725" calcext:value-type="float">
            <text:p>145189500472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784" calcext:value-type="float">
            <text:p>145189500478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796" calcext:value-type="float">
            <text:p>145189500479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863" calcext:value-type="float">
            <text:p>145189500486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913" calcext:value-type="float">
            <text:p>145189500491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4944" calcext:value-type="float">
            <text:p>145189500494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016" calcext:value-type="float">
            <text:p>145189500501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058" calcext:value-type="float">
            <text:p>145189500505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095" calcext:value-type="float">
            <text:p>145189500509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153" calcext:value-type="float">
            <text:p>145189500515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218" calcext:value-type="float">
            <text:p>145189500521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245" calcext:value-type="float">
            <text:p>145189500524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325" calcext:value-type="float">
            <text:p>145189500532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384" calcext:value-type="float">
            <text:p>145189500538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399" calcext:value-type="float">
            <text:p>145189500539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475" calcext:value-type="float">
            <text:p>14518950054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536" calcext:value-type="float">
            <text:p>145189500553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555" calcext:value-type="float">
            <text:p>145189500555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628" calcext:value-type="float">
            <text:p>145189500562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650" calcext:value-type="float">
            <text:p>145189500565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691" calcext:value-type="float">
            <text:p>145189500569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760" calcext:value-type="float">
            <text:p>145189500576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805" calcext:value-type="float">
            <text:p>145189500580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908" calcext:value-type="float">
            <text:p>145189500590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929" calcext:value-type="float">
            <text:p>145189500592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949" calcext:value-type="float">
            <text:p>145189500594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40e2e4-303c-4e47-94b0-5813b7d5aec6</text:p>
          </table:table-cell>
          <table:table-cell office:value-type="float" office:value="1451895005995" calcext:value-type="float">
            <text:p>145189500599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8899" calcext:value-type="float">
            <text:p>14518950588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8966" calcext:value-type="float">
            <text:p>14518950589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019" calcext:value-type="float">
            <text:p>14518950590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066" calcext:value-type="float">
            <text:p>14518950590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162162162162" calcext:value-type="float">
            <text:p>7,3216216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119" calcext:value-type="float">
            <text:p>14518950591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166" calcext:value-type="float">
            <text:p>14518950591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764705882353" calcext:value-type="float">
            <text:p>7,61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220" calcext:value-type="float">
            <text:p>14518950592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251" calcext:value-type="float">
            <text:p>14518950592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320" calcext:value-type="float">
            <text:p>14518950593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399" calcext:value-type="float">
            <text:p>14518950593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399" calcext:value-type="float">
            <text:p>14518950593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478" calcext:value-type="float">
            <text:p>145189505947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1331658291457" calcext:value-type="float">
            <text:p>7,4133165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497" calcext:value-type="float">
            <text:p>1451895059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570" calcext:value-type="float">
            <text:p>14518950595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607" calcext:value-type="float">
            <text:p>1451895059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658" calcext:value-type="float">
            <text:p>1451895059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1985294117647" calcext:value-type="float">
            <text:p>6,819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696" calcext:value-type="float">
            <text:p>14518950596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771" calcext:value-type="float">
            <text:p>14518950597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941176470588" calcext:value-type="float">
            <text:p>6,5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799" calcext:value-type="float">
            <text:p>14518950597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859" calcext:value-type="float">
            <text:p>1451895059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898" calcext:value-type="float">
            <text:p>14518950598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59964" calcext:value-type="float">
            <text:p>14518950599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746268656716" calcext:value-type="float">
            <text:p>7,7574626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011" calcext:value-type="float">
            <text:p>14518950600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073" calcext:value-type="float">
            <text:p>14518950600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098" calcext:value-type="float">
            <text:p>14518950600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1985294117647" calcext:value-type="float">
            <text:p>6,819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158" calcext:value-type="float">
            <text:p>1451895060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210" calcext:value-type="float">
            <text:p>1451895060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259" calcext:value-type="float">
            <text:p>14518950602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301" calcext:value-type="float">
            <text:p>14518950603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349" calcext:value-type="float">
            <text:p>14518950603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409" calcext:value-type="float">
            <text:p>1451895060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448" calcext:value-type="float">
            <text:p>14518950604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497" calcext:value-type="float">
            <text:p>1451895060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447115384615" calcext:value-type="float">
            <text:p>7,294471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559" calcext:value-type="float">
            <text:p>1451895060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608" calcext:value-type="float">
            <text:p>1451895060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647" calcext:value-type="float">
            <text:p>14518950606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261194029851" calcext:value-type="float">
            <text:p>7,3526119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710" calcext:value-type="float">
            <text:p>1451895060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758" calcext:value-type="float">
            <text:p>14518950607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810" calcext:value-type="float">
            <text:p>1451895060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860" calcext:value-type="float">
            <text:p>1451895060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913" calcext:value-type="float">
            <text:p>14518950609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401515151515" calcext:value-type="float">
            <text:p>7,464015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0949" calcext:value-type="float">
            <text:p>14518950609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009" calcext:value-type="float">
            <text:p>14518950610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067" calcext:value-type="float">
            <text:p>14518950610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100" calcext:value-type="float">
            <text:p>1451895061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161" calcext:value-type="float">
            <text:p>1451895061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3756281407035" calcext:value-type="float">
            <text:p>7,6375628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202" calcext:value-type="float">
            <text:p>14518950612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248" calcext:value-type="float">
            <text:p>1451895061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311" calcext:value-type="float">
            <text:p>1451895061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6529126213592" calcext:value-type="float">
            <text:p>7,3652912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348" calcext:value-type="float">
            <text:p>14518950613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400" calcext:value-type="float">
            <text:p>14518950614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458" calcext:value-type="float">
            <text:p>1451895061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53846153846" calcext:value-type="float">
            <text:p>7,1615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508" calcext:value-type="float">
            <text:p>14518950615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53846153846" calcext:value-type="float">
            <text:p>7,1615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558" calcext:value-type="float">
            <text:p>14518950615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643203883495" calcext:value-type="float">
            <text:p>7,5564320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609" calcext:value-type="float">
            <text:p>1451895061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658" calcext:value-type="float">
            <text:p>1451895061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696" calcext:value-type="float">
            <text:p>14518950616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769" calcext:value-type="float">
            <text:p>14518950617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810" calcext:value-type="float">
            <text:p>1451895061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847" calcext:value-type="float">
            <text:p>14518950618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907" calcext:value-type="float">
            <text:p>1451895061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1951" calcext:value-type="float">
            <text:p>14518950619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4107142857143" calcext:value-type="float">
            <text:p>7,7410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010" calcext:value-type="float">
            <text:p>1451895062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4107142857143" calcext:value-type="float">
            <text:p>7,7410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066" calcext:value-type="float">
            <text:p>14518950620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569711538462" calcext:value-type="float">
            <text:p>7,6856971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122" calcext:value-type="float">
            <text:p>14518950621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152" calcext:value-type="float">
            <text:p>14518950621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198" calcext:value-type="float">
            <text:p>14518950621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259" calcext:value-type="float">
            <text:p>14518950622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308" calcext:value-type="float">
            <text:p>14518950623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365" calcext:value-type="float">
            <text:p>14518950623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406" calcext:value-type="float">
            <text:p>14518950624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474" calcext:value-type="float">
            <text:p>14518950624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511" calcext:value-type="float">
            <text:p>14518950625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550" calcext:value-type="float">
            <text:p>14518950625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599" calcext:value-type="float">
            <text:p>14518950625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658" calcext:value-type="float">
            <text:p>1451895062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711" calcext:value-type="float">
            <text:p>1451895062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748" calcext:value-type="float">
            <text:p>14518950627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799" calcext:value-type="float">
            <text:p>14518950627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847" calcext:value-type="float">
            <text:p>14518950628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908" calcext:value-type="float">
            <text:p>14518950629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2951" calcext:value-type="float">
            <text:p>14518950629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9625" calcext:value-type="float">
            <text:p>7,7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001" calcext:value-type="float">
            <text:p>1451895063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051" calcext:value-type="float">
            <text:p>14518950630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096" calcext:value-type="float">
            <text:p>14518950630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5088495575221" calcext:value-type="float">
            <text:p>6,5508849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170" calcext:value-type="float">
            <text:p>14518950631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210" calcext:value-type="float">
            <text:p>1451895063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259" calcext:value-type="float">
            <text:p>14518950632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313" calcext:value-type="float">
            <text:p>14518950633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746268656716" calcext:value-type="float">
            <text:p>7,7574626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383" calcext:value-type="float">
            <text:p>145189506338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423" calcext:value-type="float">
            <text:p>14518950634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459" calcext:value-type="float">
            <text:p>1451895063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0891089108911" calcext:value-type="float">
            <text:p>8,1089108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512" calcext:value-type="float">
            <text:p>1451895063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0891089108911" calcext:value-type="float">
            <text:p>8,1089108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553" calcext:value-type="float">
            <text:p>14518950635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401515151515" calcext:value-type="float">
            <text:p>7,464015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596" calcext:value-type="float">
            <text:p>14518950635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3376865671642" calcext:value-type="float">
            <text:p>7,9337686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666" calcext:value-type="float">
            <text:p>14518950636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719" calcext:value-type="float">
            <text:p>14518950637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375" calcext:value-type="float">
            <text:p>6,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760" calcext:value-type="float">
            <text:p>14518950637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817" calcext:value-type="float">
            <text:p>14518950638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860" calcext:value-type="float">
            <text:p>1451895063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75" calcext:value-type="float">
            <text:p>8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902" calcext:value-type="float">
            <text:p>14518950639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3948" calcext:value-type="float">
            <text:p>14518950639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009" calcext:value-type="float">
            <text:p>14518950640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069" calcext:value-type="float">
            <text:p>14518950640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110" calcext:value-type="float">
            <text:p>1451895064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150" calcext:value-type="float">
            <text:p>14518950641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206" calcext:value-type="float">
            <text:p>1451895064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267" calcext:value-type="float">
            <text:p>14518950642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297" calcext:value-type="float">
            <text:p>14518950642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350" calcext:value-type="float">
            <text:p>14518950643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406" calcext:value-type="float">
            <text:p>14518950644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460" calcext:value-type="float">
            <text:p>14518950644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500" calcext:value-type="float">
            <text:p>14518950645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548" calcext:value-type="float">
            <text:p>1451895064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598" calcext:value-type="float">
            <text:p>14518950645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657" calcext:value-type="float">
            <text:p>1451895064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0891089108911" calcext:value-type="float">
            <text:p>8,1089108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706" calcext:value-type="float">
            <text:p>14518950647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770" calcext:value-type="float">
            <text:p>1451895064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811" calcext:value-type="float">
            <text:p>1451895064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849" calcext:value-type="float">
            <text:p>14518950648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912" calcext:value-type="float">
            <text:p>14518950649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4950" calcext:value-type="float">
            <text:p>14518950649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008" calcext:value-type="float">
            <text:p>1451895065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067" calcext:value-type="float">
            <text:p>14518950650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106" calcext:value-type="float">
            <text:p>14518950651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169" calcext:value-type="float">
            <text:p>14518950651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209" calcext:value-type="float">
            <text:p>14518950652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625" calcext:value-type="float">
            <text:p>7,58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248" calcext:value-type="float">
            <text:p>1451895065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625" calcext:value-type="float">
            <text:p>7,58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307" calcext:value-type="float">
            <text:p>1451895065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621287128713" calcext:value-type="float">
            <text:p>7,3162128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359" calcext:value-type="float">
            <text:p>1451895065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407" calcext:value-type="float">
            <text:p>1451895065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459" calcext:value-type="float">
            <text:p>1451895065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500" calcext:value-type="float">
            <text:p>14518950655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557" calcext:value-type="float">
            <text:p>1451895065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598" calcext:value-type="float">
            <text:p>14518950655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7565789473684" calcext:value-type="float">
            <text:p>7,5756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656" calcext:value-type="float">
            <text:p>14518950656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7565789473684" calcext:value-type="float">
            <text:p>7,5756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719" calcext:value-type="float">
            <text:p>14518950657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3125" calcext:value-type="float">
            <text:p>7,78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767" calcext:value-type="float">
            <text:p>14518950657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3125" calcext:value-type="float">
            <text:p>7,78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806" calcext:value-type="float">
            <text:p>14518950658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609756097561" calcext:value-type="float">
            <text:p>7,60609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870" calcext:value-type="float">
            <text:p>14518950658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911" calcext:value-type="float">
            <text:p>14518950659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5951" calcext:value-type="float">
            <text:p>14518950659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000" calcext:value-type="float">
            <text:p>14518950660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057" calcext:value-type="float">
            <text:p>1451895066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109" calcext:value-type="float">
            <text:p>14518950661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152" calcext:value-type="float">
            <text:p>14518950661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198" calcext:value-type="float">
            <text:p>14518950661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256" calcext:value-type="float">
            <text:p>1451895066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0190355329949" calcext:value-type="float">
            <text:p>7,5019035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310" calcext:value-type="float">
            <text:p>1451895066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0190355329949" calcext:value-type="float">
            <text:p>7,5019035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361" calcext:value-type="float">
            <text:p>14518950663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398514851485" calcext:value-type="float">
            <text:p>7,913985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397" calcext:value-type="float">
            <text:p>14518950663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449" calcext:value-type="float">
            <text:p>14518950664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5088495575221" calcext:value-type="float">
            <text:p>6,5508849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503" calcext:value-type="float">
            <text:p>14518950665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547" calcext:value-type="float">
            <text:p>14518950665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609" calcext:value-type="float">
            <text:p>1451895066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657" calcext:value-type="float">
            <text:p>1451895066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25" calcext:value-type="float">
            <text:p>6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697" calcext:value-type="float">
            <text:p>14518950666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750" calcext:value-type="float">
            <text:p>14518950667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978260869565" calcext:value-type="float">
            <text:p>8,55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812" calcext:value-type="float">
            <text:p>14518950668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846" calcext:value-type="float">
            <text:p>14518950668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926" calcext:value-type="float">
            <text:p>14518950669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6967" calcext:value-type="float">
            <text:p>14518950669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010" calcext:value-type="float">
            <text:p>1451895067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071" calcext:value-type="float">
            <text:p>14518950670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100" calcext:value-type="float">
            <text:p>1451895067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158" calcext:value-type="float">
            <text:p>1451895067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203" calcext:value-type="float">
            <text:p>14518950672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3542713567839" calcext:value-type="float">
            <text:p>7,835427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246" calcext:value-type="float">
            <text:p>14518950672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320" calcext:value-type="float">
            <text:p>14518950673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358" calcext:value-type="float">
            <text:p>1451895067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410" calcext:value-type="float">
            <text:p>1451895067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2537313432836" calcext:value-type="float">
            <text:p>6,4253731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458" calcext:value-type="float">
            <text:p>1451895067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78253424657534" calcext:value-type="float">
            <text:p>4,7825342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497" calcext:value-type="float">
            <text:p>1451895067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3" calcext:value-type="float">
            <text:p>7,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560" calcext:value-type="float">
            <text:p>1451895067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822429906542" calcext:value-type="float">
            <text:p>6,9182242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606" calcext:value-type="float">
            <text:p>1451895067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669" calcext:value-type="float">
            <text:p>14518950676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712" calcext:value-type="float">
            <text:p>14518950677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3125" calcext:value-type="float">
            <text:p>8,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753" calcext:value-type="float">
            <text:p>14518950677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798" calcext:value-type="float">
            <text:p>14518950677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859" calcext:value-type="float">
            <text:p>1451895067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885593220339" calcext:value-type="float">
            <text:p>7,318855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910" calcext:value-type="float">
            <text:p>1451895067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961" calcext:value-type="float">
            <text:p>1451895067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7998" calcext:value-type="float">
            <text:p>14518950679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25" calcext:value-type="float">
            <text:p>7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047" calcext:value-type="float">
            <text:p>14518950680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110" calcext:value-type="float">
            <text:p>1451895068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163" calcext:value-type="float">
            <text:p>14518950681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204" calcext:value-type="float">
            <text:p>14518950682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260" calcext:value-type="float">
            <text:p>1451895068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305" calcext:value-type="float">
            <text:p>14518950683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369" calcext:value-type="float">
            <text:p>14518950683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410" calcext:value-type="float">
            <text:p>1451895068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458" calcext:value-type="float">
            <text:p>1451895068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498" calcext:value-type="float">
            <text:p>14518950684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548" calcext:value-type="float">
            <text:p>1451895068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608" calcext:value-type="float">
            <text:p>1451895068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657" calcext:value-type="float">
            <text:p>1451895068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702" calcext:value-type="float">
            <text:p>14518950687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748" calcext:value-type="float">
            <text:p>14518950687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796650717703" calcext:value-type="float">
            <text:p>7,4479665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810" calcext:value-type="float">
            <text:p>1451895068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887" calcext:value-type="float">
            <text:p>145189506888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910" calcext:value-type="float">
            <text:p>1451895068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8969" calcext:value-type="float">
            <text:p>14518950689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359728506787" calcext:value-type="float">
            <text:p>7,2335972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011" calcext:value-type="float">
            <text:p>14518950690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046" calcext:value-type="float">
            <text:p>14518950690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099" calcext:value-type="float">
            <text:p>14518950690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160" calcext:value-type="float">
            <text:p>1451895069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200" calcext:value-type="float">
            <text:p>14518950692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257" calcext:value-type="float">
            <text:p>14518950692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310" calcext:value-type="float">
            <text:p>1451895069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347" calcext:value-type="float">
            <text:p>14518950693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411" calcext:value-type="float">
            <text:p>14518950694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447115384615" calcext:value-type="float">
            <text:p>7,294471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448" calcext:value-type="float">
            <text:p>14518950694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522" calcext:value-type="float">
            <text:p>14518950695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551" calcext:value-type="float">
            <text:p>14518950695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601" calcext:value-type="float">
            <text:p>14518950696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650" calcext:value-type="float">
            <text:p>14518950696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697" calcext:value-type="float">
            <text:p>14518950696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083333333333" calcext:value-type="float">
            <text:p>6,52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760" calcext:value-type="float">
            <text:p>14518950697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0699152542373" calcext:value-type="float">
            <text:p>6,606991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814" calcext:value-type="float">
            <text:p>14518950698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860" calcext:value-type="float">
            <text:p>1451895069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897" calcext:value-type="float">
            <text:p>14518950698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8870192307692" calcext:value-type="float">
            <text:p>6,688701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69961" calcext:value-type="float">
            <text:p>1451895069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002" calcext:value-type="float">
            <text:p>14518950700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052" calcext:value-type="float">
            <text:p>14518950700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097" calcext:value-type="float">
            <text:p>14518950700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162" calcext:value-type="float">
            <text:p>1451895070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198" calcext:value-type="float">
            <text:p>14518950701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4451219512195" calcext:value-type="float">
            <text:p>8,344512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253" calcext:value-type="float">
            <text:p>14518950702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300" calcext:value-type="float">
            <text:p>14518950703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359" calcext:value-type="float">
            <text:p>1451895070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409" calcext:value-type="float">
            <text:p>1451895070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459" calcext:value-type="float">
            <text:p>1451895070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512" calcext:value-type="float">
            <text:p>1451895070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549" calcext:value-type="float">
            <text:p>14518950705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608" calcext:value-type="float">
            <text:p>1451895070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662" calcext:value-type="float">
            <text:p>1451895070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699" calcext:value-type="float">
            <text:p>14518950706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758" calcext:value-type="float">
            <text:p>14518950707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806" calcext:value-type="float">
            <text:p>14518950708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856" calcext:value-type="float">
            <text:p>14518950708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923" calcext:value-type="float">
            <text:p>14518950709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0948" calcext:value-type="float">
            <text:p>14518950709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002" calcext:value-type="float">
            <text:p>14518950710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046" calcext:value-type="float">
            <text:p>14518950710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120" calcext:value-type="float">
            <text:p>14518950711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147" calcext:value-type="float">
            <text:p>14518950711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207" calcext:value-type="float">
            <text:p>1451895071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265" calcext:value-type="float">
            <text:p>14518950712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311" calcext:value-type="float">
            <text:p>1451895071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348" calcext:value-type="float">
            <text:p>14518950713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418" calcext:value-type="float">
            <text:p>14518950714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458" calcext:value-type="float">
            <text:p>1451895071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519" calcext:value-type="float">
            <text:p>14518950715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560" calcext:value-type="float">
            <text:p>1451895071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600" calcext:value-type="float">
            <text:p>14518950716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658" calcext:value-type="float">
            <text:p>1451895071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269911504425" calcext:value-type="float">
            <text:p>7,64269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713" calcext:value-type="float">
            <text:p>14518950717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759" calcext:value-type="float">
            <text:p>1451895071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3486842105263" calcext:value-type="float">
            <text:p>8,6348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806" calcext:value-type="float">
            <text:p>14518950718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" calcext:value-type="float">
            <text:p>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861" calcext:value-type="float">
            <text:p>14518950718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896" calcext:value-type="float">
            <text:p>14518950718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1967" calcext:value-type="float">
            <text:p>14518950719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570247933884" calcext:value-type="float">
            <text:p>7,115702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010" calcext:value-type="float">
            <text:p>1451895072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067" calcext:value-type="float">
            <text:p>14518950720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111" calcext:value-type="float">
            <text:p>14518950721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148" calcext:value-type="float">
            <text:p>1451895072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208" calcext:value-type="float">
            <text:p>1451895072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0699152542373" calcext:value-type="float">
            <text:p>6,606991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248" calcext:value-type="float">
            <text:p>1451895072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309" calcext:value-type="float">
            <text:p>1451895072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353" calcext:value-type="float">
            <text:p>14518950723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408" calcext:value-type="float">
            <text:p>1451895072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941176470588" calcext:value-type="float">
            <text:p>6,5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468" calcext:value-type="float">
            <text:p>14518950724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512" calcext:value-type="float">
            <text:p>1451895072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205882352941" calcext:value-type="float">
            <text:p>8,2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547" calcext:value-type="float">
            <text:p>14518950725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608" calcext:value-type="float">
            <text:p>1451895072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664" calcext:value-type="float">
            <text:p>14518950726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708" calcext:value-type="float">
            <text:p>1451895072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759" calcext:value-type="float">
            <text:p>1451895072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809" calcext:value-type="float">
            <text:p>1451895072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9128440366972" calcext:value-type="float">
            <text:p>6,7912844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876" calcext:value-type="float">
            <text:p>14518950728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907" calcext:value-type="float">
            <text:p>1451895072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2945" calcext:value-type="float">
            <text:p>145189507294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023" calcext:value-type="float">
            <text:p>14518950730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057" calcext:value-type="float">
            <text:p>1451895073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112" calcext:value-type="float">
            <text:p>14518950731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147" calcext:value-type="float">
            <text:p>14518950731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220" calcext:value-type="float">
            <text:p>14518950732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263" calcext:value-type="float">
            <text:p>14518950732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310" calcext:value-type="float">
            <text:p>1451895073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4216101694915" calcext:value-type="float">
            <text:p>8,342161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360" calcext:value-type="float">
            <text:p>1451895073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032110091743" calcext:value-type="float">
            <text:p>8,260321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406" calcext:value-type="float">
            <text:p>14518950734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8349056603774" calcext:value-type="float">
            <text:p>6,983490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467" calcext:value-type="float">
            <text:p>14518950734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8986486486487" calcext:value-type="float">
            <text:p>8,4898648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508" calcext:value-type="float">
            <text:p>14518950735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8986486486487" calcext:value-type="float">
            <text:p>8,4898648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557" calcext:value-type="float">
            <text:p>1451895073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9817073170732" calcext:value-type="float">
            <text:p>7,798170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609" calcext:value-type="float">
            <text:p>1451895073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659" calcext:value-type="float">
            <text:p>1451895073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859375" calcext:value-type="float">
            <text:p>6,5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708" calcext:value-type="float">
            <text:p>1451895073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761" calcext:value-type="float">
            <text:p>1451895073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4590163934426" calcext:value-type="float">
            <text:p>7,7459016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801" calcext:value-type="float">
            <text:p>14518950738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851" calcext:value-type="float">
            <text:p>14518950738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909" calcext:value-type="float">
            <text:p>1451895073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39224137931" calcext:value-type="float">
            <text:p>8,12392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3957" calcext:value-type="float">
            <text:p>14518950739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002" calcext:value-type="float">
            <text:p>14518950740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802631578947" calcext:value-type="float">
            <text:p>7,8980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047" calcext:value-type="float">
            <text:p>14518950740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108" calcext:value-type="float">
            <text:p>1451895074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162" calcext:value-type="float">
            <text:p>1451895074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375" calcext:value-type="float">
            <text:p>6,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202" calcext:value-type="float">
            <text:p>14518950742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248" calcext:value-type="float">
            <text:p>1451895074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306" calcext:value-type="float">
            <text:p>14518950743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369" calcext:value-type="float">
            <text:p>14518950743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413" calcext:value-type="float">
            <text:p>1451895074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446" calcext:value-type="float">
            <text:p>14518950744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517" calcext:value-type="float">
            <text:p>14518950745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546" calcext:value-type="float">
            <text:p>14518950745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609" calcext:value-type="float">
            <text:p>1451895074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655172413793" calcext:value-type="float">
            <text:p>8,1465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657" calcext:value-type="float">
            <text:p>1451895074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0448717948718" calcext:value-type="float">
            <text:p>6,30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708" calcext:value-type="float">
            <text:p>1451895074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759" calcext:value-type="float">
            <text:p>1451895074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809" calcext:value-type="float">
            <text:p>1451895074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866" calcext:value-type="float">
            <text:p>14518950748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924" calcext:value-type="float">
            <text:p>14518950749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4950" calcext:value-type="float">
            <text:p>14518950749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000" calcext:value-type="float">
            <text:p>14518950750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056" calcext:value-type="float">
            <text:p>14518950750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125" calcext:value-type="float">
            <text:p>14518950751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158" calcext:value-type="float">
            <text:p>1451895075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203" calcext:value-type="float">
            <text:p>14518950752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260" calcext:value-type="float">
            <text:p>1451895075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01724137931" calcext:value-type="float">
            <text:p>7,28017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302" calcext:value-type="float">
            <text:p>14518950753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362" calcext:value-type="float">
            <text:p>1451895075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433" calcext:value-type="float">
            <text:p>145189507543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472" calcext:value-type="float">
            <text:p>14518950754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0606435643564" calcext:value-type="float">
            <text:p>7,7060643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497" calcext:value-type="float">
            <text:p>1451895075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557" calcext:value-type="float">
            <text:p>1451895075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610" calcext:value-type="float">
            <text:p>1451895075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099173553719" calcext:value-type="float">
            <text:p>7,809917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666" calcext:value-type="float">
            <text:p>14518950756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718" calcext:value-type="float">
            <text:p>14518950757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750" calcext:value-type="float">
            <text:p>14518950757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796" calcext:value-type="float">
            <text:p>14518950757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867" calcext:value-type="float">
            <text:p>14518950758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02358490566" calcext:value-type="float">
            <text:p>8,1350235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911" calcext:value-type="float">
            <text:p>14518950759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953" calcext:value-type="float">
            <text:p>14518950759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5998" calcext:value-type="float">
            <text:p>14518950759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061" calcext:value-type="float">
            <text:p>14518950760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100" calcext:value-type="float">
            <text:p>1451895076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159" calcext:value-type="float">
            <text:p>14518950761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196" calcext:value-type="float">
            <text:p>14518950761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262" calcext:value-type="float">
            <text:p>14518950762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306" calcext:value-type="float">
            <text:p>14518950763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366" calcext:value-type="float">
            <text:p>1451895076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71962616822" calcext:value-type="float">
            <text:p>8,414719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409" calcext:value-type="float">
            <text:p>1451895076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459" calcext:value-type="float">
            <text:p>1451895076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507" calcext:value-type="float">
            <text:p>14518950765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1128318584071" calcext:value-type="float">
            <text:p>8,7112831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568" calcext:value-type="float">
            <text:p>14518950765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607" calcext:value-type="float">
            <text:p>1451895076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656" calcext:value-type="float">
            <text:p>14518950766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709" calcext:value-type="float">
            <text:p>1451895076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750" calcext:value-type="float">
            <text:p>14518950767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807" calcext:value-type="float">
            <text:p>1451895076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880" calcext:value-type="float">
            <text:p>145189507688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927" calcext:value-type="float">
            <text:p>14518950769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6948" calcext:value-type="float">
            <text:p>14518950769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709134615385" calcext:value-type="float">
            <text:p>7,3070913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007" calcext:value-type="float">
            <text:p>1451895077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111570247934" calcext:value-type="float">
            <text:p>7,441115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056" calcext:value-type="float">
            <text:p>14518950770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111570247934" calcext:value-type="float">
            <text:p>7,441115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129" calcext:value-type="float">
            <text:p>145189507712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375" calcext:value-type="float">
            <text:p>7,0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146" calcext:value-type="float">
            <text:p>14518950771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226" calcext:value-type="float">
            <text:p>14518950772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269" calcext:value-type="float">
            <text:p>14518950772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329145728643" calcext:value-type="float">
            <text:p>8,033291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307" calcext:value-type="float">
            <text:p>1451895077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358" calcext:value-type="float">
            <text:p>1451895077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412" calcext:value-type="float">
            <text:p>14518950774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451" calcext:value-type="float">
            <text:p>14518950774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499" calcext:value-type="float">
            <text:p>14518950774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561" calcext:value-type="float">
            <text:p>1451895077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612" calcext:value-type="float">
            <text:p>14518950776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652" calcext:value-type="float">
            <text:p>14518950776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700" calcext:value-type="float">
            <text:p>14518950777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753" calcext:value-type="float">
            <text:p>14518950777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811" calcext:value-type="float">
            <text:p>1451895077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860" calcext:value-type="float">
            <text:p>1451895077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907" calcext:value-type="float">
            <text:p>1451895077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7957" calcext:value-type="float">
            <text:p>14518950779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023" calcext:value-type="float">
            <text:p>14518950780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055" calcext:value-type="float">
            <text:p>14518950780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099" calcext:value-type="float">
            <text:p>14518950780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160" calcext:value-type="float">
            <text:p>1451895078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216" calcext:value-type="float">
            <text:p>14518950782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268" calcext:value-type="float">
            <text:p>14518950782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113861386139" calcext:value-type="float">
            <text:p>7,511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312" calcext:value-type="float">
            <text:p>14518950783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349" calcext:value-type="float">
            <text:p>14518950783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410" calcext:value-type="float">
            <text:p>1451895078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2096774193548" calcext:value-type="float">
            <text:p>7,62096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448" calcext:value-type="float">
            <text:p>14518950784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0294117647059" calcext:value-type="float">
            <text:p>8,6029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510" calcext:value-type="float">
            <text:p>1451895078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552" calcext:value-type="float">
            <text:p>14518950785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603" calcext:value-type="float">
            <text:p>14518950786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660" calcext:value-type="float">
            <text:p>1451895078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703" calcext:value-type="float">
            <text:p>14518950787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032110091743" calcext:value-type="float">
            <text:p>8,260321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757" calcext:value-type="float">
            <text:p>1451895078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806" calcext:value-type="float">
            <text:p>14518950788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870" calcext:value-type="float">
            <text:p>14518950788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902" calcext:value-type="float">
            <text:p>14518950789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8870192307692" calcext:value-type="float">
            <text:p>6,688701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961" calcext:value-type="float">
            <text:p>1451895078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8996" calcext:value-type="float">
            <text:p>14518950789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070" calcext:value-type="float">
            <text:p>14518950790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098" calcext:value-type="float">
            <text:p>14518950790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150" calcext:value-type="float">
            <text:p>14518950791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210" calcext:value-type="float">
            <text:p>1451895079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260" calcext:value-type="float">
            <text:p>1451895079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316513761468" calcext:value-type="float">
            <text:p>7,9231651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300" calcext:value-type="float">
            <text:p>14518950793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357" calcext:value-type="float">
            <text:p>14518950793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413" calcext:value-type="float">
            <text:p>1451895079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463" calcext:value-type="float">
            <text:p>1451895079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498" calcext:value-type="float">
            <text:p>14518950794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5364077669903" calcext:value-type="float">
            <text:p>6,7536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549" calcext:value-type="float">
            <text:p>14518950795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600" calcext:value-type="float">
            <text:p>14518950796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647" calcext:value-type="float">
            <text:p>14518950796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710" calcext:value-type="float">
            <text:p>1451895079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768" calcext:value-type="float">
            <text:p>14518950797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803" calcext:value-type="float">
            <text:p>14518950798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448717948718" calcext:value-type="float">
            <text:p>8,05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852" calcext:value-type="float">
            <text:p>14518950798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269911504425" calcext:value-type="float">
            <text:p>7,64269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909" calcext:value-type="float">
            <text:p>1451895079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79961" calcext:value-type="float">
            <text:p>1451895079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90625" calcext:value-type="float">
            <text:p>8,03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002" calcext:value-type="float">
            <text:p>14518950800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048" calcext:value-type="float">
            <text:p>14518950800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097" calcext:value-type="float">
            <text:p>14518950800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169" calcext:value-type="float">
            <text:p>14518950801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210" calcext:value-type="float">
            <text:p>1451895080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406779661017" calcext:value-type="float">
            <text:p>6,940677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273" calcext:value-type="float">
            <text:p>14518950802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302" calcext:value-type="float">
            <text:p>14518950803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357" calcext:value-type="float">
            <text:p>14518950803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399" calcext:value-type="float">
            <text:p>14518950803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453" calcext:value-type="float">
            <text:p>14518950804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512" calcext:value-type="float">
            <text:p>1451895080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697247706422" calcext:value-type="float">
            <text:p>8,6697247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548" calcext:value-type="float">
            <text:p>1451895080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90625" calcext:value-type="float">
            <text:p>8,03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611" calcext:value-type="float">
            <text:p>14518950806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660" calcext:value-type="float">
            <text:p>1451895080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2510593220339" calcext:value-type="float">
            <text:p>6,25105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699" calcext:value-type="float">
            <text:p>14518950806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770" calcext:value-type="float">
            <text:p>1451895080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1148648648649" calcext:value-type="float">
            <text:p>8,1114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811" calcext:value-type="float">
            <text:p>1451895080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851" calcext:value-type="float">
            <text:p>14518950808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900" calcext:value-type="float">
            <text:p>14518950809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0962" calcext:value-type="float">
            <text:p>14518950809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001" calcext:value-type="float">
            <text:p>1451895081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062" calcext:value-type="float">
            <text:p>14518950810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101" calcext:value-type="float">
            <text:p>14518950811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4772727272727" calcext:value-type="float">
            <text:p>6,347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147" calcext:value-type="float">
            <text:p>14518950811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90625" calcext:value-type="float">
            <text:p>8,03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211" calcext:value-type="float">
            <text:p>1451895081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248" calcext:value-type="float">
            <text:p>1451895081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311" calcext:value-type="float">
            <text:p>1451895081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2386363636364" calcext:value-type="float">
            <text:p>6,323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346" calcext:value-type="float">
            <text:p>14518950813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423" calcext:value-type="float">
            <text:p>14518950814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459" calcext:value-type="float">
            <text:p>1451895081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510" calcext:value-type="float">
            <text:p>1451895081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547" calcext:value-type="float">
            <text:p>14518950815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610" calcext:value-type="float">
            <text:p>1451895081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654" calcext:value-type="float">
            <text:p>14518950816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713" calcext:value-type="float">
            <text:p>14518950817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761" calcext:value-type="float">
            <text:p>1451895081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8235294117647" calcext:value-type="float">
            <text:p>6,882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796" calcext:value-type="float">
            <text:p>14518950817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867" calcext:value-type="float">
            <text:p>14518950818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906" calcext:value-type="float">
            <text:p>14518950819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1971" calcext:value-type="float">
            <text:p>14518950819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001" calcext:value-type="float">
            <text:p>1451895082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051" calcext:value-type="float">
            <text:p>14518950820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205882352941" calcext:value-type="float">
            <text:p>8,2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104" calcext:value-type="float">
            <text:p>14518950821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161" calcext:value-type="float">
            <text:p>1451895082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197" calcext:value-type="float">
            <text:p>14518950821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248" calcext:value-type="float">
            <text:p>1451895082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314" calcext:value-type="float">
            <text:p>14518950823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359" calcext:value-type="float">
            <text:p>1451895082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032110091743" calcext:value-type="float">
            <text:p>8,260321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410" calcext:value-type="float">
            <text:p>1451895082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459" calcext:value-type="float">
            <text:p>1451895082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644736842105" calcext:value-type="float">
            <text:p>8,2664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504" calcext:value-type="float">
            <text:p>14518950825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549" calcext:value-type="float">
            <text:p>14518950825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608" calcext:value-type="float">
            <text:p>1451895082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662" calcext:value-type="float">
            <text:p>1451895082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695" calcext:value-type="float">
            <text:p>145189508269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64788732394" calcext:value-type="float">
            <text:p>7,8996478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770" calcext:value-type="float">
            <text:p>1451895082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219626168224" calcext:value-type="float">
            <text:p>8,0221962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803" calcext:value-type="float">
            <text:p>14518950828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846" calcext:value-type="float">
            <text:p>14518950828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915" calcext:value-type="float">
            <text:p>14518950829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2959" calcext:value-type="float">
            <text:p>14518950829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822314049587" calcext:value-type="float">
            <text:p>7,788223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024" calcext:value-type="float">
            <text:p>14518950830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5416666666667" calcext:value-type="float">
            <text:p>6,854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057" calcext:value-type="float">
            <text:p>1451895083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6704545454545" calcext:value-type="float">
            <text:p>8,567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108" calcext:value-type="float">
            <text:p>1451895083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160" calcext:value-type="float">
            <text:p>1451895083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211" calcext:value-type="float">
            <text:p>1451895083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254" calcext:value-type="float">
            <text:p>14518950832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296" calcext:value-type="float">
            <text:p>14518950832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367" calcext:value-type="float">
            <text:p>14518950833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418" calcext:value-type="float">
            <text:p>14518950834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458" calcext:value-type="float">
            <text:p>1451895083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283185840708" calcext:value-type="float">
            <text:p>8,3628318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507" calcext:value-type="float">
            <text:p>14518950835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561" calcext:value-type="float">
            <text:p>1451895083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604" calcext:value-type="float">
            <text:p>14518950836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661" calcext:value-type="float">
            <text:p>14518950836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704" calcext:value-type="float">
            <text:p>14518950837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758" calcext:value-type="float">
            <text:p>14518950837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813" calcext:value-type="float">
            <text:p>1451895083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7441860465116" calcext:value-type="float">
            <text:p>6,6744186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862" calcext:value-type="float">
            <text:p>14518950838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254237288136" calcext:value-type="float">
            <text:p>7,6525423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904" calcext:value-type="float">
            <text:p>14518950839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961" calcext:value-type="float">
            <text:p>1451895083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3997" calcext:value-type="float">
            <text:p>14518950839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050" calcext:value-type="float">
            <text:p>14518950840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102" calcext:value-type="float">
            <text:p>14518950841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147" calcext:value-type="float">
            <text:p>14518950841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221" calcext:value-type="float">
            <text:p>14518950842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256" calcext:value-type="float">
            <text:p>1451895084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316" calcext:value-type="float">
            <text:p>14518950843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374" calcext:value-type="float">
            <text:p>14518950843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407" calcext:value-type="float">
            <text:p>1451895084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6720183486239" calcext:value-type="float">
            <text:p>6,767201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462" calcext:value-type="float">
            <text:p>1451895084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511" calcext:value-type="float">
            <text:p>14518950845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552" calcext:value-type="float">
            <text:p>14518950845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597" calcext:value-type="float">
            <text:p>14518950845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657" calcext:value-type="float">
            <text:p>1451895084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704" calcext:value-type="float">
            <text:p>14518950847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765" calcext:value-type="float">
            <text:p>1451895084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806" calcext:value-type="float">
            <text:p>14518950848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868" calcext:value-type="float">
            <text:p>14518950848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910" calcext:value-type="float">
            <text:p>1451895084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4960" calcext:value-type="float">
            <text:p>1451895084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013" calcext:value-type="float">
            <text:p>14518950850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059" calcext:value-type="float">
            <text:p>14518950850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097" calcext:value-type="float">
            <text:p>14518950850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167" calcext:value-type="float">
            <text:p>14518950851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8986486486487" calcext:value-type="float">
            <text:p>8,4898648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207" calcext:value-type="float">
            <text:p>1451895085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247" calcext:value-type="float">
            <text:p>14518950852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309" calcext:value-type="float">
            <text:p>1451895085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346" calcext:value-type="float">
            <text:p>14518950853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408" calcext:value-type="float">
            <text:p>1451895085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456" calcext:value-type="float">
            <text:p>14518950854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510" calcext:value-type="float">
            <text:p>1451895085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546" calcext:value-type="float">
            <text:p>14518950855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620" calcext:value-type="float">
            <text:p>14518950856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657" calcext:value-type="float">
            <text:p>1451895085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719" calcext:value-type="float">
            <text:p>14518950857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760" calcext:value-type="float">
            <text:p>14518950857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810" calcext:value-type="float">
            <text:p>1451895085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850" calcext:value-type="float">
            <text:p>14518950858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764705882353" calcext:value-type="float">
            <text:p>7,61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914" calcext:value-type="float">
            <text:p>14518950859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5956" calcext:value-type="float">
            <text:p>14518950859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023" calcext:value-type="float">
            <text:p>14518950860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048" calcext:value-type="float">
            <text:p>14518950860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5364077669903" calcext:value-type="float">
            <text:p>6,7536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106" calcext:value-type="float">
            <text:p>14518950861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166" calcext:value-type="float">
            <text:p>14518950861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223" calcext:value-type="float">
            <text:p>14518950862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257" calcext:value-type="float">
            <text:p>14518950862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311" calcext:value-type="float">
            <text:p>1451895086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372" calcext:value-type="float">
            <text:p>14518950863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407" calcext:value-type="float">
            <text:p>1451895086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453" calcext:value-type="float">
            <text:p>14518950864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500" calcext:value-type="float">
            <text:p>14518950865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565" calcext:value-type="float">
            <text:p>14518950865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602" calcext:value-type="float">
            <text:p>14518950866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660" calcext:value-type="float">
            <text:p>1451895086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6885245901639" calcext:value-type="float">
            <text:p>6,368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706" calcext:value-type="float">
            <text:p>14518950867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756" calcext:value-type="float">
            <text:p>14518950867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817" calcext:value-type="float">
            <text:p>14518950868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872" calcext:value-type="float">
            <text:p>14518950868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736966824645" calcext:value-type="float">
            <text:p>7,3773696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899" calcext:value-type="float">
            <text:p>14518950868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951" calcext:value-type="float">
            <text:p>14518950869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6996" calcext:value-type="float">
            <text:p>14518950869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069" calcext:value-type="float">
            <text:p>14518950870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128" calcext:value-type="float">
            <text:p>145189508712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169" calcext:value-type="float">
            <text:p>14518950871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207" calcext:value-type="float">
            <text:p>1451895087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260" calcext:value-type="float">
            <text:p>1451895087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310" calcext:value-type="float">
            <text:p>1451895087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366" calcext:value-type="float">
            <text:p>1451895087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412" calcext:value-type="float">
            <text:p>14518950874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456" calcext:value-type="float">
            <text:p>14518950874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509" calcext:value-type="float">
            <text:p>1451895087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548" calcext:value-type="float">
            <text:p>1451895087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605" calcext:value-type="float">
            <text:p>14518950876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659" calcext:value-type="float">
            <text:p>1451895087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709" calcext:value-type="float">
            <text:p>1451895087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756" calcext:value-type="float">
            <text:p>14518950877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843" calcext:value-type="float">
            <text:p>145189508784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1985294117647" calcext:value-type="float">
            <text:p>6,819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847" calcext:value-type="float">
            <text:p>14518950878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906" calcext:value-type="float">
            <text:p>14518950879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7961" calcext:value-type="float">
            <text:p>1451895087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000" calcext:value-type="float">
            <text:p>14518950880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055" calcext:value-type="float">
            <text:p>14518950880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100" calcext:value-type="float">
            <text:p>1451895088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148" calcext:value-type="float">
            <text:p>1451895088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203" calcext:value-type="float">
            <text:p>14518950882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85294117647059" calcext:value-type="float">
            <text:p>8,8529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254" calcext:value-type="float">
            <text:p>14518950882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71962616822" calcext:value-type="float">
            <text:p>8,414719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312" calcext:value-type="float">
            <text:p>14518950883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71962616822" calcext:value-type="float">
            <text:p>8,414719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357" calcext:value-type="float">
            <text:p>14518950883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69801980198" calcext:value-type="float">
            <text:p>7,92698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418" calcext:value-type="float">
            <text:p>14518950884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447" calcext:value-type="float">
            <text:p>14518950884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513" calcext:value-type="float">
            <text:p>14518950885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552" calcext:value-type="float">
            <text:p>14518950885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9410377358491" calcext:value-type="float">
            <text:p>8,4941037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601" calcext:value-type="float">
            <text:p>14518950886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649" calcext:value-type="float">
            <text:p>14518950886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702" calcext:value-type="float">
            <text:p>14518950887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9.24662162162162" calcext:value-type="float">
            <text:p>9,2466216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755" calcext:value-type="float">
            <text:p>14518950887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796" calcext:value-type="float">
            <text:p>14518950887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868" calcext:value-type="float">
            <text:p>14518950888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909" calcext:value-type="float">
            <text:p>1451895088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8958" calcext:value-type="float">
            <text:p>14518950889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011" calcext:value-type="float">
            <text:p>14518950890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054" calcext:value-type="float">
            <text:p>14518950890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111" calcext:value-type="float">
            <text:p>14518950891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8870192307692" calcext:value-type="float">
            <text:p>6,688701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148" calcext:value-type="float">
            <text:p>1451895089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207" calcext:value-type="float">
            <text:p>1451895089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251" calcext:value-type="float">
            <text:p>14518950892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1985294117647" calcext:value-type="float">
            <text:p>6,819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311" calcext:value-type="float">
            <text:p>1451895089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1985294117647" calcext:value-type="float">
            <text:p>6,819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347" calcext:value-type="float">
            <text:p>14518950893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8793103448276" calcext:value-type="float">
            <text:p>7,8879310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409" calcext:value-type="float">
            <text:p>1451895089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967889908257" calcext:value-type="float">
            <text:p>7,4896788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453" calcext:value-type="float">
            <text:p>14518950894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254237288136" calcext:value-type="float">
            <text:p>7,6525423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515" calcext:value-type="float">
            <text:p>14518950895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571" calcext:value-type="float">
            <text:p>14518950895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607" calcext:value-type="float">
            <text:p>1451895089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660" calcext:value-type="float">
            <text:p>1451895089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714" calcext:value-type="float">
            <text:p>14518950897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757" calcext:value-type="float">
            <text:p>1451895089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813" calcext:value-type="float">
            <text:p>1451895089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848" calcext:value-type="float">
            <text:p>14518950898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908" calcext:value-type="float">
            <text:p>14518950899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438524590164" calcext:value-type="float">
            <text:p>7,7243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89949" calcext:value-type="float">
            <text:p>14518950899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010" calcext:value-type="float">
            <text:p>1451895090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060" calcext:value-type="float">
            <text:p>1451895090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115" calcext:value-type="float">
            <text:p>14518950901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163" calcext:value-type="float">
            <text:p>14518950901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202" calcext:value-type="float">
            <text:p>14518950902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261" calcext:value-type="float">
            <text:p>14518950902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300" calcext:value-type="float">
            <text:p>14518950903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363" calcext:value-type="float">
            <text:p>14518950903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399" calcext:value-type="float">
            <text:p>14518950903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438524590164" calcext:value-type="float">
            <text:p>7,7243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468" calcext:value-type="float">
            <text:p>14518950904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501" calcext:value-type="float">
            <text:p>14518950905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549" calcext:value-type="float">
            <text:p>14518950905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622" calcext:value-type="float">
            <text:p>14518950906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71014492754" calcext:value-type="float">
            <text:p>7,3297101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661" calcext:value-type="float">
            <text:p>14518950906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704" calcext:value-type="float">
            <text:p>14518950907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762" calcext:value-type="float">
            <text:p>14518950907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802" calcext:value-type="float">
            <text:p>14518950908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847" calcext:value-type="float">
            <text:p>14518950908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898" calcext:value-type="float">
            <text:p>14518950908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0957" calcext:value-type="float">
            <text:p>14518950909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001" calcext:value-type="float">
            <text:p>1451895091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049" calcext:value-type="float">
            <text:p>14518950910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107" calcext:value-type="float">
            <text:p>14518950911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113861386139" calcext:value-type="float">
            <text:p>7,511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169" calcext:value-type="float">
            <text:p>14518950911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207" calcext:value-type="float">
            <text:p>1451895091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264" calcext:value-type="float">
            <text:p>14518950912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314" calcext:value-type="float">
            <text:p>14518950913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383" calcext:value-type="float">
            <text:p>145189509138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52" calcext:value-type="float">
            <text:p>6,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421" calcext:value-type="float">
            <text:p>14518950914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454" calcext:value-type="float">
            <text:p>14518950914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500" calcext:value-type="float">
            <text:p>14518950915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557" calcext:value-type="float">
            <text:p>1451895091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827751196172" calcext:value-type="float">
            <text:p>8,038277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602" calcext:value-type="float">
            <text:p>14518950916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656" calcext:value-type="float">
            <text:p>14518950916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719" calcext:value-type="float">
            <text:p>14518950917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756" calcext:value-type="float">
            <text:p>14518950917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815" calcext:value-type="float">
            <text:p>14518950918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879" calcext:value-type="float">
            <text:p>145189509187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901" calcext:value-type="float">
            <text:p>14518950919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1958" calcext:value-type="float">
            <text:p>14518950919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007" calcext:value-type="float">
            <text:p>1451895092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6231343283582" calcext:value-type="float">
            <text:p>8,1623134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066" calcext:value-type="float">
            <text:p>14518950920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5" calcext:value-type="float">
            <text:p>6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116" calcext:value-type="float">
            <text:p>14518950921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173" calcext:value-type="float">
            <text:p>14518950921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215" calcext:value-type="float">
            <text:p>14518950922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257" calcext:value-type="float">
            <text:p>14518950922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655172413793" calcext:value-type="float">
            <text:p>8,1465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307" calcext:value-type="float">
            <text:p>1451895092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9410377358491" calcext:value-type="float">
            <text:p>8,4941037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366" calcext:value-type="float">
            <text:p>1451895092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418" calcext:value-type="float">
            <text:p>14518950924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456" calcext:value-type="float">
            <text:p>14518950924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509" calcext:value-type="float">
            <text:p>1451895092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575" calcext:value-type="float">
            <text:p>145189509257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609" calcext:value-type="float">
            <text:p>1451895092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648" calcext:value-type="float">
            <text:p>14518950926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701" calcext:value-type="float">
            <text:p>14518950927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761" calcext:value-type="float">
            <text:p>1451895092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800" calcext:value-type="float">
            <text:p>14518950928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851" calcext:value-type="float">
            <text:p>14518950928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916" calcext:value-type="float">
            <text:p>14518950929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2969" calcext:value-type="float">
            <text:p>14518950929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017" calcext:value-type="float">
            <text:p>14518950930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050" calcext:value-type="float">
            <text:p>14518950930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110" calcext:value-type="float">
            <text:p>1451895093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171" calcext:value-type="float">
            <text:p>14518950931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202" calcext:value-type="float">
            <text:p>14518950932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73" calcext:value-type="float">
            <text:p>6,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256" calcext:value-type="float">
            <text:p>1451895093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306" calcext:value-type="float">
            <text:p>14518950933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373" calcext:value-type="float">
            <text:p>14518950933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402" calcext:value-type="float">
            <text:p>14518950934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455" calcext:value-type="float">
            <text:p>14518950934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25" calcext:value-type="float">
            <text:p>6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509" calcext:value-type="float">
            <text:p>1451895093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561" calcext:value-type="float">
            <text:p>1451895093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607" calcext:value-type="float">
            <text:p>1451895093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662" calcext:value-type="float">
            <text:p>1451895093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911764705882" calcext:value-type="float">
            <text:p>7,9191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705" calcext:value-type="float">
            <text:p>14518950937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765" calcext:value-type="float">
            <text:p>1451895093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802" calcext:value-type="float">
            <text:p>14518950938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94059405940594" calcext:value-type="float">
            <text:p>8,9405940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862" calcext:value-type="float">
            <text:p>14518950938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901" calcext:value-type="float">
            <text:p>14518950939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961" calcext:value-type="float">
            <text:p>1451895093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3996" calcext:value-type="float">
            <text:p>14518950939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4150485436893" calcext:value-type="float">
            <text:p>8,7415048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066" calcext:value-type="float">
            <text:p>14518950940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872641509434" calcext:value-type="float">
            <text:p>6,587264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118" calcext:value-type="float">
            <text:p>14518950941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161" calcext:value-type="float">
            <text:p>1451895094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206" calcext:value-type="float">
            <text:p>1451895094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268" calcext:value-type="float">
            <text:p>14518950942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306" calcext:value-type="float">
            <text:p>14518950943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373" calcext:value-type="float">
            <text:p>14518950943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412" calcext:value-type="float">
            <text:p>14518950944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86824324324324" calcext:value-type="float">
            <text:p>8,8682432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450" calcext:value-type="float">
            <text:p>14518950944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8349056603774" calcext:value-type="float">
            <text:p>6,983490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511" calcext:value-type="float">
            <text:p>14518950945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567" calcext:value-type="float">
            <text:p>14518950945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624" calcext:value-type="float">
            <text:p>14518950946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661" calcext:value-type="float">
            <text:p>14518950946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702" calcext:value-type="float">
            <text:p>14518950947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764" calcext:value-type="float">
            <text:p>14518950947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807" calcext:value-type="float">
            <text:p>1451895094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857" calcext:value-type="float">
            <text:p>14518950948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1578947368421" calcext:value-type="float">
            <text:p>6,8157894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907" calcext:value-type="float">
            <text:p>1451895094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4957" calcext:value-type="float">
            <text:p>14518950949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007" calcext:value-type="float">
            <text:p>1451895095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057" calcext:value-type="float">
            <text:p>1451895095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107" calcext:value-type="float">
            <text:p>14518950951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945652173913" calcext:value-type="float">
            <text:p>8,19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158" calcext:value-type="float">
            <text:p>1451895095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945652173913" calcext:value-type="float">
            <text:p>8,19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208" calcext:value-type="float">
            <text:p>1451895095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8189655172414" calcext:value-type="float">
            <text:p>8,0818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258" calcext:value-type="float">
            <text:p>14518950952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308" calcext:value-type="float">
            <text:p>14518950953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09375" calcext:value-type="float">
            <text:p>6,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358" calcext:value-type="float">
            <text:p>1451895095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346153846154" calcext:value-type="float">
            <text:p>8,4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408" calcext:value-type="float">
            <text:p>1451895095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458" calcext:value-type="float">
            <text:p>1451895095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508" calcext:value-type="float">
            <text:p>14518950955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558" calcext:value-type="float">
            <text:p>14518950955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954545454545" calcext:value-type="float">
            <text:p>6,729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608" calcext:value-type="float">
            <text:p>1451895095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978260869565" calcext:value-type="float">
            <text:p>8,55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658" calcext:value-type="float">
            <text:p>1451895095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978260869565" calcext:value-type="float">
            <text:p>8,55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708" calcext:value-type="float">
            <text:p>1451895095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3051470588235" calcext:value-type="float">
            <text:p>7,63051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758" calcext:value-type="float">
            <text:p>14518950957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808" calcext:value-type="float">
            <text:p>14518950958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858" calcext:value-type="float">
            <text:p>14518950958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908" calcext:value-type="float">
            <text:p>14518950959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5958" calcext:value-type="float">
            <text:p>14518950959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008" calcext:value-type="float">
            <text:p>1451895096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058" calcext:value-type="float">
            <text:p>14518950960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108" calcext:value-type="float">
            <text:p>1451895096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158" calcext:value-type="float">
            <text:p>1451895096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208" calcext:value-type="float">
            <text:p>1451895096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258" calcext:value-type="float">
            <text:p>14518950962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6031553398058" calcext:value-type="float">
            <text:p>7,760315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308" calcext:value-type="float">
            <text:p>14518950963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358" calcext:value-type="float">
            <text:p>1451895096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75" calcext:value-type="float">
            <text:p>8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408" calcext:value-type="float">
            <text:p>1451895096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75" calcext:value-type="float">
            <text:p>8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458" calcext:value-type="float">
            <text:p>1451895096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3546511627907" calcext:value-type="float">
            <text:p>7,4354651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508" calcext:value-type="float">
            <text:p>14518950965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559" calcext:value-type="float">
            <text:p>1451895096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609" calcext:value-type="float">
            <text:p>1451895096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659" calcext:value-type="float">
            <text:p>1451895096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074257425743" calcext:value-type="float">
            <text:p>8,5507425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709" calcext:value-type="float">
            <text:p>1451895096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5364077669903" calcext:value-type="float">
            <text:p>6,7536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759" calcext:value-type="float">
            <text:p>1451895096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809" calcext:value-type="float">
            <text:p>1451895096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859" calcext:value-type="float">
            <text:p>1451895096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909" calcext:value-type="float">
            <text:p>1451895096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6959" calcext:value-type="float">
            <text:p>14518950969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009" calcext:value-type="float">
            <text:p>14518950970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059" calcext:value-type="float">
            <text:p>14518950970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109" calcext:value-type="float">
            <text:p>14518950971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159" calcext:value-type="float">
            <text:p>14518950971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209" calcext:value-type="float">
            <text:p>14518950972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259" calcext:value-type="float">
            <text:p>14518950972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4097222222222" calcext:value-type="float">
            <text:p>6,4409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309" calcext:value-type="float">
            <text:p>1451895097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359" calcext:value-type="float">
            <text:p>1451895097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409" calcext:value-type="float">
            <text:p>1451895097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459" calcext:value-type="float">
            <text:p>1451895097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509" calcext:value-type="float">
            <text:p>1451895097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559" calcext:value-type="float">
            <text:p>1451895097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609" calcext:value-type="float">
            <text:p>1451895097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659" calcext:value-type="float">
            <text:p>1451895097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709" calcext:value-type="float">
            <text:p>1451895097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759" calcext:value-type="float">
            <text:p>1451895097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809" calcext:value-type="float">
            <text:p>1451895097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859" calcext:value-type="float">
            <text:p>1451895097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909" calcext:value-type="float">
            <text:p>1451895097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7959" calcext:value-type="float">
            <text:p>14518950979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010" calcext:value-type="float">
            <text:p>1451895098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0891089108911" calcext:value-type="float">
            <text:p>8,1089108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060" calcext:value-type="float">
            <text:p>1451895098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110" calcext:value-type="float">
            <text:p>1451895098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160" calcext:value-type="float">
            <text:p>1451895098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210" calcext:value-type="float">
            <text:p>1451895098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260" calcext:value-type="float">
            <text:p>1451895098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310" calcext:value-type="float">
            <text:p>1451895098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360" calcext:value-type="float">
            <text:p>1451895098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410" calcext:value-type="float">
            <text:p>1451895098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460" calcext:value-type="float">
            <text:p>14518950984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510" calcext:value-type="float">
            <text:p>1451895098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323943661972" calcext:value-type="float">
            <text:p>7,1232394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560" calcext:value-type="float">
            <text:p>1451895098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610" calcext:value-type="float">
            <text:p>1451895098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660" calcext:value-type="float">
            <text:p>1451895098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711" calcext:value-type="float">
            <text:p>1451895098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764705882353" calcext:value-type="float">
            <text:p>7,61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761" calcext:value-type="float">
            <text:p>1451895098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811" calcext:value-type="float">
            <text:p>1451895098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861" calcext:value-type="float">
            <text:p>14518950988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911" calcext:value-type="float">
            <text:p>14518950989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8961" calcext:value-type="float">
            <text:p>1451895098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001" calcext:value-type="float">
            <text:p>1451895099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061" calcext:value-type="float">
            <text:p>14518950990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205882352941" calcext:value-type="float">
            <text:p>8,2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103" calcext:value-type="float">
            <text:p>14518950991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149" calcext:value-type="float">
            <text:p>14518950991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8522727272727" calcext:value-type="float">
            <text:p>8,1852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204" calcext:value-type="float">
            <text:p>14518950992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264" calcext:value-type="float">
            <text:p>14518950992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310" calcext:value-type="float">
            <text:p>1451895099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369" calcext:value-type="float">
            <text:p>14518950993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409" calcext:value-type="float">
            <text:p>1451895099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458" calcext:value-type="float">
            <text:p>1451895099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625" calcext:value-type="float">
            <text:p>7,37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507" calcext:value-type="float">
            <text:p>14518950995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625" calcext:value-type="float">
            <text:p>7,37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559" calcext:value-type="float">
            <text:p>1451895099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7194570135747" calcext:value-type="float">
            <text:p>8,1719457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614" calcext:value-type="float">
            <text:p>14518950996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652" calcext:value-type="float">
            <text:p>14518950996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709" calcext:value-type="float">
            <text:p>1451895099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4988038277512" calcext:value-type="float">
            <text:p>7,8498803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770" calcext:value-type="float">
            <text:p>1451895099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032110091743" calcext:value-type="float">
            <text:p>8,260321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811" calcext:value-type="float">
            <text:p>1451895099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852" calcext:value-type="float">
            <text:p>14518950998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907" calcext:value-type="float">
            <text:p>1451895099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955" calcext:value-type="float">
            <text:p>14518950999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099997" calcext:value-type="float">
            <text:p>14518950999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39224137931" calcext:value-type="float">
            <text:p>8,12392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064" calcext:value-type="float">
            <text:p>14518951000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108" calcext:value-type="float">
            <text:p>1451895100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163" calcext:value-type="float">
            <text:p>14518951001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216" calcext:value-type="float">
            <text:p>14518951002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268" calcext:value-type="float">
            <text:p>14518951002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301" calcext:value-type="float">
            <text:p>14518951003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360" calcext:value-type="float">
            <text:p>1451895100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416" calcext:value-type="float">
            <text:p>14518951004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6641791044776" calcext:value-type="float">
            <text:p>7,9664179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466" calcext:value-type="float">
            <text:p>14518951004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510" calcext:value-type="float">
            <text:p>1451895100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565" calcext:value-type="float">
            <text:p>14518951005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604" calcext:value-type="float">
            <text:p>14518951006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664" calcext:value-type="float">
            <text:p>14518951006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713" calcext:value-type="float">
            <text:p>14518951007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24358974359" calcext:value-type="float">
            <text:p>7,022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762" calcext:value-type="float">
            <text:p>14518951007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810" calcext:value-type="float">
            <text:p>1451895100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878" calcext:value-type="float">
            <text:p>145189510087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13317757009346" calcext:value-type="float">
            <text:p>6,1331775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925" calcext:value-type="float">
            <text:p>14518951009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0985" calcext:value-type="float">
            <text:p>145189510098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022" calcext:value-type="float">
            <text:p>14518951010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062" calcext:value-type="float">
            <text:p>14518951010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94886363636364" calcext:value-type="float">
            <text:p>8,948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108" calcext:value-type="float">
            <text:p>1451895101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165" calcext:value-type="float">
            <text:p>14518951011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207" calcext:value-type="float">
            <text:p>1451895101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251" calcext:value-type="float">
            <text:p>14518951012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308" calcext:value-type="float">
            <text:p>14518951013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346" calcext:value-type="float">
            <text:p>14518951013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423" calcext:value-type="float">
            <text:p>14518951014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446" calcext:value-type="float">
            <text:p>14518951014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509" calcext:value-type="float">
            <text:p>1451895101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564" calcext:value-type="float">
            <text:p>14518951015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099173553719" calcext:value-type="float">
            <text:p>7,809917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614" calcext:value-type="float">
            <text:p>14518951016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662" calcext:value-type="float">
            <text:p>1451895101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708" calcext:value-type="float">
            <text:p>1451895101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761" calcext:value-type="float">
            <text:p>1451895101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816" calcext:value-type="float">
            <text:p>14518951018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857" calcext:value-type="float">
            <text:p>14518951018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899" calcext:value-type="float">
            <text:p>14518951018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1961" calcext:value-type="float">
            <text:p>1451895101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006" calcext:value-type="float">
            <text:p>14518951020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066" calcext:value-type="float">
            <text:p>14518951020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117" calcext:value-type="float">
            <text:p>14518951021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156" calcext:value-type="float">
            <text:p>1451895102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212" calcext:value-type="float">
            <text:p>14518951022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258" calcext:value-type="float">
            <text:p>14518951022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018957345972" calcext:value-type="float">
            <text:p>8,3601895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298" calcext:value-type="float">
            <text:p>14518951022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364" calcext:value-type="float">
            <text:p>14518951023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400" calcext:value-type="float">
            <text:p>14518951024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462" calcext:value-type="float">
            <text:p>1451895102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500" calcext:value-type="float">
            <text:p>14518951025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5853658536585" calcext:value-type="float">
            <text:p>6,658536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553" calcext:value-type="float">
            <text:p>14518951025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603" calcext:value-type="float">
            <text:p>14518951026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664" calcext:value-type="float">
            <text:p>14518951026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708" calcext:value-type="float">
            <text:p>1451895102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71014492754" calcext:value-type="float">
            <text:p>7,3297101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759" calcext:value-type="float">
            <text:p>1451895102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798" calcext:value-type="float">
            <text:p>14518951027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205882352941" calcext:value-type="float">
            <text:p>8,2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864" calcext:value-type="float">
            <text:p>14518951028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896" calcext:value-type="float">
            <text:p>14518951028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2985" calcext:value-type="float">
            <text:p>145189510298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010" calcext:value-type="float">
            <text:p>1451895103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069" calcext:value-type="float">
            <text:p>14518951030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114" calcext:value-type="float">
            <text:p>14518951031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158" calcext:value-type="float">
            <text:p>1451895103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215" calcext:value-type="float">
            <text:p>14518951032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497461928934" calcext:value-type="float">
            <text:p>7,9149746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254" calcext:value-type="float">
            <text:p>14518951032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301" calcext:value-type="float">
            <text:p>14518951033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350" calcext:value-type="float">
            <text:p>14518951033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412" calcext:value-type="float">
            <text:p>14518951034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463" calcext:value-type="float">
            <text:p>1451895103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101351351351" calcext:value-type="float">
            <text:p>7,2010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496" calcext:value-type="float">
            <text:p>14518951034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571" calcext:value-type="float">
            <text:p>14518951035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613" calcext:value-type="float">
            <text:p>1451895103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659" calcext:value-type="float">
            <text:p>1451895103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696" calcext:value-type="float">
            <text:p>14518951036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6529126213592" calcext:value-type="float">
            <text:p>7,3652912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769" calcext:value-type="float">
            <text:p>14518951037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290983606557" calcext:value-type="float">
            <text:p>8,4129098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802" calcext:value-type="float">
            <text:p>14518951038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865" calcext:value-type="float">
            <text:p>14518951038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907" calcext:value-type="float">
            <text:p>1451895103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3959" calcext:value-type="float">
            <text:p>14518951039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008" calcext:value-type="float">
            <text:p>1451895104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052" calcext:value-type="float">
            <text:p>14518951040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118" calcext:value-type="float">
            <text:p>14518951041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169" calcext:value-type="float">
            <text:p>14518951041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216" calcext:value-type="float">
            <text:p>14518951042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4068396226415" calcext:value-type="float">
            <text:p>7,540683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272" calcext:value-type="float">
            <text:p>14518951042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296" calcext:value-type="float">
            <text:p>14518951042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374" calcext:value-type="float">
            <text:p>14518951043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414" calcext:value-type="float">
            <text:p>14518951044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457" calcext:value-type="float">
            <text:p>14518951044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499" calcext:value-type="float">
            <text:p>14518951044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564" calcext:value-type="float">
            <text:p>14518951045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610" calcext:value-type="float">
            <text:p>1451895104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649" calcext:value-type="float">
            <text:p>14518951046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716" calcext:value-type="float">
            <text:p>14518951047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757" calcext:value-type="float">
            <text:p>1451895104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84375" calcext:value-type="float">
            <text:p>6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836" calcext:value-type="float">
            <text:p>145189510483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876" calcext:value-type="float">
            <text:p>14518951048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932" calcext:value-type="float">
            <text:p>145189510493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4964" calcext:value-type="float">
            <text:p>14518951049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013" calcext:value-type="float">
            <text:p>14518951050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8732394366197" calcext:value-type="float">
            <text:p>7,8873239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060" calcext:value-type="float">
            <text:p>1451895105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8732394366197" calcext:value-type="float">
            <text:p>7,8873239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111" calcext:value-type="float">
            <text:p>14518951051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9075829383886" calcext:value-type="float">
            <text:p>7,1907582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156" calcext:value-type="float">
            <text:p>1451895105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227" calcext:value-type="float">
            <text:p>14518951052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249" calcext:value-type="float">
            <text:p>14518951052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6666666666667" calcext:value-type="float">
            <text:p>8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301" calcext:value-type="float">
            <text:p>14518951053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364" calcext:value-type="float">
            <text:p>14518951053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402" calcext:value-type="float">
            <text:p>14518951054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461" calcext:value-type="float">
            <text:p>14518951054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501" calcext:value-type="float">
            <text:p>14518951055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559" calcext:value-type="float">
            <text:p>1451895105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607" calcext:value-type="float">
            <text:p>1451895105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792682926829" calcext:value-type="float">
            <text:p>8,207926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662" calcext:value-type="float">
            <text:p>1451895105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792682926829" calcext:value-type="float">
            <text:p>8,207926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710" calcext:value-type="float">
            <text:p>1451895105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8189655172414" calcext:value-type="float">
            <text:p>8,0818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765" calcext:value-type="float">
            <text:p>1451895105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806" calcext:value-type="float">
            <text:p>14518951058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876" calcext:value-type="float">
            <text:p>14518951058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920" calcext:value-type="float">
            <text:p>14518951059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5959" calcext:value-type="float">
            <text:p>14518951059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375" calcext:value-type="float">
            <text:p>7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013" calcext:value-type="float">
            <text:p>14518951060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063" calcext:value-type="float">
            <text:p>14518951060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0568181818182" calcext:value-type="float">
            <text:p>6,70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108" calcext:value-type="float">
            <text:p>1451895106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156" calcext:value-type="float">
            <text:p>1451895106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237" calcext:value-type="float">
            <text:p>6,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208" calcext:value-type="float">
            <text:p>1451895106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75263157894737" calcext:value-type="float">
            <text:p>4,7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273" calcext:value-type="float">
            <text:p>14518951062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205882352941" calcext:value-type="float">
            <text:p>8,2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312" calcext:value-type="float">
            <text:p>14518951063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351" calcext:value-type="float">
            <text:p>14518951063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411" calcext:value-type="float">
            <text:p>14518951064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466" calcext:value-type="float">
            <text:p>14518951064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5652173913043" calcext:value-type="float">
            <text:p>6,75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510" calcext:value-type="float">
            <text:p>1451895106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82712765957447" calcext:value-type="float">
            <text:p>5,827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562" calcext:value-type="float">
            <text:p>14518951065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601" calcext:value-type="float">
            <text:p>14518951066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9551282051282" calcext:value-type="float">
            <text:p>7,69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660" calcext:value-type="float">
            <text:p>1451895106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711" calcext:value-type="float">
            <text:p>1451895106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762" calcext:value-type="float">
            <text:p>14518951067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813" calcext:value-type="float">
            <text:p>1451895106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859" calcext:value-type="float">
            <text:p>1451895106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3125" calcext:value-type="float">
            <text:p>7,78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899" calcext:value-type="float">
            <text:p>14518951068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6950" calcext:value-type="float">
            <text:p>14518951069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004" calcext:value-type="float">
            <text:p>14518951070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068" calcext:value-type="float">
            <text:p>14518951070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6859504132231" calcext:value-type="float">
            <text:p>6,768595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109" calcext:value-type="float">
            <text:p>14518951071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150" calcext:value-type="float">
            <text:p>14518951071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209" calcext:value-type="float">
            <text:p>14518951072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5364077669903" calcext:value-type="float">
            <text:p>6,7536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261" calcext:value-type="float">
            <text:p>14518951072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316" calcext:value-type="float">
            <text:p>14518951073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375" calcext:value-type="float">
            <text:p>145189510737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398" calcext:value-type="float">
            <text:p>14518951073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457" calcext:value-type="float">
            <text:p>14518951074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515" calcext:value-type="float">
            <text:p>14518951075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557" calcext:value-type="float">
            <text:p>1451895107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616" calcext:value-type="float">
            <text:p>14518951076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9410377358491" calcext:value-type="float">
            <text:p>8,4941037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669" calcext:value-type="float">
            <text:p>14518951076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708" calcext:value-type="float">
            <text:p>1451895107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768" calcext:value-type="float">
            <text:p>14518951077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0625" calcext:value-type="float">
            <text:p>8,0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807" calcext:value-type="float">
            <text:p>1451895107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851" calcext:value-type="float">
            <text:p>14518951078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914" calcext:value-type="float">
            <text:p>14518951079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7963" calcext:value-type="float">
            <text:p>1451895107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008" calcext:value-type="float">
            <text:p>1451895108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069" calcext:value-type="float">
            <text:p>14518951080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111" calcext:value-type="float">
            <text:p>14518951081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171" calcext:value-type="float">
            <text:p>14518951081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199" calcext:value-type="float">
            <text:p>14518951081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268" calcext:value-type="float">
            <text:p>14518951082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308" calcext:value-type="float">
            <text:p>14518951083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348" calcext:value-type="float">
            <text:p>14518951083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415" calcext:value-type="float">
            <text:p>14518951084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462" calcext:value-type="float">
            <text:p>1451895108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511" calcext:value-type="float">
            <text:p>14518951085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554" calcext:value-type="float">
            <text:p>14518951085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606" calcext:value-type="float">
            <text:p>1451895108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674" calcext:value-type="float">
            <text:p>14518951086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709" calcext:value-type="float">
            <text:p>1451895108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762" calcext:value-type="float">
            <text:p>14518951087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821" calcext:value-type="float">
            <text:p>14518951088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863" calcext:value-type="float">
            <text:p>14518951088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903" calcext:value-type="float">
            <text:p>14518951089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189453125" calcext:value-type="float">
            <text:p>6,41894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8963" calcext:value-type="float">
            <text:p>1451895108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2109375" calcext:value-type="float">
            <text:p>6,2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007" calcext:value-type="float">
            <text:p>1451895109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066" calcext:value-type="float">
            <text:p>14518951090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109" calcext:value-type="float">
            <text:p>14518951091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162" calcext:value-type="float">
            <text:p>1451895109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206" calcext:value-type="float">
            <text:p>1451895109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259" calcext:value-type="float">
            <text:p>14518951092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311" calcext:value-type="float">
            <text:p>1451895109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357" calcext:value-type="float">
            <text:p>14518951093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621287128713" calcext:value-type="float">
            <text:p>7,3162128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415" calcext:value-type="float">
            <text:p>14518951094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451" calcext:value-type="float">
            <text:p>14518951094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498" calcext:value-type="float">
            <text:p>14518951094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557" calcext:value-type="float">
            <text:p>1451895109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606" calcext:value-type="float">
            <text:p>1451895109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6287878787879" calcext:value-type="float">
            <text:p>7,6628787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671" calcext:value-type="float">
            <text:p>14518951096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697" calcext:value-type="float">
            <text:p>14518951096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757" calcext:value-type="float">
            <text:p>1451895109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809" calcext:value-type="float">
            <text:p>1451895109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853" calcext:value-type="float">
            <text:p>14518951098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912" calcext:value-type="float">
            <text:p>14518951099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421875" calcext:value-type="float">
            <text:p>7,324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09952" calcext:value-type="float">
            <text:p>14518951099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421875" calcext:value-type="float">
            <text:p>7,324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012" calcext:value-type="float">
            <text:p>14518951100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9817073170732" calcext:value-type="float">
            <text:p>7,798170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047" calcext:value-type="float">
            <text:p>14518951100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978260869565" calcext:value-type="float">
            <text:p>8,55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106" calcext:value-type="float">
            <text:p>14518951101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167" calcext:value-type="float">
            <text:p>14518951101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207" calcext:value-type="float">
            <text:p>1451895110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256" calcext:value-type="float">
            <text:p>1451895110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406779661017" calcext:value-type="float">
            <text:p>6,940677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325" calcext:value-type="float">
            <text:p>14518951103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356" calcext:value-type="float">
            <text:p>14518951103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423" calcext:value-type="float">
            <text:p>14518951104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468" calcext:value-type="float">
            <text:p>14518951104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497" calcext:value-type="float">
            <text:p>1451895110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553" calcext:value-type="float">
            <text:p>14518951105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602" calcext:value-type="float">
            <text:p>14518951106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329145728643" calcext:value-type="float">
            <text:p>8,033291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671" calcext:value-type="float">
            <text:p>14518951106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715" calcext:value-type="float">
            <text:p>14518951107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749" calcext:value-type="float">
            <text:p>14518951107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807" calcext:value-type="float">
            <text:p>1451895110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854" calcext:value-type="float">
            <text:p>14518951108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909" calcext:value-type="float">
            <text:p>1451895110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0960" calcext:value-type="float">
            <text:p>1451895110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014" calcext:value-type="float">
            <text:p>14518951110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625" calcext:value-type="float">
            <text:p>7,58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052" calcext:value-type="float">
            <text:p>14518951110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121" calcext:value-type="float">
            <text:p>14518951111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148" calcext:value-type="float">
            <text:p>1451895111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206" calcext:value-type="float">
            <text:p>1451895111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280" calcext:value-type="float">
            <text:p>145189511128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299" calcext:value-type="float">
            <text:p>14518951112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359" calcext:value-type="float">
            <text:p>1451895111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419" calcext:value-type="float">
            <text:p>14518951114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457" calcext:value-type="float">
            <text:p>14518951114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517" calcext:value-type="float">
            <text:p>14518951115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560" calcext:value-type="float">
            <text:p>1451895111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3125" calcext:value-type="float">
            <text:p>7,99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617" calcext:value-type="float">
            <text:p>14518951116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659" calcext:value-type="float">
            <text:p>1451895111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90625" calcext:value-type="float">
            <text:p>8,03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701" calcext:value-type="float">
            <text:p>14518951117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757" calcext:value-type="float">
            <text:p>1451895111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812" calcext:value-type="float">
            <text:p>14518951118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877" calcext:value-type="float">
            <text:p>145189511187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912" calcext:value-type="float">
            <text:p>14518951119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84375" calcext:value-type="float">
            <text:p>7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1954" calcext:value-type="float">
            <text:p>14518951119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009" calcext:value-type="float">
            <text:p>14518951120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057" calcext:value-type="float">
            <text:p>1451895112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5075757575758" calcext:value-type="float">
            <text:p>7,450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098" calcext:value-type="float">
            <text:p>14518951120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155" calcext:value-type="float">
            <text:p>14518951121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212" calcext:value-type="float">
            <text:p>14518951122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264" calcext:value-type="float">
            <text:p>14518951122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309" calcext:value-type="float">
            <text:p>1451895112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349" calcext:value-type="float">
            <text:p>14518951123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399" calcext:value-type="float">
            <text:p>14518951123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464" calcext:value-type="float">
            <text:p>14518951124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510" calcext:value-type="float">
            <text:p>1451895112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4434673366834" calcext:value-type="float">
            <text:p>8,2443467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552" calcext:value-type="float">
            <text:p>14518951125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764705882353" calcext:value-type="float">
            <text:p>7,61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606" calcext:value-type="float">
            <text:p>1451895112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686" calcext:value-type="float">
            <text:p>145189511268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746" calcext:value-type="float">
            <text:p>14518951127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746" calcext:value-type="float">
            <text:p>14518951127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822" calcext:value-type="float">
            <text:p>14518951128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190594059406" calcext:value-type="float">
            <text:p>8,1219059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857" calcext:value-type="float">
            <text:p>14518951128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190594059406" calcext:value-type="float">
            <text:p>8,1219059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917" calcext:value-type="float">
            <text:p>14518951129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2963" calcext:value-type="float">
            <text:p>1451895112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9625" calcext:value-type="float">
            <text:p>7,7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001" calcext:value-type="float">
            <text:p>1451895113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046" calcext:value-type="float">
            <text:p>14518951130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121" calcext:value-type="float">
            <text:p>14518951131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151" calcext:value-type="float">
            <text:p>14518951131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644736842105" calcext:value-type="float">
            <text:p>8,2664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208" calcext:value-type="float">
            <text:p>1451895113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264" calcext:value-type="float">
            <text:p>14518951132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312" calcext:value-type="float">
            <text:p>14518951133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5075757575758" calcext:value-type="float">
            <text:p>7,450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354" calcext:value-type="float">
            <text:p>14518951133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400" calcext:value-type="float">
            <text:p>14518951134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465" calcext:value-type="float">
            <text:p>14518951134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513" calcext:value-type="float">
            <text:p>14518951135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563" calcext:value-type="float">
            <text:p>14518951135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607" calcext:value-type="float">
            <text:p>1451895113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5364077669903" calcext:value-type="float">
            <text:p>6,7536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683" calcext:value-type="float">
            <text:p>145189511368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707" calcext:value-type="float">
            <text:p>14518951137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750" calcext:value-type="float">
            <text:p>14518951137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823" calcext:value-type="float">
            <text:p>14518951138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882" calcext:value-type="float">
            <text:p>145189511388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907" calcext:value-type="float">
            <text:p>1451895113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3947" calcext:value-type="float">
            <text:p>14518951139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008" calcext:value-type="float">
            <text:p>1451895114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764705882353" calcext:value-type="float">
            <text:p>7,61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076" calcext:value-type="float">
            <text:p>14518951140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113" calcext:value-type="float">
            <text:p>14518951141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159" calcext:value-type="float">
            <text:p>14518951141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09607438016529" calcext:value-type="float">
            <text:p>6,0960743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203" calcext:value-type="float">
            <text:p>14518951142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256" calcext:value-type="float">
            <text:p>1451895114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342" calcext:value-type="float">
            <text:p>145189511434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352" calcext:value-type="float">
            <text:p>14518951143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398514851485" calcext:value-type="float">
            <text:p>7,913985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396" calcext:value-type="float">
            <text:p>14518951143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316513761468" calcext:value-type="float">
            <text:p>7,9231651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467" calcext:value-type="float">
            <text:p>14518951144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497" calcext:value-type="float">
            <text:p>1451895114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554" calcext:value-type="float">
            <text:p>14518951145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606" calcext:value-type="float">
            <text:p>1451895114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69423076923077" calcext:value-type="float">
            <text:p>5,694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667" calcext:value-type="float">
            <text:p>14518951146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712" calcext:value-type="float">
            <text:p>14518951147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759" calcext:value-type="float">
            <text:p>1451895114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799" calcext:value-type="float">
            <text:p>14518951147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874" calcext:value-type="float">
            <text:p>14518951148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6641791044776" calcext:value-type="float">
            <text:p>7,9664179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906" calcext:value-type="float">
            <text:p>14518951149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4973" calcext:value-type="float">
            <text:p>14518951149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014" calcext:value-type="float">
            <text:p>14518951150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058" calcext:value-type="float">
            <text:p>14518951150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116" calcext:value-type="float">
            <text:p>14518951151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172" calcext:value-type="float">
            <text:p>14518951151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80752212389381" calcext:value-type="float">
            <text:p>5,8075221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215" calcext:value-type="float">
            <text:p>14518951152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259" calcext:value-type="float">
            <text:p>14518951152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322" calcext:value-type="float">
            <text:p>14518951153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366" calcext:value-type="float">
            <text:p>1451895115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414" calcext:value-type="float">
            <text:p>14518951154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269911504425" calcext:value-type="float">
            <text:p>7,64269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447" calcext:value-type="float">
            <text:p>14518951154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517" calcext:value-type="float">
            <text:p>14518951155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554" calcext:value-type="float">
            <text:p>14518951155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612" calcext:value-type="float">
            <text:p>14518951156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666" calcext:value-type="float">
            <text:p>14518951156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727" calcext:value-type="float">
            <text:p>14518951157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757" calcext:value-type="float">
            <text:p>1451895115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826" calcext:value-type="float">
            <text:p>14518951158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3125" calcext:value-type="float">
            <text:p>8,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863" calcext:value-type="float">
            <text:p>14518951158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9306930693069" calcext:value-type="float">
            <text:p>7,6930693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906" calcext:value-type="float">
            <text:p>14518951159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5969" calcext:value-type="float">
            <text:p>14518951159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016" calcext:value-type="float">
            <text:p>14518951160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0699152542373" calcext:value-type="float">
            <text:p>6,606991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070" calcext:value-type="float">
            <text:p>14518951160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2569444444444" calcext:value-type="float">
            <text:p>8,72569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108" calcext:value-type="float">
            <text:p>1451895116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149" calcext:value-type="float">
            <text:p>14518951161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208" calcext:value-type="float">
            <text:p>1451895116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249" calcext:value-type="float">
            <text:p>14518951162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311" calcext:value-type="float">
            <text:p>1451895116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346" calcext:value-type="float">
            <text:p>14518951163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423" calcext:value-type="float">
            <text:p>14518951164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448" calcext:value-type="float">
            <text:p>14518951164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512" calcext:value-type="float">
            <text:p>1451895116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558" calcext:value-type="float">
            <text:p>14518951165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613" calcext:value-type="float">
            <text:p>1451895116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651" calcext:value-type="float">
            <text:p>14518951166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707" calcext:value-type="float">
            <text:p>14518951167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766" calcext:value-type="float">
            <text:p>14518951167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824" calcext:value-type="float">
            <text:p>14518951168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885" calcext:value-type="float">
            <text:p>145189511688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920" calcext:value-type="float">
            <text:p>14518951169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954" calcext:value-type="float">
            <text:p>14518951169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885593220339" calcext:value-type="float">
            <text:p>7,318855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6996" calcext:value-type="float">
            <text:p>14518951169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062" calcext:value-type="float">
            <text:p>14518951170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113" calcext:value-type="float">
            <text:p>14518951171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158" calcext:value-type="float">
            <text:p>1451895117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9831730769231" calcext:value-type="float">
            <text:p>7,698317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213" calcext:value-type="float">
            <text:p>14518951172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253" calcext:value-type="float">
            <text:p>14518951172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314" calcext:value-type="float">
            <text:p>14518951173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362" calcext:value-type="float">
            <text:p>1451895117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410" calcext:value-type="float">
            <text:p>1451895117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447" calcext:value-type="float">
            <text:p>14518951174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506" calcext:value-type="float">
            <text:p>14518951175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566" calcext:value-type="float">
            <text:p>14518951175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613" calcext:value-type="float">
            <text:p>1451895117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658" calcext:value-type="float">
            <text:p>1451895117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86231884058" calcext:value-type="float">
            <text:p>8,128623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714" calcext:value-type="float">
            <text:p>14518951177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25" calcext:value-type="float">
            <text:p>6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762" calcext:value-type="float">
            <text:p>14518951177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796" calcext:value-type="float">
            <text:p>14518951177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871" calcext:value-type="float">
            <text:p>14518951178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911" calcext:value-type="float">
            <text:p>14518951179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7951" calcext:value-type="float">
            <text:p>14518951179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012" calcext:value-type="float">
            <text:p>14518951180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050" calcext:value-type="float">
            <text:p>14518951180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125" calcext:value-type="float">
            <text:p>14518951181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152" calcext:value-type="float">
            <text:p>14518951181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215" calcext:value-type="float">
            <text:p>14518951182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264" calcext:value-type="float">
            <text:p>14518951182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302" calcext:value-type="float">
            <text:p>14518951183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347" calcext:value-type="float">
            <text:p>14518951183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413" calcext:value-type="float">
            <text:p>1451895118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457" calcext:value-type="float">
            <text:p>14518951184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9306930693069" calcext:value-type="float">
            <text:p>7,6930693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513" calcext:value-type="float">
            <text:p>14518951185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563" calcext:value-type="float">
            <text:p>14518951185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606" calcext:value-type="float">
            <text:p>1451895118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673" calcext:value-type="float">
            <text:p>14518951186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329145728643" calcext:value-type="float">
            <text:p>8,033291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707" calcext:value-type="float">
            <text:p>14518951187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764" calcext:value-type="float">
            <text:p>14518951187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813" calcext:value-type="float">
            <text:p>1451895118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863" calcext:value-type="float">
            <text:p>14518951188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3305785124" calcext:value-type="float">
            <text:p>8,1353305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909" calcext:value-type="float">
            <text:p>1451895118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8956" calcext:value-type="float">
            <text:p>14518951189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021" calcext:value-type="float">
            <text:p>14518951190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053" calcext:value-type="float">
            <text:p>14518951190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100" calcext:value-type="float">
            <text:p>1451895119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156" calcext:value-type="float">
            <text:p>1451895119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4365671641791" calcext:value-type="float">
            <text:p>7,1436567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218" calcext:value-type="float">
            <text:p>14518951192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255" calcext:value-type="float">
            <text:p>14518951192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300" calcext:value-type="float">
            <text:p>14518951193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367" calcext:value-type="float">
            <text:p>14518951193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401" calcext:value-type="float">
            <text:p>14518951194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446" calcext:value-type="float">
            <text:p>14518951194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524" calcext:value-type="float">
            <text:p>14518951195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227941176471" calcext:value-type="float">
            <text:p>8,04227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548" calcext:value-type="float">
            <text:p>1451895119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4368932038835" calcext:value-type="float">
            <text:p>7,5436893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610" calcext:value-type="float">
            <text:p>1451895119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669" calcext:value-type="float">
            <text:p>14518951196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708" calcext:value-type="float">
            <text:p>1451895119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749" calcext:value-type="float">
            <text:p>14518951197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801" calcext:value-type="float">
            <text:p>14518951198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863" calcext:value-type="float">
            <text:p>14518951198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910" calcext:value-type="float">
            <text:p>1451895119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4107142857143" calcext:value-type="float">
            <text:p>7,7410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19964" calcext:value-type="float">
            <text:p>14518951199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020" calcext:value-type="float">
            <text:p>14518951200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046" calcext:value-type="float">
            <text:p>14518951200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122" calcext:value-type="float">
            <text:p>14518951201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150" calcext:value-type="float">
            <text:p>14518951201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202" calcext:value-type="float">
            <text:p>14518951202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3691037735849" calcext:value-type="float">
            <text:p>7,936910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260" calcext:value-type="float">
            <text:p>1451895120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1148648648649" calcext:value-type="float">
            <text:p>8,1114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316" calcext:value-type="float">
            <text:p>14518951203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358" calcext:value-type="float">
            <text:p>1451895120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399" calcext:value-type="float">
            <text:p>14518951203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164974619289" calcext:value-type="float">
            <text:p>7,9016497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449" calcext:value-type="float">
            <text:p>14518951204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509" calcext:value-type="float">
            <text:p>1451895120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565" calcext:value-type="float">
            <text:p>14518951205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608" calcext:value-type="float">
            <text:p>1451895120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103448275862" calcext:value-type="float">
            <text:p>7,6810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653" calcext:value-type="float">
            <text:p>14518951206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103448275862" calcext:value-type="float">
            <text:p>7,6810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710" calcext:value-type="float">
            <text:p>1451895120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736966824645" calcext:value-type="float">
            <text:p>7,3773696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752" calcext:value-type="float">
            <text:p>14518951207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800" calcext:value-type="float">
            <text:p>14518951208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860" calcext:value-type="float">
            <text:p>1451895120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3125" calcext:value-type="float">
            <text:p>8,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907" calcext:value-type="float">
            <text:p>1451895120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3125" calcext:value-type="float">
            <text:p>8,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965" calcext:value-type="float">
            <text:p>14518951209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227941176471" calcext:value-type="float">
            <text:p>8,04227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0999" calcext:value-type="float">
            <text:p>14518951209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057" calcext:value-type="float">
            <text:p>1451895121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097" calcext:value-type="float">
            <text:p>14518951210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157" calcext:value-type="float">
            <text:p>14518951211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207" calcext:value-type="float">
            <text:p>1451895121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271" calcext:value-type="float">
            <text:p>14518951212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315" calcext:value-type="float">
            <text:p>14518951213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356" calcext:value-type="float">
            <text:p>14518951213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69801980198" calcext:value-type="float">
            <text:p>7,92698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425" calcext:value-type="float">
            <text:p>14518951214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69801980198" calcext:value-type="float">
            <text:p>7,92698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466" calcext:value-type="float">
            <text:p>14518951214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9817073170732" calcext:value-type="float">
            <text:p>7,798170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533" calcext:value-type="float">
            <text:p>145189512153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557" calcext:value-type="float">
            <text:p>1451895121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596" calcext:value-type="float">
            <text:p>14518951215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6031553398058" calcext:value-type="float">
            <text:p>7,760315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671" calcext:value-type="float">
            <text:p>14518951216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6031553398058" calcext:value-type="float">
            <text:p>7,760315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711" calcext:value-type="float">
            <text:p>1451895121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364253393665" calcext:value-type="float">
            <text:p>7,4236425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754" calcext:value-type="float">
            <text:p>14518951217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801" calcext:value-type="float">
            <text:p>14518951218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859" calcext:value-type="float">
            <text:p>1451895121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910" calcext:value-type="float">
            <text:p>1451895121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6699029126214" calcext:value-type="float">
            <text:p>8,766990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1946" calcext:value-type="float">
            <text:p>14518951219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260869565217" calcext:value-type="float">
            <text:p>7,5326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027" calcext:value-type="float">
            <text:p>14518951220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055" calcext:value-type="float">
            <text:p>14518951220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108" calcext:value-type="float">
            <text:p>1451895122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148" calcext:value-type="float">
            <text:p>1451895122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206" calcext:value-type="float">
            <text:p>1451895122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277" calcext:value-type="float">
            <text:p>145189512227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317" calcext:value-type="float">
            <text:p>14518951223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357" calcext:value-type="float">
            <text:p>14518951223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408" calcext:value-type="float">
            <text:p>1451895122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449" calcext:value-type="float">
            <text:p>14518951224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6641791044776" calcext:value-type="float">
            <text:p>7,9664179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512" calcext:value-type="float">
            <text:p>1451895122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560" calcext:value-type="float">
            <text:p>1451895122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615" calcext:value-type="float">
            <text:p>14518951226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6168224299065" calcext:value-type="float">
            <text:p>7,26168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664" calcext:value-type="float">
            <text:p>14518951226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5088495575221" calcext:value-type="float">
            <text:p>6,5508849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709" calcext:value-type="float">
            <text:p>1451895122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767" calcext:value-type="float">
            <text:p>14518951227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802" calcext:value-type="float">
            <text:p>14518951228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852" calcext:value-type="float">
            <text:p>14518951228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901" calcext:value-type="float">
            <text:p>14518951229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570093457944" calcext:value-type="float">
            <text:p>6,5257009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2955" calcext:value-type="float">
            <text:p>14518951229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008" calcext:value-type="float">
            <text:p>1451895123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047" calcext:value-type="float">
            <text:p>14518951230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100" calcext:value-type="float">
            <text:p>1451895123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160" calcext:value-type="float">
            <text:p>1451895123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220" calcext:value-type="float">
            <text:p>14518951232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258" calcext:value-type="float">
            <text:p>14518951232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299" calcext:value-type="float">
            <text:p>14518951232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380" calcext:value-type="float">
            <text:p>145189512338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398" calcext:value-type="float">
            <text:p>14518951233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470" calcext:value-type="float">
            <text:p>14518951234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650753768844" calcext:value-type="float">
            <text:p>7,4265075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520" calcext:value-type="float">
            <text:p>14518951235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552" calcext:value-type="float">
            <text:p>14518951235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8522727272727" calcext:value-type="float">
            <text:p>8,1852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613" calcext:value-type="float">
            <text:p>1451895123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658" calcext:value-type="float">
            <text:p>1451895123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711" calcext:value-type="float">
            <text:p>1451895123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765" calcext:value-type="float">
            <text:p>1451895123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032110091743" calcext:value-type="float">
            <text:p>8,260321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796" calcext:value-type="float">
            <text:p>14518951237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867" calcext:value-type="float">
            <text:p>14518951238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904" calcext:value-type="float">
            <text:p>14518951239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3946" calcext:value-type="float">
            <text:p>14518951239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004" calcext:value-type="float">
            <text:p>14518951240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064" calcext:value-type="float">
            <text:p>14518951240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105" calcext:value-type="float">
            <text:p>14518951241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542986425339" calcext:value-type="float">
            <text:p>7,0554298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170" calcext:value-type="float">
            <text:p>14518951241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542986425339" calcext:value-type="float">
            <text:p>7,0554298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211" calcext:value-type="float">
            <text:p>1451895124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3125" calcext:value-type="float">
            <text:p>7,99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270" calcext:value-type="float">
            <text:p>14518951242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310" calcext:value-type="float">
            <text:p>1451895124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376" calcext:value-type="float">
            <text:p>14518951243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419" calcext:value-type="float">
            <text:p>14518951244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460" calcext:value-type="float">
            <text:p>14518951244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398514851485" calcext:value-type="float">
            <text:p>7,913985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502" calcext:value-type="float">
            <text:p>14518951245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556" calcext:value-type="float">
            <text:p>14518951245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606" calcext:value-type="float">
            <text:p>1451895124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668" calcext:value-type="float">
            <text:p>14518951246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3542713567839" calcext:value-type="float">
            <text:p>7,835427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706" calcext:value-type="float">
            <text:p>14518951247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756" calcext:value-type="float">
            <text:p>14518951247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845" calcext:value-type="float">
            <text:p>145189512484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4150485436893" calcext:value-type="float">
            <text:p>8,7415048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851" calcext:value-type="float">
            <text:p>14518951248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4150485436893" calcext:value-type="float">
            <text:p>8,7415048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917" calcext:value-type="float">
            <text:p>14518951249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401515151515" calcext:value-type="float">
            <text:p>7,464015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4958" calcext:value-type="float">
            <text:p>14518951249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001" calcext:value-type="float">
            <text:p>1451895125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064" calcext:value-type="float">
            <text:p>14518951250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096" calcext:value-type="float">
            <text:p>14518951250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161" calcext:value-type="float">
            <text:p>1451895125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206" calcext:value-type="float">
            <text:p>1451895125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256" calcext:value-type="float">
            <text:p>1451895125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8762019230769" calcext:value-type="float">
            <text:p>7,8876201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333" calcext:value-type="float">
            <text:p>145189512533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8762019230769" calcext:value-type="float">
            <text:p>7,8876201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357" calcext:value-type="float">
            <text:p>14518951253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3542713567839" calcext:value-type="float">
            <text:p>7,835427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411" calcext:value-type="float">
            <text:p>14518951254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3542713567839" calcext:value-type="float">
            <text:p>7,835427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458" calcext:value-type="float">
            <text:p>1451895125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746268656716" calcext:value-type="float">
            <text:p>7,7574626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513" calcext:value-type="float">
            <text:p>14518951255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546" calcext:value-type="float">
            <text:p>14518951255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622" calcext:value-type="float">
            <text:p>14518951256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647" calcext:value-type="float">
            <text:p>14518951256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727" calcext:value-type="float">
            <text:p>14518951257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497461928934" calcext:value-type="float">
            <text:p>7,9149746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758" calcext:value-type="float">
            <text:p>14518951257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815" calcext:value-type="float">
            <text:p>14518951258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860" calcext:value-type="float">
            <text:p>1451895125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822429906542" calcext:value-type="float">
            <text:p>6,9182242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916" calcext:value-type="float">
            <text:p>14518951259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822429906542" calcext:value-type="float">
            <text:p>6,9182242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5977" calcext:value-type="float">
            <text:p>145189512597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014" calcext:value-type="float">
            <text:p>14518951260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758064516129" calcext:value-type="float">
            <text:p>6,875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053" calcext:value-type="float">
            <text:p>14518951260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99726277372263" calcext:value-type="float">
            <text:p>5,9972627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106" calcext:value-type="float">
            <text:p>14518951261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6859504132231" calcext:value-type="float">
            <text:p>6,768595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181" calcext:value-type="float">
            <text:p>145189512618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859375" calcext:value-type="float">
            <text:p>6,5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199" calcext:value-type="float">
            <text:p>14518951261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261" calcext:value-type="float">
            <text:p>14518951262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301" calcext:value-type="float">
            <text:p>14518951263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360" calcext:value-type="float">
            <text:p>1451895126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400" calcext:value-type="float">
            <text:p>14518951264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459" calcext:value-type="float">
            <text:p>1451895126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513" calcext:value-type="float">
            <text:p>14518951265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86824324324324" calcext:value-type="float">
            <text:p>8,8682432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566" calcext:value-type="float">
            <text:p>14518951265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612" calcext:value-type="float">
            <text:p>14518951266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665" calcext:value-type="float">
            <text:p>14518951266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713" calcext:value-type="float">
            <text:p>14518951267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093023255814" calcext:value-type="float">
            <text:p>8,0093023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764" calcext:value-type="float">
            <text:p>14518951267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802" calcext:value-type="float">
            <text:p>14518951268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4368932038835" calcext:value-type="float">
            <text:p>7,5436893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859" calcext:value-type="float">
            <text:p>1451895126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916" calcext:value-type="float">
            <text:p>14518951269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6969" calcext:value-type="float">
            <text:p>14518951269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007" calcext:value-type="float">
            <text:p>1451895127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062" calcext:value-type="float">
            <text:p>14518951270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107" calcext:value-type="float">
            <text:p>14518951271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160" calcext:value-type="float">
            <text:p>1451895127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214" calcext:value-type="float">
            <text:p>14518951272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346153846154" calcext:value-type="float">
            <text:p>8,4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258" calcext:value-type="float">
            <text:p>14518951272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307" calcext:value-type="float">
            <text:p>1451895127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362" calcext:value-type="float">
            <text:p>1451895127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396" calcext:value-type="float">
            <text:p>14518951273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465" calcext:value-type="float">
            <text:p>14518951274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515" calcext:value-type="float">
            <text:p>14518951275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5" calcext:value-type="float">
            <text:p>6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565" calcext:value-type="float">
            <text:p>14518951275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609" calcext:value-type="float">
            <text:p>1451895127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665" calcext:value-type="float">
            <text:p>14518951276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710" calcext:value-type="float">
            <text:p>1451895127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7021028037383" calcext:value-type="float">
            <text:p>7,4702102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770" calcext:value-type="float">
            <text:p>1451895127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807" calcext:value-type="float">
            <text:p>1451895127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869" calcext:value-type="float">
            <text:p>14518951278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75" calcext:value-type="float">
            <text:p>8,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920" calcext:value-type="float">
            <text:p>14518951279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7960" calcext:value-type="float">
            <text:p>1451895127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001" calcext:value-type="float">
            <text:p>14518951280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059" calcext:value-type="float">
            <text:p>14518951280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124" calcext:value-type="float">
            <text:p>14518951281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158" calcext:value-type="float">
            <text:p>1451895128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6168224299065" calcext:value-type="float">
            <text:p>7,26168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211" calcext:value-type="float">
            <text:p>1451895128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0978260869565" calcext:value-type="float">
            <text:p>7,50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258" calcext:value-type="float">
            <text:p>14518951282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0448717948718" calcext:value-type="float">
            <text:p>6,30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316" calcext:value-type="float">
            <text:p>14518951283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0483870967742" calcext:value-type="float">
            <text:p>6,60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370" calcext:value-type="float">
            <text:p>14518951283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413" calcext:value-type="float">
            <text:p>1451895128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459" calcext:value-type="float">
            <text:p>1451895128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522" calcext:value-type="float">
            <text:p>14518951285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563" calcext:value-type="float">
            <text:p>14518951285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607" calcext:value-type="float">
            <text:p>1451895128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9410377358491" calcext:value-type="float">
            <text:p>8,4941037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667" calcext:value-type="float">
            <text:p>14518951286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696" calcext:value-type="float">
            <text:p>14518951286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94858870967742" calcext:value-type="float">
            <text:p>5,94858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769" calcext:value-type="float">
            <text:p>14518951287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811" calcext:value-type="float">
            <text:p>1451895128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851" calcext:value-type="float">
            <text:p>14518951288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920" calcext:value-type="float">
            <text:p>14518951289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8956" calcext:value-type="float">
            <text:p>14518951289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013" calcext:value-type="float">
            <text:p>14518951290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067" calcext:value-type="float">
            <text:p>14518951290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119" calcext:value-type="float">
            <text:p>14518951291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171" calcext:value-type="float">
            <text:p>14518951291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210" calcext:value-type="float">
            <text:p>1451895129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032110091743" calcext:value-type="float">
            <text:p>8,260321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256" calcext:value-type="float">
            <text:p>1451895129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326" calcext:value-type="float">
            <text:p>14518951293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366" calcext:value-type="float">
            <text:p>1451895129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416" calcext:value-type="float">
            <text:p>14518951294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465" calcext:value-type="float">
            <text:p>14518951294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502" calcext:value-type="float">
            <text:p>14518951295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557" calcext:value-type="float">
            <text:p>1451895129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617" calcext:value-type="float">
            <text:p>14518951296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654" calcext:value-type="float">
            <text:p>14518951296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710" calcext:value-type="float">
            <text:p>1451895129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748" calcext:value-type="float">
            <text:p>14518951297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810" calcext:value-type="float">
            <text:p>1451895129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887" calcext:value-type="float">
            <text:p>145189512988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0978260869565" calcext:value-type="float">
            <text:p>7,50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906" calcext:value-type="float">
            <text:p>14518951299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86824324324324" calcext:value-type="float">
            <text:p>8,8682432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29966" calcext:value-type="float">
            <text:p>14518951299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026" calcext:value-type="float">
            <text:p>14518951300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060" calcext:value-type="float">
            <text:p>1451895130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6378504672897" calcext:value-type="float">
            <text:p>8,4637850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115" calcext:value-type="float">
            <text:p>14518951301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8972602739726" calcext:value-type="float">
            <text:p>5,897260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161" calcext:value-type="float">
            <text:p>1451895130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211" calcext:value-type="float">
            <text:p>1451895130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257" calcext:value-type="float">
            <text:p>14518951302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297" calcext:value-type="float">
            <text:p>14518951302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362" calcext:value-type="float">
            <text:p>1451895130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890625" calcext:value-type="float">
            <text:p>8,78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397" calcext:value-type="float">
            <text:p>14518951303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468" calcext:value-type="float">
            <text:p>14518951304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508" calcext:value-type="float">
            <text:p>14518951305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5088495575221" calcext:value-type="float">
            <text:p>6,5508849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561" calcext:value-type="float">
            <text:p>1451895130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600" calcext:value-type="float">
            <text:p>14518951306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657" calcext:value-type="float">
            <text:p>1451895130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712" calcext:value-type="float">
            <text:p>14518951307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761" calcext:value-type="float">
            <text:p>1451895130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808" calcext:value-type="float">
            <text:p>14518951308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876" calcext:value-type="float">
            <text:p>14518951308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922" calcext:value-type="float">
            <text:p>14518951309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961" calcext:value-type="float">
            <text:p>1451895130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6948818897638" calcext:value-type="float">
            <text:p>6,469488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0998" calcext:value-type="float">
            <text:p>14518951309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111570247934" calcext:value-type="float">
            <text:p>7,441115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061" calcext:value-type="float">
            <text:p>14518951310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978260869565" calcext:value-type="float">
            <text:p>8,55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097" calcext:value-type="float">
            <text:p>14518951310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150" calcext:value-type="float">
            <text:p>14518951311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217" calcext:value-type="float">
            <text:p>14518951312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261" calcext:value-type="float">
            <text:p>14518951312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309" calcext:value-type="float">
            <text:p>1451895131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3486842105263" calcext:value-type="float">
            <text:p>8,6348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366" calcext:value-type="float">
            <text:p>1451895131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423" calcext:value-type="float">
            <text:p>14518951314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462" calcext:value-type="float">
            <text:p>1451895131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498" calcext:value-type="float">
            <text:p>14518951314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567" calcext:value-type="float">
            <text:p>14518951315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615" calcext:value-type="float">
            <text:p>14518951316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680" calcext:value-type="float">
            <text:p>145189513168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716" calcext:value-type="float">
            <text:p>14518951317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770" calcext:value-type="float">
            <text:p>1451895131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808" calcext:value-type="float">
            <text:p>14518951318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887" calcext:value-type="float">
            <text:p>145189513188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888" calcext:value-type="float">
            <text:p>145189513188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1963" calcext:value-type="float">
            <text:p>1451895131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006" calcext:value-type="float">
            <text:p>14518951320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069" calcext:value-type="float">
            <text:p>14518951320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108" calcext:value-type="float">
            <text:p>1451895132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157" calcext:value-type="float">
            <text:p>14518951321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220" calcext:value-type="float">
            <text:p>14518951322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260" calcext:value-type="float">
            <text:p>1451895132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318" calcext:value-type="float">
            <text:p>14518951323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363" calcext:value-type="float">
            <text:p>14518951323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410" calcext:value-type="float">
            <text:p>1451895132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472" calcext:value-type="float">
            <text:p>14518951324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505" calcext:value-type="float">
            <text:p>14518951325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563" calcext:value-type="float">
            <text:p>14518951325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614" calcext:value-type="float">
            <text:p>14518951326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661" calcext:value-type="float">
            <text:p>14518951326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711" calcext:value-type="float">
            <text:p>1451895132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762" calcext:value-type="float">
            <text:p>14518951327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945652173913" calcext:value-type="float">
            <text:p>8,19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810" calcext:value-type="float">
            <text:p>1451895132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552631578947" calcext:value-type="float">
            <text:p>7,085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859" calcext:value-type="float">
            <text:p>1451895132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915" calcext:value-type="float">
            <text:p>14518951329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2962" calcext:value-type="float">
            <text:p>14518951329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007" calcext:value-type="float">
            <text:p>1451895133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064" calcext:value-type="float">
            <text:p>14518951330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104" calcext:value-type="float">
            <text:p>14518951331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166" calcext:value-type="float">
            <text:p>14518951331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219" calcext:value-type="float">
            <text:p>14518951332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333333333333" calcext:value-type="float">
            <text:p>7,65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257" calcext:value-type="float">
            <text:p>14518951332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311" calcext:value-type="float">
            <text:p>1451895133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347" calcext:value-type="float">
            <text:p>14518951333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338235294118" calcext:value-type="float">
            <text:p>7,6433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403" calcext:value-type="float">
            <text:p>14518951334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463" calcext:value-type="float">
            <text:p>1451895133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510" calcext:value-type="float">
            <text:p>1451895133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570" calcext:value-type="float">
            <text:p>14518951335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607" calcext:value-type="float">
            <text:p>1451895133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659" calcext:value-type="float">
            <text:p>1451895133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717" calcext:value-type="float">
            <text:p>14518951337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757" calcext:value-type="float">
            <text:p>1451895133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812" calcext:value-type="float">
            <text:p>14518951338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9410377358491" calcext:value-type="float">
            <text:p>8,4941037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876" calcext:value-type="float">
            <text:p>14518951338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909" calcext:value-type="float">
            <text:p>1451895133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3952" calcext:value-type="float">
            <text:p>14518951339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010" calcext:value-type="float">
            <text:p>1451895134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219626168224" calcext:value-type="float">
            <text:p>8,0221962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067" calcext:value-type="float">
            <text:p>14518951340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113" calcext:value-type="float">
            <text:p>14518951341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155" calcext:value-type="float">
            <text:p>14518951341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213" calcext:value-type="float">
            <text:p>14518951342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260" calcext:value-type="float">
            <text:p>1451895134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299" calcext:value-type="float">
            <text:p>14518951342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350" calcext:value-type="float">
            <text:p>14518951343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407" calcext:value-type="float">
            <text:p>1451895134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457" calcext:value-type="float">
            <text:p>14518951344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514" calcext:value-type="float">
            <text:p>14518951345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559" calcext:value-type="float">
            <text:p>1451895134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602" calcext:value-type="float">
            <text:p>14518951346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663" calcext:value-type="float">
            <text:p>14518951346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702" calcext:value-type="float">
            <text:p>14518951347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754" calcext:value-type="float">
            <text:p>14518951347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815" calcext:value-type="float">
            <text:p>14518951348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859" calcext:value-type="float">
            <text:p>1451895134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916" calcext:value-type="float">
            <text:p>14518951349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4973" calcext:value-type="float">
            <text:p>14518951349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1818181818182" calcext:value-type="float">
            <text:p>8,01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016" calcext:value-type="float">
            <text:p>14518951350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074" calcext:value-type="float">
            <text:p>14518951350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115" calcext:value-type="float">
            <text:p>14518951351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96875" calcext:value-type="float">
            <text:p>6,4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148" calcext:value-type="float">
            <text:p>1451895135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212" calcext:value-type="float">
            <text:p>14518951352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256" calcext:value-type="float">
            <text:p>1451895135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333" calcext:value-type="float">
            <text:p>145189513533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71962616822" calcext:value-type="float">
            <text:p>8,414719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364" calcext:value-type="float">
            <text:p>14518951353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410" calcext:value-type="float">
            <text:p>1451895135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468" calcext:value-type="float">
            <text:p>14518951354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512" calcext:value-type="float">
            <text:p>1451895135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0847457627119" calcext:value-type="float">
            <text:p>8,0084745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548" calcext:value-type="float">
            <text:p>1451895135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613" calcext:value-type="float">
            <text:p>1451895135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656" calcext:value-type="float">
            <text:p>14518951356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718" calcext:value-type="float">
            <text:p>14518951357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759" calcext:value-type="float">
            <text:p>1451895135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820" calcext:value-type="float">
            <text:p>14518951358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873" calcext:value-type="float">
            <text:p>14518951358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909" calcext:value-type="float">
            <text:p>1451895135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959" calcext:value-type="float">
            <text:p>14518951359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5998" calcext:value-type="float">
            <text:p>14518951359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3739669421488" calcext:value-type="float">
            <text:p>7,1373966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049" calcext:value-type="float">
            <text:p>14518951360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100" calcext:value-type="float">
            <text:p>1451895136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148" calcext:value-type="float">
            <text:p>1451895136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206" calcext:value-type="float">
            <text:p>1451895136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256" calcext:value-type="float">
            <text:p>1451895136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321" calcext:value-type="float">
            <text:p>14518951363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366" calcext:value-type="float">
            <text:p>1451895136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25" calcext:value-type="float">
            <text:p>6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409" calcext:value-type="float">
            <text:p>1451895136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461" calcext:value-type="float">
            <text:p>14518951364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501" calcext:value-type="float">
            <text:p>14518951365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564" calcext:value-type="float">
            <text:p>14518951365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614" calcext:value-type="float">
            <text:p>14518951366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679" calcext:value-type="float">
            <text:p>145189513667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712" calcext:value-type="float">
            <text:p>14518951367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763" calcext:value-type="float">
            <text:p>14518951367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810" calcext:value-type="float">
            <text:p>1451895136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877" calcext:value-type="float">
            <text:p>145189513687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219626168224" calcext:value-type="float">
            <text:p>8,0221962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932" calcext:value-type="float">
            <text:p>145189513693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6965" calcext:value-type="float">
            <text:p>14518951369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017" calcext:value-type="float">
            <text:p>14518951370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75" calcext:value-type="float">
            <text:p>8,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054" calcext:value-type="float">
            <text:p>14518951370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75" calcext:value-type="float">
            <text:p>8,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112" calcext:value-type="float">
            <text:p>14518951371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103448275862" calcext:value-type="float">
            <text:p>7,6810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164" calcext:value-type="float">
            <text:p>14518951371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200" calcext:value-type="float">
            <text:p>14518951372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276" calcext:value-type="float">
            <text:p>14518951372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323" calcext:value-type="float">
            <text:p>14518951373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363" calcext:value-type="float">
            <text:p>14518951373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406" calcext:value-type="float">
            <text:p>14518951374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8235294117647" calcext:value-type="float">
            <text:p>6,882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471" calcext:value-type="float">
            <text:p>14518951374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522" calcext:value-type="float">
            <text:p>14518951375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565" calcext:value-type="float">
            <text:p>14518951375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596" calcext:value-type="float">
            <text:p>14518951375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674" calcext:value-type="float">
            <text:p>14518951376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714" calcext:value-type="float">
            <text:p>14518951377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751" calcext:value-type="float">
            <text:p>14518951377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9306930693069" calcext:value-type="float">
            <text:p>7,6930693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811" calcext:value-type="float">
            <text:p>1451895137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852" calcext:value-type="float">
            <text:p>14518951378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8474576271186" calcext:value-type="float">
            <text:p>6,5847457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900" calcext:value-type="float">
            <text:p>14518951379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7565789473684" calcext:value-type="float">
            <text:p>7,5756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7966" calcext:value-type="float">
            <text:p>14518951379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024" calcext:value-type="float">
            <text:p>14518951380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056" calcext:value-type="float">
            <text:p>14518951380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9146634615385" calcext:value-type="float">
            <text:p>8,2914663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120" calcext:value-type="float">
            <text:p>14518951381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156" calcext:value-type="float">
            <text:p>1451895138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872641509434" calcext:value-type="float">
            <text:p>6,587264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210" calcext:value-type="float">
            <text:p>1451895138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261" calcext:value-type="float">
            <text:p>14518951382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320" calcext:value-type="float">
            <text:p>14518951383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374" calcext:value-type="float">
            <text:p>14518951383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408" calcext:value-type="float">
            <text:p>1451895138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462" calcext:value-type="float">
            <text:p>1451895138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496" calcext:value-type="float">
            <text:p>14518951384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570" calcext:value-type="float">
            <text:p>14518951385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607" calcext:value-type="float">
            <text:p>1451895138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650" calcext:value-type="float">
            <text:p>14518951386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570093457944" calcext:value-type="float">
            <text:p>6,5257009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708" calcext:value-type="float">
            <text:p>1451895138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761" calcext:value-type="float">
            <text:p>1451895138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801" calcext:value-type="float">
            <text:p>14518951388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865" calcext:value-type="float">
            <text:p>14518951388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8125" calcext:value-type="float">
            <text:p>8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909" calcext:value-type="float">
            <text:p>1451895138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8963" calcext:value-type="float">
            <text:p>1451895138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009" calcext:value-type="float">
            <text:p>14518951390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062" calcext:value-type="float">
            <text:p>14518951390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107" calcext:value-type="float">
            <text:p>14518951391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157" calcext:value-type="float">
            <text:p>14518951391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214" calcext:value-type="float">
            <text:p>14518951392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844036697248" calcext:value-type="float">
            <text:p>7,12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248" calcext:value-type="float">
            <text:p>1451895139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655172413793" calcext:value-type="float">
            <text:p>8,1465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306" calcext:value-type="float">
            <text:p>14518951393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367" calcext:value-type="float">
            <text:p>14518951393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401" calcext:value-type="float">
            <text:p>14518951394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467" calcext:value-type="float">
            <text:p>14518951394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508" calcext:value-type="float">
            <text:p>14518951395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570" calcext:value-type="float">
            <text:p>14518951395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610" calcext:value-type="float">
            <text:p>1451895139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666" calcext:value-type="float">
            <text:p>14518951396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723" calcext:value-type="float">
            <text:p>14518951397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759" calcext:value-type="float">
            <text:p>1451895139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813" calcext:value-type="float">
            <text:p>1451895139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864" calcext:value-type="float">
            <text:p>14518951398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910" calcext:value-type="float">
            <text:p>1451895139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39961" calcext:value-type="float">
            <text:p>1451895139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025" calcext:value-type="float">
            <text:p>14518951400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070" calcext:value-type="float">
            <text:p>14518951400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110" calcext:value-type="float">
            <text:p>1451895140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162" calcext:value-type="float">
            <text:p>1451895140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4216101694915" calcext:value-type="float">
            <text:p>8,342161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211" calcext:value-type="float">
            <text:p>1451895140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265" calcext:value-type="float">
            <text:p>14518951402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303" calcext:value-type="float">
            <text:p>14518951403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355" calcext:value-type="float">
            <text:p>14518951403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1148648648649" calcext:value-type="float">
            <text:p>8,1114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410" calcext:value-type="float">
            <text:p>1451895140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471" calcext:value-type="float">
            <text:p>14518951404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506" calcext:value-type="float">
            <text:p>14518951405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565" calcext:value-type="float">
            <text:p>14518951405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71962616822" calcext:value-type="float">
            <text:p>8,414719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597" calcext:value-type="float">
            <text:p>14518951405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660" calcext:value-type="float">
            <text:p>1451895140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709" calcext:value-type="float">
            <text:p>1451895140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765" calcext:value-type="float">
            <text:p>1451895140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808" calcext:value-type="float">
            <text:p>14518951408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858" calcext:value-type="float">
            <text:p>14518951408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908" calcext:value-type="float">
            <text:p>14518951409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0958" calcext:value-type="float">
            <text:p>14518951409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008" calcext:value-type="float">
            <text:p>1451895141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058" calcext:value-type="float">
            <text:p>14518951410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108" calcext:value-type="float">
            <text:p>1451895141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2096774193548" calcext:value-type="float">
            <text:p>7,62096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158" calcext:value-type="float">
            <text:p>1451895141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208" calcext:value-type="float">
            <text:p>1451895141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258" calcext:value-type="float">
            <text:p>14518951412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308" calcext:value-type="float">
            <text:p>14518951413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8450704225352" calcext:value-type="float">
            <text:p>8,0845070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358" calcext:value-type="float">
            <text:p>1451895141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408" calcext:value-type="float">
            <text:p>1451895141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8349056603774" calcext:value-type="float">
            <text:p>6,983490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458" calcext:value-type="float">
            <text:p>14518951414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508" calcext:value-type="float">
            <text:p>14518951415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559" calcext:value-type="float">
            <text:p>1451895141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609" calcext:value-type="float">
            <text:p>1451895141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659" calcext:value-type="float">
            <text:p>1451895141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709" calcext:value-type="float">
            <text:p>1451895141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759" calcext:value-type="float">
            <text:p>1451895141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809" calcext:value-type="float">
            <text:p>1451895141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8599137931035" calcext:value-type="float">
            <text:p>8,4859913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859" calcext:value-type="float">
            <text:p>1451895141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909" calcext:value-type="float">
            <text:p>1451895141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5360576923077" calcext:value-type="float">
            <text:p>8,253605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1959" calcext:value-type="float">
            <text:p>14518951419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009" calcext:value-type="float">
            <text:p>14518951420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059" calcext:value-type="float">
            <text:p>14518951420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109" calcext:value-type="float">
            <text:p>14518951421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6168224299065" calcext:value-type="float">
            <text:p>7,26168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159" calcext:value-type="float">
            <text:p>14518951421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209" calcext:value-type="float">
            <text:p>14518951422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259" calcext:value-type="float">
            <text:p>14518951422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309" calcext:value-type="float">
            <text:p>1451895142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6666666666667" calcext:value-type="float">
            <text:p>8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359" calcext:value-type="float">
            <text:p>1451895142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409" calcext:value-type="float">
            <text:p>1451895142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459" calcext:value-type="float">
            <text:p>1451895142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64788732394" calcext:value-type="float">
            <text:p>7,8996478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509" calcext:value-type="float">
            <text:p>1451895142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559" calcext:value-type="float">
            <text:p>1451895142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609" calcext:value-type="float">
            <text:p>1451895142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659" calcext:value-type="float">
            <text:p>1451895142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709" calcext:value-type="float">
            <text:p>1451895142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759" calcext:value-type="float">
            <text:p>14518951427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809" calcext:value-type="float">
            <text:p>1451895142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859" calcext:value-type="float">
            <text:p>14518951428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909" calcext:value-type="float">
            <text:p>1451895142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2960" calcext:value-type="float">
            <text:p>1451895142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010" calcext:value-type="float">
            <text:p>1451895143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060" calcext:value-type="float">
            <text:p>1451895143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110" calcext:value-type="float">
            <text:p>1451895143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160" calcext:value-type="float">
            <text:p>1451895143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210" calcext:value-type="float">
            <text:p>1451895143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260" calcext:value-type="float">
            <text:p>1451895143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310" calcext:value-type="float">
            <text:p>1451895143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360" calcext:value-type="float">
            <text:p>1451895143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410" calcext:value-type="float">
            <text:p>1451895143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460" calcext:value-type="float">
            <text:p>14518951434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510" calcext:value-type="float">
            <text:p>1451895143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560" calcext:value-type="float">
            <text:p>1451895143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610" calcext:value-type="float">
            <text:p>1451895143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660" calcext:value-type="float">
            <text:p>1451895143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85294117647059" calcext:value-type="float">
            <text:p>8,8529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710" calcext:value-type="float">
            <text:p>1451895143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760" calcext:value-type="float">
            <text:p>14518951437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810" calcext:value-type="float">
            <text:p>1451895143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860" calcext:value-type="float">
            <text:p>1451895143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111570247934" calcext:value-type="float">
            <text:p>7,441115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910" calcext:value-type="float">
            <text:p>1451895143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3960" calcext:value-type="float">
            <text:p>1451895143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010" calcext:value-type="float">
            <text:p>1451895144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060" calcext:value-type="float">
            <text:p>1451895144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110" calcext:value-type="float">
            <text:p>1451895144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160" calcext:value-type="float">
            <text:p>1451895144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210" calcext:value-type="float">
            <text:p>1451895144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260" calcext:value-type="float">
            <text:p>1451895144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310" calcext:value-type="float">
            <text:p>1451895144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361" calcext:value-type="float">
            <text:p>14518951443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411" calcext:value-type="float">
            <text:p>14518951444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461" calcext:value-type="float">
            <text:p>14518951444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511" calcext:value-type="float">
            <text:p>14518951445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561" calcext:value-type="float">
            <text:p>1451895144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611" calcext:value-type="float">
            <text:p>14518951446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661" calcext:value-type="float">
            <text:p>14518951446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710" calcext:value-type="float">
            <text:p>1451895144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775" calcext:value-type="float">
            <text:p>145189514477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810" calcext:value-type="float">
            <text:p>1451895144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871" calcext:value-type="float">
            <text:p>14518951448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897" calcext:value-type="float">
            <text:p>14518951448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4954" calcext:value-type="float">
            <text:p>14518951449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006" calcext:value-type="float">
            <text:p>14518951450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39224137931" calcext:value-type="float">
            <text:p>8,12392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067" calcext:value-type="float">
            <text:p>14518951450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112" calcext:value-type="float">
            <text:p>14518951451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149" calcext:value-type="float">
            <text:p>14518951451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227" calcext:value-type="float">
            <text:p>14518951452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270" calcext:value-type="float">
            <text:p>14518951452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325" calcext:value-type="float">
            <text:p>14518951453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360" calcext:value-type="float">
            <text:p>1451895145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416" calcext:value-type="float">
            <text:p>14518951454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474" calcext:value-type="float">
            <text:p>14518951454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306603773585" calcext:value-type="float">
            <text:p>7,5530660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514" calcext:value-type="float">
            <text:p>14518951455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561" calcext:value-type="float">
            <text:p>1451895145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600" calcext:value-type="float">
            <text:p>14518951456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663" calcext:value-type="float">
            <text:p>14518951456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708" calcext:value-type="float">
            <text:p>14518951457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911764705882" calcext:value-type="float">
            <text:p>7,9191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763" calcext:value-type="float">
            <text:p>14518951457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807" calcext:value-type="float">
            <text:p>1451895145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860" calcext:value-type="float">
            <text:p>1451895145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904" calcext:value-type="float">
            <text:p>14518951459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5961" calcext:value-type="float">
            <text:p>1451895145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6031553398058" calcext:value-type="float">
            <text:p>7,760315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008" calcext:value-type="float">
            <text:p>1451895146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061" calcext:value-type="float">
            <text:p>14518951460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110" calcext:value-type="float">
            <text:p>1451895146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162" calcext:value-type="float">
            <text:p>1451895146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206" calcext:value-type="float">
            <text:p>1451895146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270" calcext:value-type="float">
            <text:p>14518951462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322" calcext:value-type="float">
            <text:p>14518951463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346" calcext:value-type="float">
            <text:p>14518951463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410" calcext:value-type="float">
            <text:p>1451895146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454" calcext:value-type="float">
            <text:p>14518951464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497" calcext:value-type="float">
            <text:p>1451895146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9.24662162162162" calcext:value-type="float">
            <text:p>9,2466216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563" calcext:value-type="float">
            <text:p>14518951465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608" calcext:value-type="float">
            <text:p>1451895146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448717948718" calcext:value-type="float">
            <text:p>8,05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648" calcext:value-type="float">
            <text:p>14518951466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705" calcext:value-type="float">
            <text:p>14518951467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823529411765" calcext:value-type="float">
            <text:p>7,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762" calcext:value-type="float">
            <text:p>14518951467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811" calcext:value-type="float">
            <text:p>1451895146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863" calcext:value-type="float">
            <text:p>14518951468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901" calcext:value-type="float">
            <text:p>14518951469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6948" calcext:value-type="float">
            <text:p>14518951469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008" calcext:value-type="float">
            <text:p>1451895147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064" calcext:value-type="float">
            <text:p>14518951470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101" calcext:value-type="float">
            <text:p>14518951471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147" calcext:value-type="float">
            <text:p>14518951471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208" calcext:value-type="float">
            <text:p>1451895147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256" calcext:value-type="float">
            <text:p>1451895147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318" calcext:value-type="float">
            <text:p>14518951473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362" calcext:value-type="float">
            <text:p>1451895147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403" calcext:value-type="float">
            <text:p>14518951474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464" calcext:value-type="float">
            <text:p>14518951474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042253521127" calcext:value-type="float">
            <text:p>7,3204225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520" calcext:value-type="float">
            <text:p>14518951475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561" calcext:value-type="float">
            <text:p>1451895147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609" calcext:value-type="float">
            <text:p>14518951476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670" calcext:value-type="float">
            <text:p>14518951476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702" calcext:value-type="float">
            <text:p>14518951477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763" calcext:value-type="float">
            <text:p>14518951477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800" calcext:value-type="float">
            <text:p>14518951478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860" calcext:value-type="float">
            <text:p>1451895147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910" calcext:value-type="float">
            <text:p>1451895147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7960" calcext:value-type="float">
            <text:p>1451895147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010" calcext:value-type="float">
            <text:p>1451895148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060" calcext:value-type="float">
            <text:p>1451895148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351351351351" calcext:value-type="float">
            <text:p>8,5135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110" calcext:value-type="float">
            <text:p>1451895148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160" calcext:value-type="float">
            <text:p>1451895148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210" calcext:value-type="float">
            <text:p>1451895148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260" calcext:value-type="float">
            <text:p>1451895148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310" calcext:value-type="float">
            <text:p>1451895148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360" calcext:value-type="float">
            <text:p>1451895148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410" calcext:value-type="float">
            <text:p>1451895148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460" calcext:value-type="float">
            <text:p>14518951484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34782608695652" calcext:value-type="float">
            <text:p>5,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510" calcext:value-type="float">
            <text:p>1451895148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1875" calcext:value-type="float">
            <text:p>6,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560" calcext:value-type="float">
            <text:p>1451895148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611" calcext:value-type="float">
            <text:p>14518951486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661" calcext:value-type="float">
            <text:p>14518951486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711" calcext:value-type="float">
            <text:p>1451895148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761" calcext:value-type="float">
            <text:p>1451895148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811" calcext:value-type="float">
            <text:p>1451895148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861" calcext:value-type="float">
            <text:p>14518951488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907" calcext:value-type="float">
            <text:p>1451895148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0699152542373" calcext:value-type="float">
            <text:p>6,606991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8955" calcext:value-type="float">
            <text:p>14518951489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018" calcext:value-type="float">
            <text:p>14518951490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057" calcext:value-type="float">
            <text:p>1451895149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112" calcext:value-type="float">
            <text:p>14518951491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165" calcext:value-type="float">
            <text:p>14518951491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206" calcext:value-type="float">
            <text:p>1451895149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252" calcext:value-type="float">
            <text:p>14518951492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308" calcext:value-type="float">
            <text:p>14518951493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351" calcext:value-type="float">
            <text:p>14518951493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407" calcext:value-type="float">
            <text:p>1451895149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4216101694915" calcext:value-type="float">
            <text:p>8,342161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463" calcext:value-type="float">
            <text:p>1451895149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509" calcext:value-type="float">
            <text:p>1451895149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566" calcext:value-type="float">
            <text:p>14518951495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619" calcext:value-type="float">
            <text:p>14518951496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653" calcext:value-type="float">
            <text:p>14518951496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699" calcext:value-type="float">
            <text:p>14518951496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765" calcext:value-type="float">
            <text:p>1451895149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75" calcext:value-type="float">
            <text:p>8,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813" calcext:value-type="float">
            <text:p>1451895149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873" calcext:value-type="float">
            <text:p>14518951498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237" calcext:value-type="float">
            <text:p>6,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912" calcext:value-type="float">
            <text:p>14518951499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49962" calcext:value-type="float">
            <text:p>14518951499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010" calcext:value-type="float">
            <text:p>1451895150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064" calcext:value-type="float">
            <text:p>14518951500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316513761468" calcext:value-type="float">
            <text:p>7,9231651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112" calcext:value-type="float">
            <text:p>14518951501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1148648648649" calcext:value-type="float">
            <text:p>8,1114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158" calcext:value-type="float">
            <text:p>1451895150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208" calcext:value-type="float">
            <text:p>1451895150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263" calcext:value-type="float">
            <text:p>14518951502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300" calcext:value-type="float">
            <text:p>14518951503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369" calcext:value-type="float">
            <text:p>14518951503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420" calcext:value-type="float">
            <text:p>14518951504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463" calcext:value-type="float">
            <text:p>1451895150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514" calcext:value-type="float">
            <text:p>14518951505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546" calcext:value-type="float">
            <text:p>14518951505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621" calcext:value-type="float">
            <text:p>14518951506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656" calcext:value-type="float">
            <text:p>14518951506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717" calcext:value-type="float">
            <text:p>14518951507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778" calcext:value-type="float">
            <text:p>145189515077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796" calcext:value-type="float">
            <text:p>14518951507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870" calcext:value-type="float">
            <text:p>14518951508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908" calcext:value-type="float">
            <text:p>14518951509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0946" calcext:value-type="float">
            <text:p>14518951509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028" calcext:value-type="float">
            <text:p>145189515102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061" calcext:value-type="float">
            <text:p>14518951510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113" calcext:value-type="float">
            <text:p>14518951511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75" calcext:value-type="float">
            <text:p>8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156" calcext:value-type="float">
            <text:p>1451895151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211" calcext:value-type="float">
            <text:p>1451895151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249" calcext:value-type="float">
            <text:p>14518951512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319" calcext:value-type="float">
            <text:p>14518951513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356" calcext:value-type="float">
            <text:p>14518951513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414" calcext:value-type="float">
            <text:p>14518951514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448" calcext:value-type="float">
            <text:p>14518951514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499" calcext:value-type="float">
            <text:p>14518951514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552" calcext:value-type="float">
            <text:p>14518951515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608" calcext:value-type="float">
            <text:p>1451895151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3486842105263" calcext:value-type="float">
            <text:p>8,6348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657" calcext:value-type="float">
            <text:p>1451895151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709" calcext:value-type="float">
            <text:p>14518951517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752" calcext:value-type="float">
            <text:p>14518951517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814" calcext:value-type="float">
            <text:p>14518951518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882" calcext:value-type="float">
            <text:p>145189515188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9551282051282" calcext:value-type="float">
            <text:p>7,69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907" calcext:value-type="float">
            <text:p>1451895151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9090909090909" calcext:value-type="float">
            <text:p>8,5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1948" calcext:value-type="float">
            <text:p>14518951519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011" calcext:value-type="float">
            <text:p>14518951520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062" calcext:value-type="float">
            <text:p>14518951520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103" calcext:value-type="float">
            <text:p>14518951521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159" calcext:value-type="float">
            <text:p>14518951521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211" calcext:value-type="float">
            <text:p>1451895152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266" calcext:value-type="float">
            <text:p>14518951522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323" calcext:value-type="float">
            <text:p>14518951523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890625" calcext:value-type="float">
            <text:p>8,78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364" calcext:value-type="float">
            <text:p>14518951523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406" calcext:value-type="float">
            <text:p>14518951524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463" calcext:value-type="float">
            <text:p>1451895152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497" calcext:value-type="float">
            <text:p>1451895152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564" calcext:value-type="float">
            <text:p>14518951525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599" calcext:value-type="float">
            <text:p>14518951525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659" calcext:value-type="float">
            <text:p>1451895152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717" calcext:value-type="float">
            <text:p>14518951527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760" calcext:value-type="float">
            <text:p>14518951527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811" calcext:value-type="float">
            <text:p>1451895152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864" calcext:value-type="float">
            <text:p>14518951528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906" calcext:value-type="float">
            <text:p>14518951529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2968" calcext:value-type="float">
            <text:p>14518951529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006" calcext:value-type="float">
            <text:p>14518951530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067" calcext:value-type="float">
            <text:p>14518951530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103" calcext:value-type="float">
            <text:p>14518951531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5652173913043" calcext:value-type="float">
            <text:p>6,75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156" calcext:value-type="float">
            <text:p>1451895153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213" calcext:value-type="float">
            <text:p>14518951532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251" calcext:value-type="float">
            <text:p>14518951532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298" calcext:value-type="float">
            <text:p>14518951532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364" calcext:value-type="float">
            <text:p>14518951533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412" calcext:value-type="float">
            <text:p>14518951534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463" calcext:value-type="float">
            <text:p>1451895153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617647058824" calcext:value-type="float">
            <text:p>7,566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498" calcext:value-type="float">
            <text:p>14518951534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559" calcext:value-type="float">
            <text:p>14518951535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610" calcext:value-type="float">
            <text:p>1451895153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659" calcext:value-type="float">
            <text:p>1451895153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711" calcext:value-type="float">
            <text:p>14518951537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781" calcext:value-type="float">
            <text:p>145189515378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809" calcext:value-type="float">
            <text:p>14518951538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1148648648649" calcext:value-type="float">
            <text:p>8,1114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864" calcext:value-type="float">
            <text:p>14518951538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923" calcext:value-type="float">
            <text:p>14518951539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4318181818182" calcext:value-type="float">
            <text:p>6,44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3948" calcext:value-type="float">
            <text:p>14518951539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017" calcext:value-type="float">
            <text:p>14518951540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058" calcext:value-type="float">
            <text:p>14518951540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115" calcext:value-type="float">
            <text:p>14518951541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78102189781" calcext:value-type="float">
            <text:p>6,897810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158" calcext:value-type="float">
            <text:p>14518951541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210" calcext:value-type="float">
            <text:p>1451895154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264" calcext:value-type="float">
            <text:p>14518951542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307" calcext:value-type="float">
            <text:p>1451895154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348" calcext:value-type="float">
            <text:p>14518951543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411" calcext:value-type="float">
            <text:p>14518951544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462" calcext:value-type="float">
            <text:p>1451895154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504" calcext:value-type="float">
            <text:p>14518951545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562" calcext:value-type="float">
            <text:p>14518951545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71962616822" calcext:value-type="float">
            <text:p>8,414719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608" calcext:value-type="float">
            <text:p>1451895154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646" calcext:value-type="float">
            <text:p>14518951546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725" calcext:value-type="float">
            <text:p>14518951547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947368421053" calcext:value-type="float">
            <text:p>8,289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756" calcext:value-type="float">
            <text:p>14518951547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807" calcext:value-type="float">
            <text:p>1451895154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796511627907" calcext:value-type="float">
            <text:p>6,9796511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865" calcext:value-type="float">
            <text:p>14518951548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5" calcext:value-type="float">
            <text:p>6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910" calcext:value-type="float">
            <text:p>1451895154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4969" calcext:value-type="float">
            <text:p>14518951549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010" calcext:value-type="float">
            <text:p>1451895155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721774193548" calcext:value-type="float">
            <text:p>8,27721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058" calcext:value-type="float">
            <text:p>14518951550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679203539823" calcext:value-type="float">
            <text:p>7,967920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142" calcext:value-type="float">
            <text:p>145189515514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88" calcext:value-type="float">
            <text:p>6,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149" calcext:value-type="float">
            <text:p>14518951551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206" calcext:value-type="float">
            <text:p>1451895155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277" calcext:value-type="float">
            <text:p>145189515527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316" calcext:value-type="float">
            <text:p>14518951553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378" calcext:value-type="float">
            <text:p>145189515537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099173553719" calcext:value-type="float">
            <text:p>7,809917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412" calcext:value-type="float">
            <text:p>14518951554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449" calcext:value-type="float">
            <text:p>14518951554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516" calcext:value-type="float">
            <text:p>14518951555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890625" calcext:value-type="float">
            <text:p>8,78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571" calcext:value-type="float">
            <text:p>14518951555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607" calcext:value-type="float">
            <text:p>1451895155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673" calcext:value-type="float">
            <text:p>14518951556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697" calcext:value-type="float">
            <text:p>14518951556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823529411765" calcext:value-type="float">
            <text:p>7,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770" calcext:value-type="float">
            <text:p>1451895155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808" calcext:value-type="float">
            <text:p>14518951558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869" calcext:value-type="float">
            <text:p>14518951558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903" calcext:value-type="float">
            <text:p>14518951559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5954" calcext:value-type="float">
            <text:p>14518951559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0568181818182" calcext:value-type="float">
            <text:p>6,70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009" calcext:value-type="float">
            <text:p>14518951560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047" calcext:value-type="float">
            <text:p>14518951560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2096774193548" calcext:value-type="float">
            <text:p>7,62096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107" calcext:value-type="float">
            <text:p>14518951561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156" calcext:value-type="float">
            <text:p>14518951561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225" calcext:value-type="float">
            <text:p>145189515622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256" calcext:value-type="float">
            <text:p>1451895156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321" calcext:value-type="float">
            <text:p>14518951563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359" calcext:value-type="float">
            <text:p>1451895156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414" calcext:value-type="float">
            <text:p>14518951564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462" calcext:value-type="float">
            <text:p>1451895156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506" calcext:value-type="float">
            <text:p>14518951565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569" calcext:value-type="float">
            <text:p>14518951565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610" calcext:value-type="float">
            <text:p>1451895156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667" calcext:value-type="float">
            <text:p>14518951566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721" calcext:value-type="float">
            <text:p>14518951567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757" calcext:value-type="float">
            <text:p>1451895156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802" calcext:value-type="float">
            <text:p>14518951568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854" calcext:value-type="float">
            <text:p>14518951568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909" calcext:value-type="float">
            <text:p>14518951569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6948" calcext:value-type="float">
            <text:p>14518951569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015" calcext:value-type="float">
            <text:p>14518951570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056" calcext:value-type="float">
            <text:p>14518951570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119" calcext:value-type="float">
            <text:p>14518951571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6292372881356" calcext:value-type="float">
            <text:p>6,962923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164" calcext:value-type="float">
            <text:p>14518951571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196" calcext:value-type="float">
            <text:p>14518951571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267" calcext:value-type="float">
            <text:p>14518951572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307" calcext:value-type="float">
            <text:p>1451895157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358" calcext:value-type="float">
            <text:p>1451895157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414" calcext:value-type="float">
            <text:p>14518951574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951492537313" calcext:value-type="float">
            <text:p>7,6595149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461" calcext:value-type="float">
            <text:p>14518951574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25" calcext:value-type="float">
            <text:p>6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516" calcext:value-type="float">
            <text:p>14518951575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978260869565" calcext:value-type="float">
            <text:p>8,55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557" calcext:value-type="float">
            <text:p>1451895157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612" calcext:value-type="float">
            <text:p>14518951576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658" calcext:value-type="float">
            <text:p>14518951576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713" calcext:value-type="float">
            <text:p>14518951577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758" calcext:value-type="float">
            <text:p>14518951577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800" calcext:value-type="float">
            <text:p>14518951578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863" calcext:value-type="float">
            <text:p>14518951578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900" calcext:value-type="float">
            <text:p>14518951579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7950" calcext:value-type="float">
            <text:p>14518951579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822429906542" calcext:value-type="float">
            <text:p>6,9182242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012" calcext:value-type="float">
            <text:p>14518951580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057" calcext:value-type="float">
            <text:p>1451895158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111" calcext:value-type="float">
            <text:p>14518951581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925" calcext:value-type="float">
            <text:p>8,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160" calcext:value-type="float">
            <text:p>1451895158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290983606557" calcext:value-type="float">
            <text:p>8,4129098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223" calcext:value-type="float">
            <text:p>14518951582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265" calcext:value-type="float">
            <text:p>14518951582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314" calcext:value-type="float">
            <text:p>14518951583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365" calcext:value-type="float">
            <text:p>14518951583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0847457627119" calcext:value-type="float">
            <text:p>8,0084745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409" calcext:value-type="float">
            <text:p>14518951584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480" calcext:value-type="float">
            <text:p>145189515848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497" calcext:value-type="float">
            <text:p>14518951584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557" calcext:value-type="float">
            <text:p>1451895158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622" calcext:value-type="float">
            <text:p>14518951586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1911764705882" calcext:value-type="float">
            <text:p>7,9191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657" calcext:value-type="float">
            <text:p>1451895158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705" calcext:value-type="float">
            <text:p>14518951587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755" calcext:value-type="float">
            <text:p>14518951587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6292372881356" calcext:value-type="float">
            <text:p>6,962923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815" calcext:value-type="float">
            <text:p>14518951588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865" calcext:value-type="float">
            <text:p>14518951588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908" calcext:value-type="float">
            <text:p>14518951589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8946" calcext:value-type="float">
            <text:p>14518951589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007" calcext:value-type="float">
            <text:p>1451895159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056" calcext:value-type="float">
            <text:p>14518951590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124" calcext:value-type="float">
            <text:p>14518951591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9173228346457" calcext:value-type="float">
            <text:p>8,3917322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164" calcext:value-type="float">
            <text:p>14518951591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24358974359" calcext:value-type="float">
            <text:p>7,022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213" calcext:value-type="float">
            <text:p>14518951592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266" calcext:value-type="float">
            <text:p>14518951592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321" calcext:value-type="float">
            <text:p>14518951593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3970588235294" calcext:value-type="float">
            <text:p>6,639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349" calcext:value-type="float">
            <text:p>14518951593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403" calcext:value-type="float">
            <text:p>14518951594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452" calcext:value-type="float">
            <text:p>14518951594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510" calcext:value-type="float">
            <text:p>1451895159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576" calcext:value-type="float">
            <text:p>14518951595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620" calcext:value-type="float">
            <text:p>14518951596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662" calcext:value-type="float">
            <text:p>1451895159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0116822429907" calcext:value-type="float">
            <text:p>6,501168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707" calcext:value-type="float">
            <text:p>14518951597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763" calcext:value-type="float">
            <text:p>14518951597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808" calcext:value-type="float">
            <text:p>14518951598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863" calcext:value-type="float">
            <text:p>14518951598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912" calcext:value-type="float">
            <text:p>14518951599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59961" calcext:value-type="float">
            <text:p>14518951599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028" calcext:value-type="float">
            <text:p>145189516002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059" calcext:value-type="float">
            <text:p>14518951600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119" calcext:value-type="float">
            <text:p>14518951601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173" calcext:value-type="float">
            <text:p>14518951601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214" calcext:value-type="float">
            <text:p>14518951602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0625" calcext:value-type="float">
            <text:p>8,4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256" calcext:value-type="float">
            <text:p>1451895160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317" calcext:value-type="float">
            <text:p>14518951603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356" calcext:value-type="float">
            <text:p>14518951603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416" calcext:value-type="float">
            <text:p>14518951604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472" calcext:value-type="float">
            <text:p>14518951604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5416666666667" calcext:value-type="float">
            <text:p>6,854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512" calcext:value-type="float">
            <text:p>1451895160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561" calcext:value-type="float">
            <text:p>1451895160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607" calcext:value-type="float">
            <text:p>1451895160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650" calcext:value-type="float">
            <text:p>14518951606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706" calcext:value-type="float">
            <text:p>14518951607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789" calcext:value-type="float">
            <text:p>145189516078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819" calcext:value-type="float">
            <text:p>14518951608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921" calcext:value-type="float">
            <text:p>14518951609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926" calcext:value-type="float">
            <text:p>14518951609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6948818897638" calcext:value-type="float">
            <text:p>6,469488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0956" calcext:value-type="float">
            <text:p>14518951609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8599137931035" calcext:value-type="float">
            <text:p>8,4859913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029" calcext:value-type="float">
            <text:p>145189516102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062" calcext:value-type="float">
            <text:p>14518951610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114" calcext:value-type="float">
            <text:p>14518951611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162" calcext:value-type="float">
            <text:p>1451895161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211" calcext:value-type="float">
            <text:p>1451895161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256" calcext:value-type="float">
            <text:p>14518951612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04310344828" calcext:value-type="float">
            <text:p>7,44504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320" calcext:value-type="float">
            <text:p>14518951613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4354838709677" calcext:value-type="float">
            <text:p>6,9435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364" calcext:value-type="float">
            <text:p>14518951613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3029661016949" calcext:value-type="float">
            <text:p>7,6302966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413" calcext:value-type="float">
            <text:p>1451895161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09" calcext:value-type="float">
            <text:p>6,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464" calcext:value-type="float">
            <text:p>14518951614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504" calcext:value-type="float">
            <text:p>14518951615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586" calcext:value-type="float">
            <text:p>145189516158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607" calcext:value-type="float">
            <text:p>1451895161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669" calcext:value-type="float">
            <text:p>14518951616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723" calcext:value-type="float">
            <text:p>14518951617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763" calcext:value-type="float">
            <text:p>14518951617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803" calcext:value-type="float">
            <text:p>14518951618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865" calcext:value-type="float">
            <text:p>14518951618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905" calcext:value-type="float">
            <text:p>145189516190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1969" calcext:value-type="float">
            <text:p>14518951619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019" calcext:value-type="float">
            <text:p>14518951620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051" calcext:value-type="float">
            <text:p>14518951620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110" calcext:value-type="float">
            <text:p>1451895162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148" calcext:value-type="float">
            <text:p>1451895162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202" calcext:value-type="float">
            <text:p>14518951622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266" calcext:value-type="float">
            <text:p>14518951622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329" calcext:value-type="float">
            <text:p>145189516232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361" calcext:value-type="float">
            <text:p>14518951623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407" calcext:value-type="float">
            <text:p>1451895162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472" calcext:value-type="float">
            <text:p>14518951624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509" calcext:value-type="float">
            <text:p>14518951625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564" calcext:value-type="float">
            <text:p>14518951625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613" calcext:value-type="float">
            <text:p>1451895162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3486842105263" calcext:value-type="float">
            <text:p>8,6348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659" calcext:value-type="float">
            <text:p>1451895162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570247933884" calcext:value-type="float">
            <text:p>7,115702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700" calcext:value-type="float">
            <text:p>14518951627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766" calcext:value-type="float">
            <text:p>14518951627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821" calcext:value-type="float">
            <text:p>14518951628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867" calcext:value-type="float">
            <text:p>14518951628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901" calcext:value-type="float">
            <text:p>14518951629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2947" calcext:value-type="float">
            <text:p>14518951629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014" calcext:value-type="float">
            <text:p>14518951630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890625" calcext:value-type="float">
            <text:p>8,78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051" calcext:value-type="float">
            <text:p>14518951630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113" calcext:value-type="float">
            <text:p>14518951631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2012195121951" calcext:value-type="float">
            <text:p>7,3201219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157" calcext:value-type="float">
            <text:p>14518951631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4269911504425" calcext:value-type="float">
            <text:p>7,64269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226" calcext:value-type="float">
            <text:p>14518951632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032110091743" calcext:value-type="float">
            <text:p>8,260321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268" calcext:value-type="float">
            <text:p>14518951632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310" calcext:value-type="float">
            <text:p>1451895163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371" calcext:value-type="float">
            <text:p>14518951633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402" calcext:value-type="float">
            <text:p>14518951634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461" calcext:value-type="float">
            <text:p>14518951634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523" calcext:value-type="float">
            <text:p>14518951635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548" calcext:value-type="float">
            <text:p>1451895163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6108870967742" calcext:value-type="float">
            <text:p>7,26108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604" calcext:value-type="float">
            <text:p>14518951636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646" calcext:value-type="float">
            <text:p>14518951636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716" calcext:value-type="float">
            <text:p>14518951637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773" calcext:value-type="float">
            <text:p>14518951637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801" calcext:value-type="float">
            <text:p>14518951638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1128318584071" calcext:value-type="float">
            <text:p>8,7112831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853" calcext:value-type="float">
            <text:p>14518951638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901" calcext:value-type="float">
            <text:p>14518951639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3963" calcext:value-type="float">
            <text:p>1451895163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015" calcext:value-type="float">
            <text:p>14518951640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8599137931035" calcext:value-type="float">
            <text:p>8,4859913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070" calcext:value-type="float">
            <text:p>14518951640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100" calcext:value-type="float">
            <text:p>1451895164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161" calcext:value-type="float">
            <text:p>1451895164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207" calcext:value-type="float">
            <text:p>1451895164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248" calcext:value-type="float">
            <text:p>14518951642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310" calcext:value-type="float">
            <text:p>1451895164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361" calcext:value-type="float">
            <text:p>14518951643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406" calcext:value-type="float">
            <text:p>14518951644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470" calcext:value-type="float">
            <text:p>14518951644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519" calcext:value-type="float">
            <text:p>14518951645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65625" calcext:value-type="float">
            <text:p>6,72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557" calcext:value-type="float">
            <text:p>1451895164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613" calcext:value-type="float">
            <text:p>1451895164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657" calcext:value-type="float">
            <text:p>1451895164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713" calcext:value-type="float">
            <text:p>14518951647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761" calcext:value-type="float">
            <text:p>1451895164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807" calcext:value-type="float">
            <text:p>14518951648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870" calcext:value-type="float">
            <text:p>14518951648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913" calcext:value-type="float">
            <text:p>14518951649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4946" calcext:value-type="float">
            <text:p>14518951649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823529411765" calcext:value-type="float">
            <text:p>7,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018" calcext:value-type="float">
            <text:p>14518951650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073" calcext:value-type="float">
            <text:p>14518951650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100" calcext:value-type="float">
            <text:p>145189516510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160" calcext:value-type="float">
            <text:p>1451895165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9410377358491" calcext:value-type="float">
            <text:p>8,4941037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219" calcext:value-type="float">
            <text:p>14518951652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268" calcext:value-type="float">
            <text:p>14518951652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283185840708" calcext:value-type="float">
            <text:p>8,3628318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309" calcext:value-type="float">
            <text:p>1451895165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362" calcext:value-type="float">
            <text:p>1451895165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407" calcext:value-type="float">
            <text:p>1451895165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8012295081967" calcext:value-type="float">
            <text:p>7,3801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462" calcext:value-type="float">
            <text:p>14518951654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510" calcext:value-type="float">
            <text:p>1451895165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565" calcext:value-type="float">
            <text:p>14518951655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316513761468" calcext:value-type="float">
            <text:p>7,9231651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610" calcext:value-type="float">
            <text:p>1451895165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661" calcext:value-type="float">
            <text:p>14518951656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710" calcext:value-type="float">
            <text:p>1451895165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764" calcext:value-type="float">
            <text:p>14518951657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812" calcext:value-type="float">
            <text:p>14518951658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854" calcext:value-type="float">
            <text:p>14518951658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911" calcext:value-type="float">
            <text:p>14518951659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5956" calcext:value-type="float">
            <text:p>14518951659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022" calcext:value-type="float">
            <text:p>14518951660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056" calcext:value-type="float">
            <text:p>14518951660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121" calcext:value-type="float">
            <text:p>14518951661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954545454545" calcext:value-type="float">
            <text:p>6,729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162" calcext:value-type="float">
            <text:p>1451895166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207" calcext:value-type="float">
            <text:p>1451895166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316513761468" calcext:value-type="float">
            <text:p>7,9231651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249" calcext:value-type="float">
            <text:p>14518951662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9410377358491" calcext:value-type="float">
            <text:p>8,4941037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307" calcext:value-type="float">
            <text:p>1451895166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354" calcext:value-type="float">
            <text:p>14518951663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413" calcext:value-type="float">
            <text:p>1451895166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457" calcext:value-type="float">
            <text:p>14518951664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644736842105" calcext:value-type="float">
            <text:p>8,2664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512" calcext:value-type="float">
            <text:p>1451895166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563" calcext:value-type="float">
            <text:p>14518951665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610" calcext:value-type="float">
            <text:p>1451895166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656" calcext:value-type="float">
            <text:p>14518951666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724" calcext:value-type="float">
            <text:p>14518951667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760" calcext:value-type="float">
            <text:p>14518951667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812" calcext:value-type="float">
            <text:p>14518951668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855" calcext:value-type="float">
            <text:p>14518951668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907" calcext:value-type="float">
            <text:p>14518951669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6966" calcext:value-type="float">
            <text:p>14518951669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007" calcext:value-type="float">
            <text:p>14518951670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053" calcext:value-type="float">
            <text:p>14518951670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3680555555556" calcext:value-type="float">
            <text:p>8,33680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113" calcext:value-type="float">
            <text:p>14518951671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1822429906542" calcext:value-type="float">
            <text:p>6,9182242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159" calcext:value-type="float">
            <text:p>14518951671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197" calcext:value-type="float">
            <text:p>14518951671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2040441176471" calcext:value-type="float">
            <text:p>6,620404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260" calcext:value-type="float">
            <text:p>1451895167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315" calcext:value-type="float">
            <text:p>14518951673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366" calcext:value-type="float">
            <text:p>14518951673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418" calcext:value-type="float">
            <text:p>14518951674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765486725664" calcext:value-type="float">
            <text:p>6,5276548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453" calcext:value-type="float">
            <text:p>14518951674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512" calcext:value-type="float">
            <text:p>1451895167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561" calcext:value-type="float">
            <text:p>14518951675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614" calcext:value-type="float">
            <text:p>14518951676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659" calcext:value-type="float">
            <text:p>1451895167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4583333333333" calcext:value-type="float">
            <text:p>7,145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721" calcext:value-type="float">
            <text:p>14518951677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765" calcext:value-type="float">
            <text:p>1451895167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0408653846154" calcext:value-type="float">
            <text:p>8,304086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798" calcext:value-type="float">
            <text:p>14518951677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856" calcext:value-type="float">
            <text:p>14518951678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917" calcext:value-type="float">
            <text:p>145189516791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692307692308" calcext:value-type="float">
            <text:p>8,0769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7960" calcext:value-type="float">
            <text:p>1451895167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016" calcext:value-type="float">
            <text:p>14518951680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071" calcext:value-type="float">
            <text:p>14518951680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4740566037736" calcext:value-type="float">
            <text:p>8,1474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099" calcext:value-type="float">
            <text:p>14518951680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164" calcext:value-type="float">
            <text:p>14518951681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213" calcext:value-type="float">
            <text:p>14518951682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257" calcext:value-type="float">
            <text:p>14518951682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313" calcext:value-type="float">
            <text:p>14518951683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358" calcext:value-type="float">
            <text:p>14518951683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407" calcext:value-type="float">
            <text:p>14518951684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463" calcext:value-type="float">
            <text:p>14518951684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188679245283" calcext:value-type="float">
            <text:p>8,518867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513" calcext:value-type="float">
            <text:p>14518951685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564" calcext:value-type="float">
            <text:p>14518951685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607" calcext:value-type="float">
            <text:p>14518951686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9139344262295" calcext:value-type="float">
            <text:p>8,3913934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662" calcext:value-type="float">
            <text:p>1451895168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707" calcext:value-type="float">
            <text:p>14518951687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747" calcext:value-type="float">
            <text:p>14518951687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808" calcext:value-type="float">
            <text:p>14518951688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876" calcext:value-type="float">
            <text:p>14518951688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919" calcext:value-type="float">
            <text:p>14518951689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5745192307692" calcext:value-type="float">
            <text:p>8,657451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8964" calcext:value-type="float">
            <text:p>14518951689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003" calcext:value-type="float">
            <text:p>14518951690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8012295081967" calcext:value-type="float">
            <text:p>7,3801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057" calcext:value-type="float">
            <text:p>1451895169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099" calcext:value-type="float">
            <text:p>14518951690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04310344828" calcext:value-type="float">
            <text:p>7,44504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163" calcext:value-type="float">
            <text:p>14518951691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75" calcext:value-type="float">
            <text:p>8,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208" calcext:value-type="float">
            <text:p>14518951692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263" calcext:value-type="float">
            <text:p>14518951692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314" calcext:value-type="float">
            <text:p>14518951693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347" calcext:value-type="float">
            <text:p>14518951693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416" calcext:value-type="float">
            <text:p>14518951694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476" calcext:value-type="float">
            <text:p>14518951694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516" calcext:value-type="float">
            <text:p>14518951695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584" calcext:value-type="float">
            <text:p>145189516958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7565789473684" calcext:value-type="float">
            <text:p>7,5756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602" calcext:value-type="float">
            <text:p>14518951696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660" calcext:value-type="float">
            <text:p>1451895169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697" calcext:value-type="float">
            <text:p>14518951696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765" calcext:value-type="float">
            <text:p>14518951697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810" calcext:value-type="float">
            <text:p>1451895169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860" calcext:value-type="float">
            <text:p>1451895169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910" calcext:value-type="float">
            <text:p>1451895169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69960" calcext:value-type="float">
            <text:p>1451895169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010" calcext:value-type="float">
            <text:p>1451895170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721774193548" calcext:value-type="float">
            <text:p>8,27721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060" calcext:value-type="float">
            <text:p>14518951700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110" calcext:value-type="float">
            <text:p>1451895170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160" calcext:value-type="float">
            <text:p>14518951701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210" calcext:value-type="float">
            <text:p>14518951702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260" calcext:value-type="float">
            <text:p>14518951702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310" calcext:value-type="float">
            <text:p>14518951703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5978260869565" calcext:value-type="float">
            <text:p>8,55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360" calcext:value-type="float">
            <text:p>14518951703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410" calcext:value-type="float">
            <text:p>1451895170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644736842105" calcext:value-type="float">
            <text:p>8,2664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460" calcext:value-type="float">
            <text:p>14518951704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510" calcext:value-type="float">
            <text:p>1451895170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6644736842105" calcext:value-type="float">
            <text:p>8,2664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560" calcext:value-type="float">
            <text:p>14518951705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040540540541" calcext:value-type="float">
            <text:p>7,780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610" calcext:value-type="float">
            <text:p>1451895170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660" calcext:value-type="float">
            <text:p>1451895170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710" calcext:value-type="float">
            <text:p>1451895170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760" calcext:value-type="float">
            <text:p>14518951707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810" calcext:value-type="float">
            <text:p>14518951708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860" calcext:value-type="float">
            <text:p>14518951708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910" calcext:value-type="float">
            <text:p>1451895170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0960" calcext:value-type="float">
            <text:p>14518951709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8822314049587" calcext:value-type="float">
            <text:p>7,788223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010" calcext:value-type="float">
            <text:p>1451895171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061" calcext:value-type="float">
            <text:p>14518951710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111" calcext:value-type="float">
            <text:p>14518951711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161" calcext:value-type="float">
            <text:p>1451895171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211" calcext:value-type="float">
            <text:p>14518951712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261" calcext:value-type="float">
            <text:p>14518951712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311" calcext:value-type="float">
            <text:p>1451895171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361" calcext:value-type="float">
            <text:p>14518951713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411" calcext:value-type="float">
            <text:p>14518951714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461" calcext:value-type="float">
            <text:p>14518951714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3463114754098" calcext:value-type="float">
            <text:p>6,734631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507" calcext:value-type="float">
            <text:p>14518951715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547" calcext:value-type="float">
            <text:p>14518951715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616" calcext:value-type="float">
            <text:p>14518951716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71128318584071" calcext:value-type="float">
            <text:p>8,7112831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674" calcext:value-type="float">
            <text:p>14518951716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715" calcext:value-type="float">
            <text:p>14518951717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758" calcext:value-type="float">
            <text:p>14518951717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798" calcext:value-type="float">
            <text:p>14518951717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868" calcext:value-type="float">
            <text:p>14518951718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5416666666667" calcext:value-type="float">
            <text:p>6,854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906" calcext:value-type="float">
            <text:p>14518951719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1974" calcext:value-type="float">
            <text:p>14518951719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448717948718" calcext:value-type="float">
            <text:p>8,05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015" calcext:value-type="float">
            <text:p>14518951720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055" calcext:value-type="float">
            <text:p>14518951720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101" calcext:value-type="float">
            <text:p>14518951721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146" calcext:value-type="float">
            <text:p>14518951721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39224137931" calcext:value-type="float">
            <text:p>8,12392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223" calcext:value-type="float">
            <text:p>14518951722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261" calcext:value-type="float">
            <text:p>14518951722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309" calcext:value-type="float">
            <text:p>1451895172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362" calcext:value-type="float">
            <text:p>1451895172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410" calcext:value-type="float">
            <text:p>14518951724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461" calcext:value-type="float">
            <text:p>14518951724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41471962616822" calcext:value-type="float">
            <text:p>8,4147196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499" calcext:value-type="float">
            <text:p>14518951724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68932038835" calcext:value-type="float">
            <text:p>7,186893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557" calcext:value-type="float">
            <text:p>14518951725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616" calcext:value-type="float">
            <text:p>14518951726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617647058824" calcext:value-type="float">
            <text:p>7,566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669" calcext:value-type="float">
            <text:p>14518951726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715" calcext:value-type="float">
            <text:p>14518951727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7126168224299" calcext:value-type="float">
            <text:p>8,0712616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757" calcext:value-type="float">
            <text:p>1451895172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813" calcext:value-type="float">
            <text:p>1451895172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869" calcext:value-type="float">
            <text:p>14518951728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3513513513514" calcext:value-type="float">
            <text:p>8,13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910" calcext:value-type="float">
            <text:p>1451895172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0723684210526" calcext:value-type="float">
            <text:p>7,207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2956" calcext:value-type="float">
            <text:p>14518951729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026" calcext:value-type="float">
            <text:p>14518951730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072" calcext:value-type="float">
            <text:p>14518951730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8947368421053" calcext:value-type="float">
            <text:p>6,789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112" calcext:value-type="float">
            <text:p>14518951731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161" calcext:value-type="float">
            <text:p>1451895173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204" calcext:value-type="float">
            <text:p>145189517320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265" calcext:value-type="float">
            <text:p>145189517326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307" calcext:value-type="float">
            <text:p>14518951733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371" calcext:value-type="float">
            <text:p>14518951733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398" calcext:value-type="float">
            <text:p>14518951733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459" calcext:value-type="float">
            <text:p>14518951734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512" calcext:value-type="float">
            <text:p>14518951735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570247933884" calcext:value-type="float">
            <text:p>7,115702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546" calcext:value-type="float">
            <text:p>14518951735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25" calcext:value-type="float">
            <text:p>8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619" calcext:value-type="float">
            <text:p>14518951736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655" calcext:value-type="float">
            <text:p>145189517365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710" calcext:value-type="float">
            <text:p>1451895173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768" calcext:value-type="float">
            <text:p>14518951737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818" calcext:value-type="float">
            <text:p>14518951738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851" calcext:value-type="float">
            <text:p>14518951738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903" calcext:value-type="float">
            <text:p>14518951739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951" calcext:value-type="float">
            <text:p>14518951739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3999" calcext:value-type="float">
            <text:p>14518951739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0909090909091" calcext:value-type="float">
            <text:p>8,2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061" calcext:value-type="float">
            <text:p>14518951740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109" calcext:value-type="float">
            <text:p>14518951741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157" calcext:value-type="float">
            <text:p>14518951741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219" calcext:value-type="float">
            <text:p>14518951742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253" calcext:value-type="float">
            <text:p>14518951742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313" calcext:value-type="float">
            <text:p>14518951743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362" calcext:value-type="float">
            <text:p>1451895174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413" calcext:value-type="float">
            <text:p>1451895174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453" calcext:value-type="float">
            <text:p>14518951744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4883720930233" calcext:value-type="float">
            <text:p>6,3488372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496" calcext:value-type="float">
            <text:p>14518951744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9652777777778" calcext:value-type="float">
            <text:p>7,9965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569" calcext:value-type="float">
            <text:p>14518951745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606" calcext:value-type="float">
            <text:p>14518951746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659" calcext:value-type="float">
            <text:p>14518951746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696" calcext:value-type="float">
            <text:p>14518951746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770" calcext:value-type="float">
            <text:p>1451895174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1009615384615" calcext:value-type="float">
            <text:p>6,3100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811" calcext:value-type="float">
            <text:p>14518951748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858" calcext:value-type="float">
            <text:p>14518951748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921" calcext:value-type="float">
            <text:p>14518951749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8552631578947" calcext:value-type="float">
            <text:p>7,085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4946" calcext:value-type="float">
            <text:p>14518951749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023" calcext:value-type="float">
            <text:p>145189517502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063" calcext:value-type="float">
            <text:p>14518951750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108" calcext:value-type="float">
            <text:p>14518951751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151" calcext:value-type="float">
            <text:p>145189517515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206" calcext:value-type="float">
            <text:p>1451895175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8440366972477" calcext:value-type="float">
            <text:p>8,284403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273" calcext:value-type="float">
            <text:p>145189517527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309" calcext:value-type="float">
            <text:p>14518951753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4354838709677" calcext:value-type="float">
            <text:p>6,9435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364" calcext:value-type="float">
            <text:p>14518951753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413" calcext:value-type="float">
            <text:p>14518951754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466" calcext:value-type="float">
            <text:p>14518951754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15533980582524" calcext:value-type="float">
            <text:p>8,155339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506" calcext:value-type="float">
            <text:p>14518951755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576" calcext:value-type="float">
            <text:p>14518951755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84806034482759" calcext:value-type="float">
            <text:p>8,8480603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611" calcext:value-type="float">
            <text:p>14518951756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657" calcext:value-type="float">
            <text:p>1451895175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3018867924528" calcext:value-type="float">
            <text:p>7,330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696" calcext:value-type="float">
            <text:p>14518951756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778" calcext:value-type="float">
            <text:p>145189517577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815" calcext:value-type="float">
            <text:p>145189517581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853" calcext:value-type="float">
            <text:p>14518951758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896" calcext:value-type="float">
            <text:p>14518951758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5969" calcext:value-type="float">
            <text:p>14518951759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010" calcext:value-type="float">
            <text:p>14518951760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072" calcext:value-type="float">
            <text:p>14518951760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112" calcext:value-type="float">
            <text:p>14518951761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162" calcext:value-type="float">
            <text:p>14518951761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206" calcext:value-type="float">
            <text:p>14518951762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262" calcext:value-type="float">
            <text:p>14518951762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312" calcext:value-type="float">
            <text:p>14518951763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362" calcext:value-type="float">
            <text:p>1451895176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412" calcext:value-type="float">
            <text:p>14518951764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457" calcext:value-type="float">
            <text:p>14518951764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03860294117647" calcext:value-type="float">
            <text:p>7,03860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510" calcext:value-type="float">
            <text:p>1451895176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574" calcext:value-type="float">
            <text:p>145189517657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613" calcext:value-type="float">
            <text:p>14518951766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660" calcext:value-type="float">
            <text:p>145189517666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726" calcext:value-type="float">
            <text:p>145189517672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6185344827586" calcext:value-type="float">
            <text:p>7,76185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768" calcext:value-type="float">
            <text:p>14518951767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830" calcext:value-type="float">
            <text:p>145189517683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852" calcext:value-type="float">
            <text:p>14518951768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916" calcext:value-type="float">
            <text:p>14518951769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6958" calcext:value-type="float">
            <text:p>145189517695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020" calcext:value-type="float">
            <text:p>14518951770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052" calcext:value-type="float">
            <text:p>14518951770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0202702702703" calcext:value-type="float">
            <text:p>7,402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110" calcext:value-type="float">
            <text:p>14518951771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167" calcext:value-type="float">
            <text:p>14518951771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5088495575221" calcext:value-type="float">
            <text:p>6,5508849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209" calcext:value-type="float">
            <text:p>14518951772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275" calcext:value-type="float">
            <text:p>145189517727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312" calcext:value-type="float">
            <text:p>14518951773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349" calcext:value-type="float">
            <text:p>145189517734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401" calcext:value-type="float">
            <text:p>14518951774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456" calcext:value-type="float">
            <text:p>14518951774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510" calcext:value-type="float">
            <text:p>14518951775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556" calcext:value-type="float">
            <text:p>14518951775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4097222222222" calcext:value-type="float">
            <text:p>6,4409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628" calcext:value-type="float">
            <text:p>145189517762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66891891891892" calcext:value-type="float">
            <text:p>6,6689189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667" calcext:value-type="float">
            <text:p>145189517766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390625" calcext:value-type="float">
            <text:p>8,03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706" calcext:value-type="float">
            <text:p>14518951777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872641509434" calcext:value-type="float">
            <text:p>6,587264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766" calcext:value-type="float">
            <text:p>14518951777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816" calcext:value-type="float">
            <text:p>14518951778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2316513761468" calcext:value-type="float">
            <text:p>7,9231651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876" calcext:value-type="float">
            <text:p>145189517787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927" calcext:value-type="float">
            <text:p>14518951779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7966" calcext:value-type="float">
            <text:p>14518951779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008" calcext:value-type="float">
            <text:p>1451895178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056" calcext:value-type="float">
            <text:p>14518951780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107" calcext:value-type="float">
            <text:p>14518951781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823529411765" calcext:value-type="float">
            <text:p>7,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161" calcext:value-type="float">
            <text:p>14518951781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218" calcext:value-type="float">
            <text:p>14518951782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252" calcext:value-type="float">
            <text:p>14518951782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313" calcext:value-type="float">
            <text:p>14518951783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361" calcext:value-type="float">
            <text:p>14518951783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408" calcext:value-type="float">
            <text:p>14518951784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446" calcext:value-type="float">
            <text:p>14518951784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522" calcext:value-type="float">
            <text:p>14518951785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548" calcext:value-type="float">
            <text:p>14518951785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610" calcext:value-type="float">
            <text:p>14518951786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672" calcext:value-type="float">
            <text:p>145189517867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5117924528302" calcext:value-type="float">
            <text:p>7,751179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713" calcext:value-type="float">
            <text:p>14518951787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1985294117647" calcext:value-type="float">
            <text:p>6,819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761" calcext:value-type="float">
            <text:p>1451895178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797" calcext:value-type="float">
            <text:p>14518951787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875" calcext:value-type="float">
            <text:p>1451895178875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927" calcext:value-type="float">
            <text:p>145189517892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1778846153846" calcext:value-type="float">
            <text:p>7,11778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950" calcext:value-type="float">
            <text:p>14518951789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8997" calcext:value-type="float">
            <text:p>14518951789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053" calcext:value-type="float">
            <text:p>14518951790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099" calcext:value-type="float">
            <text:p>145189517909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168" calcext:value-type="float">
            <text:p>145189517916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212" calcext:value-type="float">
            <text:p>14518951792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257" calcext:value-type="float">
            <text:p>14518951792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9625" calcext:value-type="float">
            <text:p>7,7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313" calcext:value-type="float">
            <text:p>14518951793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6720183486239" calcext:value-type="float">
            <text:p>6,767201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356" calcext:value-type="float">
            <text:p>14518951793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420" calcext:value-type="float">
            <text:p>145189517942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456" calcext:value-type="float">
            <text:p>14518951794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518" calcext:value-type="float">
            <text:p>14518951795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552" calcext:value-type="float">
            <text:p>145189517955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608" calcext:value-type="float">
            <text:p>14518951796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7135922330097" calcext:value-type="float">
            <text:p>6,371359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669" calcext:value-type="float">
            <text:p>14518951796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37135922330097" calcext:value-type="float">
            <text:p>6,371359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701" calcext:value-type="float">
            <text:p>14518951797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4227941176471" calcext:value-type="float">
            <text:p>8,04227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770" calcext:value-type="float">
            <text:p>14518951797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0116822429907" calcext:value-type="float">
            <text:p>6,501168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806" calcext:value-type="float">
            <text:p>14518951798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866" calcext:value-type="float">
            <text:p>145189517986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914" calcext:value-type="float">
            <text:p>14518951799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79957" calcext:value-type="float">
            <text:p>14518951799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52765486725664" calcext:value-type="float">
            <text:p>6,5276548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018" calcext:value-type="float">
            <text:p>145189518001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4216101694915" calcext:value-type="float">
            <text:p>8,342161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057" calcext:value-type="float">
            <text:p>14518951800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121" calcext:value-type="float">
            <text:p>145189518012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148" calcext:value-type="float">
            <text:p>1451895180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209" calcext:value-type="float">
            <text:p>145189518020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262" calcext:value-type="float">
            <text:p>14518951802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316" calcext:value-type="float">
            <text:p>145189518031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361" calcext:value-type="float">
            <text:p>14518951803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401" calcext:value-type="float">
            <text:p>14518951804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453" calcext:value-type="float">
            <text:p>145189518045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498" calcext:value-type="float">
            <text:p>145189518049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547" calcext:value-type="float">
            <text:p>145189518054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596" calcext:value-type="float">
            <text:p>145189518059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670" calcext:value-type="float">
            <text:p>14518951806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710" calcext:value-type="float">
            <text:p>14518951807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761" calcext:value-type="float">
            <text:p>145189518076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802" calcext:value-type="float">
            <text:p>14518951808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857" calcext:value-type="float">
            <text:p>14518951808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897" calcext:value-type="float">
            <text:p>145189518089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0963" calcext:value-type="float">
            <text:p>1451895180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008" calcext:value-type="float">
            <text:p>1451895181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069" calcext:value-type="float">
            <text:p>145189518106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101" calcext:value-type="float">
            <text:p>145189518110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148" calcext:value-type="float">
            <text:p>145189518114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207" calcext:value-type="float">
            <text:p>14518951812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3.99626865671642" calcext:value-type="float">
            <text:p>3,9962686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264" calcext:value-type="float">
            <text:p>14518951812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67403846153846" calcext:value-type="float">
            <text:p>5,6740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314" calcext:value-type="float">
            <text:p>14518951813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362" calcext:value-type="float">
            <text:p>14518951813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414" calcext:value-type="float">
            <text:p>14518951814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454" calcext:value-type="float">
            <text:p>14518951814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502" calcext:value-type="float">
            <text:p>145189518150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564" calcext:value-type="float">
            <text:p>145189518156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619" calcext:value-type="float">
            <text:p>145189518161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08738938053097" calcext:value-type="float">
            <text:p>5,087389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657" calcext:value-type="float">
            <text:p>14518951816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1328125" calcext:value-type="float">
            <text:p>5,132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707" calcext:value-type="float">
            <text:p>145189518170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763" calcext:value-type="float">
            <text:p>14518951817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59375" calcext:value-type="float">
            <text:p>4,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813" calcext:value-type="float">
            <text:p>14518951818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03483606557377" calcext:value-type="float">
            <text:p>5,034836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870" calcext:value-type="float">
            <text:p>145189518187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1328125" calcext:value-type="float">
            <text:p>5,132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910" calcext:value-type="float">
            <text:p>145189518191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1963" calcext:value-type="float">
            <text:p>145189518196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80752212389381" calcext:value-type="float">
            <text:p>5,8075221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008" calcext:value-type="float">
            <text:p>1451895182008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29861111111111" calcext:value-type="float">
            <text:p>5,2986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050" calcext:value-type="float">
            <text:p>145189518205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83823529411765" calcext:value-type="float">
            <text:p>4,83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106" calcext:value-type="float">
            <text:p>145189518210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180" calcext:value-type="float">
            <text:p>1451895182180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83088235294118" calcext:value-type="float">
            <text:p>4,8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214" calcext:value-type="float">
            <text:p>145189518221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16732283464567" calcext:value-type="float">
            <text:p>5,1673228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254" calcext:value-type="float">
            <text:p>145189518225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83088235294118" calcext:value-type="float">
            <text:p>4,8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311" calcext:value-type="float">
            <text:p>14518951823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095" calcext:value-type="float">
            <text:p>4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359" calcext:value-type="float">
            <text:p>1451895182359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08738938053097" calcext:value-type="float">
            <text:p>5,087389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411" calcext:value-type="float">
            <text:p>145189518241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446" calcext:value-type="float">
            <text:p>145189518244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71570796460177" calcext:value-type="float">
            <text:p>4,7157079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524" calcext:value-type="float">
            <text:p>1451895182524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556" calcext:value-type="float">
            <text:p>1451895182556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75103305785124" calcext:value-type="float">
            <text:p>4,7510330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622" calcext:value-type="float">
            <text:p>145189518262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36782786885246" calcext:value-type="float">
            <text:p>4,3678278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662" calcext:value-type="float">
            <text:p>145189518266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703" calcext:value-type="float">
            <text:p>145189518270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4.599" calcext:value-type="float">
            <text:p>4,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757" calcext:value-type="float">
            <text:p>1451895182757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2.20096153846154" calcext:value-type="float">
            <text:p>2,2009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812" calcext:value-type="float">
            <text:p>1451895182812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.348451327433628" calcext:value-type="float">
            <text:p>0,348451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871" calcext:value-type="float">
            <text:p>1451895182871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9d6b9-47ac-4b2f-9abb-3c0079c76835</text:p>
          </table:table-cell>
          <table:table-cell office:value-type="float" office:value="1451895182913" calcext:value-type="float">
            <text:p>1451895182913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2956" calcext:value-type="float">
            <text:p>1452956832956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3.90909090909091" calcext:value-type="float">
            <text:p>3,9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010" calcext:value-type="float">
            <text:p>1452956833010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78772189349112" calcext:value-type="float">
            <text:p>6,7877218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056" calcext:value-type="float">
            <text:p>1452956833056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72222222222222" calcext:value-type="float">
            <text:p>6,72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110" calcext:value-type="float">
            <text:p>1452956833110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99485294117647" calcext:value-type="float">
            <text:p>6,9948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141" calcext:value-type="float">
            <text:p>1452956833141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328125" calcext:value-type="float">
            <text:p>7,32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188" calcext:value-type="float">
            <text:p>1452956833188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257" calcext:value-type="float">
            <text:p>1452956833257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41176470588235" calcext:value-type="float">
            <text:p>7,41176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310" calcext:value-type="float">
            <text:p>1452956833310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8.11363636363636" calcext:value-type="float">
            <text:p>8,11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342" calcext:value-type="float">
            <text:p>1452956833342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72123430962343" calcext:value-type="float">
            <text:p>7,7212343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389" calcext:value-type="float">
            <text:p>1452956833389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73879716981132" calcext:value-type="float">
            <text:p>7,7387971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458" calcext:value-type="float">
            <text:p>1452956833458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09776536312849" calcext:value-type="float">
            <text:p>7,0977653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511" calcext:value-type="float">
            <text:p>1452956833511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34393063583815" calcext:value-type="float">
            <text:p>7,3439306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542" calcext:value-type="float">
            <text:p>1452956833542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21036585365854" calcext:value-type="float">
            <text:p>6,210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589" calcext:value-type="float">
            <text:p>1452956833589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23245614035088" calcext:value-type="float">
            <text:p>6,2324561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658" calcext:value-type="float">
            <text:p>1452956833658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6376329787234" calcext:value-type="float">
            <text:p>7,63763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711" calcext:value-type="float">
            <text:p>1452956833711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78701117318436" calcext:value-type="float">
            <text:p>7,7870111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742" calcext:value-type="float">
            <text:p>1452956833742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95550847457627" calcext:value-type="float">
            <text:p>6,9555084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789" calcext:value-type="float">
            <text:p>1452956833789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546875" calcext:value-type="float">
            <text:p>7,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858" calcext:value-type="float">
            <text:p>1452956833858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44040697674419" calcext:value-type="float">
            <text:p>6,4404069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911" calcext:value-type="float">
            <text:p>1452956833911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8.12109375" calcext:value-type="float">
            <text:p>8,12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942" calcext:value-type="float">
            <text:p>1452956833942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9443832599119" calcext:value-type="float">
            <text:p>7,9443832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3989" calcext:value-type="float">
            <text:p>1452956833989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77547393364929" calcext:value-type="float">
            <text:p>7,7754739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058" calcext:value-type="float">
            <text:p>1452956834058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111" calcext:value-type="float">
            <text:p>1452956834111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142" calcext:value-type="float">
            <text:p>1452956834142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27394859813084" calcext:value-type="float">
            <text:p>7,2739485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211" calcext:value-type="float">
            <text:p>1452956834211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274" calcext:value-type="float">
            <text:p>1452956834274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6.71822033898305" calcext:value-type="float">
            <text:p>6,718220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274" calcext:value-type="float">
            <text:p>1452956834274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2.24318181818182" calcext:value-type="float">
            <text:p>2,24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350" calcext:value-type="float">
            <text:p>1452956834350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1ac1f0-f4b1-440e-89d5-565b99122d37</text:p>
          </table:table-cell>
          <table:table-cell office:value-type="float" office:value="1452956834408" calcext:value-type="float">
            <text:p>1452956834408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6:05:18.9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09:22:08.140000000</meta:creation-date>
    <dc:date>2016-01-16T16:13:39.646000000</dc:date>
    <meta:editing-duration>PT14M58S</meta:editing-duration>
    <meta:editing-cycles>2</meta:editing-cycles>
    <meta:generator>LibreOffice/5.0.4.2$Windows_x86 LibreOffice_project/2b9802c1994aa0b7dc6079e128979269cf95bc78</meta:generator>
    <meta:document-statistic meta:table-count="1" meta:cell-count="16627" meta:object-count="0"/>
  </office:meta>
</office:document-meta>
</file>